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ed1c24"/>
    </style:style>
    <style:style style:name="ce2" style:family="table-cell" style:parent-style-name="Default" style:data-style-name="N61"/>
    <style:style style:name="ce5" style:family="table-cell" style:parent-style-name="Default">
      <style:text-properties fo:color="#ed1c24"/>
    </style:style>
    <style:style style:name="ce6" style:family="table-cell" style:parent-style-name="Default" style:data-style-name="N61"/>
  </office:automatic-styles>
  <office:body>
    <office:spreadsheet>
      <table:table table:name="Agg_recombase" table:style-name="ta1" table:print="false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q_cuts <text:s text:c="27"/></text:p>
          </table:table-cell>
          <table:table-cell table:style-name="ce5" office:value-type="string" calcext:value-type="string">
            <text:p>A_pre <text:s text:c="14"/></text:p>
          </table:table-cell>
          <table:table-cell table:style-name="ce5" office:value-type="string" calcext:value-type="string">
            <text:p>B_pre <text:s text:c="14"/></text:p>
          </table:table-cell>
          <table:table-cell table:style-name="ce5" office:value-type="string" calcext:value-type="string">
            <text:p>BAU_pre <text:s text:c="12"/></text:p>
          </table:table-cell>
          <table:table-cell table:style-name="ce5" office:value-type="string" calcext:value-type="string">
            <text:p>A_post <text:s text:c="13"/></text:p>
          </table:table-cell>
          <table:table-cell table:style-name="ce5" office:value-type="string" calcext:value-type="string">
            <text:p>B_post <text:s text:c="13"/></text:p>
          </table:table-cell>
          <table:table-cell table:style-name="ce5" office:value-type="string" calcext:value-type="string">
            <text:p>BAU_post <text:s text:c="11"/></text:p>
          </table:table-cell>
          <table:table-cell table:style-name="ce5" office:value-type="string" calcext:value-type="string">
            <text:p>B_lift</text:p>
          </table:table-cell>
          <table:table-cell table:style-name="ce5" office:value-type="string" calcext:value-type="string">
            <text:p>A_lift</text:p>
          </table:table-cell>
          <table:table-cell table:style-name="ce5" office:value-type="string" calcext:value-type="string">
            <text:p>BAU_lift</text:p>
          </table:table-cell>
          <table:table-cell table:style-name="ce5" office:value-type="string" calcext:value-type="string">
            <text:p>group_id <text:s/></text:p>
          </table:table-cell>
          <table:table-cell table:style-name="ce5" office:value-type="string" calcext:value-type="string">
            <text:p>A <text:s text:c="2"/></text:p>
          </table:table-cell>
          <table:table-cell table:style-name="ce5" office:value-type="string" calcext:value-type="string">
            <text:p>B <text:s text:c="4"/></text:p>
          </table:table-cell>
          <table:table-cell table:style-name="ce5" office:value-type="string" calcext:value-type="string">
            <text:p>BAU <text:s text:c="2"/></text:p>
          </table:table-cell>
          <table:table-cell table:style-name="ce5" office:value-type="string" calcext:value-type="string">
            <text:p>prePeriod <text:s text:c="12"/></text:p>
          </table:table-cell>
          <table:table-cell table:style-name="ce5" office:value-type="string" calcext:value-type="string">
            <text:p>postPeriod <text:s text:c="11"/>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16352255.8239319" calcext:value-type="float">
            <text:p>1.64E+07</text:p>
          </table:table-cell>
          <table:table-cell table:style-name="ce6" office:value-type="float" office:value="13172403.7509311" calcext:value-type="float">
            <text:p>1.32E+07</text:p>
          </table:table-cell>
          <table:table-cell table:style-name="ce6" office:value-type="float" office:value="13279054.9431553" calcext:value-type="float">
            <text:p>1.33E+07</text:p>
          </table:table-cell>
          <table:table-cell table:style-name="ce6" office:value-type="float" office:value="13992689.1743955" calcext:value-type="float">
            <text:p>1.40E+07</text:p>
          </table:table-cell>
          <table:table-cell table:style-name="ce6" office:value-type="float" office:value="12201561.8271415" calcext:value-type="float">
            <text:p>1.22E+07</text:p>
          </table:table-cell>
          <table:table-cell table:style-name="ce6" office:value-type="float" office:value="12279348.2757385" calcext:value-type="float">
            <text:p>1.23E+07</text:p>
          </table:table-cell>
          <table:table-cell office:value-type="float" office:value="-7.37" calcext:value-type="float">
            <text:p>-7.37</text:p>
          </table:table-cell>
          <table:table-cell office:value-type="float" office:value="-14.43" calcext:value-type="float">
            <text:p>-14.43</text:p>
          </table:table-cell>
          <table:table-cell office:value-type="float" office:value="-7.53" calcext:value-type="float">
            <text:p>-7.53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32704970254385" calcext:value-type="float">
            <text:p>1.33</text:p>
          </table:table-cell>
          <table:table-cell office:value-type="float" office:value="1.46967527571764" calcext:value-type="float">
            <text:p>1.47</text:p>
          </table:table-cell>
          <table:table-cell office:value-type="float" office:value="1.46489166092317" calcext:value-type="float">
            <text:p>1.46</text:p>
          </table:table-cell>
          <table:table-cell office:value-type="float" office:value="2.15879566832601" calcext:value-type="float">
            <text:p>2.16</text:p>
          </table:table-cell>
          <table:table-cell office:value-type="float" office:value="1.46960002787762" calcext:value-type="float">
            <text:p>1.47</text:p>
          </table:table-cell>
          <table:table-cell office:value-type="float" office:value="1.49953094336567" calcext:value-type="float">
            <text:p>1.5</text:p>
          </table:table-cell>
          <table:table-cell office:value-type="float" office:value="-0.01" calcext:value-type="float">
            <text:p>-0.01</text:p>
          </table:table-cell>
          <table:table-cell office:value-type="float" office:value="62.68" calcext:value-type="float">
            <text:p>62.6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87.1189094171023" calcext:value-type="float">
            <text:p>87.12</text:p>
          </table:table-cell>
          <table:table-cell office:value-type="float" office:value="105.225239111281" calcext:value-type="float">
            <text:p>105.23</text:p>
          </table:table-cell>
          <table:table-cell office:value-type="float" office:value="104.617958771078" calcext:value-type="float">
            <text:p>104.62</text:p>
          </table:table-cell>
          <table:table-cell office:value-type="float" office:value="104.366485070981" calcext:value-type="float">
            <text:p>104.37</text:p>
          </table:table-cell>
          <table:table-cell office:value-type="float" office:value="88.0743692371408" calcext:value-type="float">
            <text:p>88.07</text:p>
          </table:table-cell>
          <table:table-cell office:value-type="float" office:value="88.7819157065685" calcext:value-type="float">
            <text:p>88.78</text:p>
          </table:table-cell>
          <table:table-cell office:value-type="float" office:value="-16.3" calcext:value-type="float">
            <text:p>-16.3</text:p>
          </table:table-cell>
          <table:table-cell office:value-type="float" office:value="19.8" calcext:value-type="float">
            <text:p>19.8</text:p>
          </table:table-cell>
          <table:table-cell office:value-type="float" office:value="-15.14" calcext:value-type="float">
            <text:p>-15.14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43074825.7556878" calcext:value-type="float">
            <text:p>4.31E+07</text:p>
          </table:table-cell>
          <table:table-cell table:style-name="ce6" office:value-type="float" office:value="32468703.1805241" calcext:value-type="float">
            <text:p>3.25E+07</text:p>
          </table:table-cell>
          <table:table-cell table:style-name="ce6" office:value-type="float" office:value="32726936.1930284" calcext:value-type="float">
            <text:p>3.27E+07</text:p>
          </table:table-cell>
          <table:table-cell table:style-name="ce6" office:value-type="float" office:value="29926872.6614958" calcext:value-type="float">
            <text:p>2.99E+07</text:p>
          </table:table-cell>
          <table:table-cell table:style-name="ce6" office:value-type="float" office:value="24640110.9185442" calcext:value-type="float">
            <text:p>2.46E+07</text:p>
          </table:table-cell>
          <table:table-cell table:style-name="ce6" office:value-type="float" office:value="24836019.6683429" calcext:value-type="float">
            <text:p>2.48E+07</text:p>
          </table:table-cell>
          <table:table-cell office:value-type="float" office:value="-24.11" calcext:value-type="float">
            <text:p>-24.11</text:p>
          </table:table-cell>
          <table:table-cell office:value-type="float" office:value="-30.52" calcext:value-type="float">
            <text:p>-30.52</text:p>
          </table:table-cell>
          <table:table-cell office:value-type="float" office:value="-24.11" calcext:value-type="float">
            <text:p>-24.11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1690.5097164898" calcext:value-type="float">
            <text:p>1690.51</text:p>
          </table:table-cell>
          <table:table-cell table:number-columns-repeated="2" office:value-type="float" office:value="1708.91641254327" calcext:value-type="float">
            <text:p>1708.92</text:p>
          </table:table-cell>
          <table:table-cell office:value-type="float" office:value="1867.6743283045" calcext:value-type="float">
            <text:p>1867.67</text:p>
          </table:table-cell>
          <table:table-cell office:value-type="float" office:value="1501.27946510593" calcext:value-type="float">
            <text:p>1501.28</text:p>
          </table:table-cell>
          <table:table-cell office:value-type="float" office:value="1511.61367919614" calcext:value-type="float">
            <text:p>1511.61</text:p>
          </table:table-cell>
          <table:table-cell office:value-type="float" office:value="-12.15" calcext:value-type="float">
            <text:p>-12.15</text:p>
          </table:table-cell>
          <table:table-cell office:value-type="float" office:value="10.48" calcext:value-type="float">
            <text:p>10.48</text:p>
          </table:table-cell>
          <table:table-cell office:value-type="float" office:value="-11.55" calcext:value-type="float">
            <text:p>-11.55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0.968773476498454" calcext:value-type="float">
            <text:p>0.97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29.3" calcext:value-type="float">
            <text:p>29.3</text:p>
          </table:table-cell>
          <table:table-cell office:value-type="float" office:value="61.63" calcext:value-type="float">
            <text:p>61.6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168.566584910731" calcext:value-type="float">
            <text:p>168.57</text:p>
          </table:table-cell>
          <table:table-cell office:value-type="float" office:value="210.223844400164" calcext:value-type="float">
            <text:p>210.22</text:p>
          </table:table-cell>
          <table:table-cell office:value-type="float" office:value="209.255070923666" calcext:value-type="float">
            <text:p>209.26</text:p>
          </table:table-cell>
          <table:table-cell office:value-type="float" office:value="148.43689329583" calcext:value-type="float">
            <text:p>148.44</text:p>
          </table:table-cell>
          <table:table-cell office:value-type="float" office:value="164.407951435255" calcext:value-type="float">
            <text:p>164.41</text:p>
          </table:table-cell>
          <table:table-cell office:value-type="float" office:value="163.468477427053" calcext:value-type="float">
            <text:p>163.47</text:p>
          </table:table-cell>
          <table:table-cell office:value-type="float" office:value="-21.79" calcext:value-type="float">
            <text:p>-21.79</text:p>
          </table:table-cell>
          <table:table-cell office:value-type="float" office:value="-11.94" calcext:value-type="float">
            <text:p>-11.94</text:p>
          </table:table-cell>
          <table:table-cell office:value-type="float" office:value="-21.88" calcext:value-type="float">
            <text:p>-21.88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4.84386738249227" calcext:value-type="float">
            <text:p>4.84</text:p>
          </table:table-cell>
          <table:table-cell office:value-type="float" office:value="39.7197125364366" calcext:value-type="float">
            <text:p>39.72</text:p>
          </table:table-cell>
          <table:table-cell office:value-type="float" office:value="38.7509390599382" calcext:value-type="float">
            <text:p>38.75</text:p>
          </table:table-cell>
          <table:table-cell office:value-type="float" office:value="16.9105321476262" calcext:value-type="float">
            <text:p>16.91</text:p>
          </table:table-cell>
          <table:table-cell office:value-type="float" office:value="29.1236942542452" calcext:value-type="float">
            <text:p>29.12</text:p>
          </table:table-cell>
          <table:table-cell office:value-type="float" office:value="28.1842202460437" calcext:value-type="float">
            <text:p>28.18</text:p>
          </table:table-cell>
          <table:table-cell office:value-type="float" office:value="-26.68" calcext:value-type="float">
            <text:p>-26.68</text:p>
          </table:table-cell>
          <table:table-cell office:value-type="float" office:value="249.11" calcext:value-type="float">
            <text:p>249.11</text:p>
          </table:table-cell>
          <table:table-cell office:value-type="float" office:value="-27.27" calcext:value-type="float">
            <text:p>-27.27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472.761456531246" calcext:value-type="float">
            <text:p>472.76</text:p>
          </table:table-cell>
          <table:table-cell table:number-columns-repeated="2" office:value-type="float" office:value="475.667776960741" calcext:value-type="float">
            <text:p>475.67</text:p>
          </table:table-cell>
          <table:table-cell office:value-type="float" office:value="512.952808477995" calcext:value-type="float">
            <text:p>512.95</text:p>
          </table:table-cell>
          <table:table-cell office:value-type="float" office:value="403.034349518425" calcext:value-type="float">
            <text:p>403.03</text:p>
          </table:table-cell>
          <table:table-cell office:value-type="float" office:value="406.792245551231" calcext:value-type="float">
            <text:p>406.79</text:p>
          </table:table-cell>
          <table:table-cell office:value-type="float" office:value="-15.27" calcext:value-type="float">
            <text:p>-15.27</text:p>
          </table:table-cell>
          <table:table-cell office:value-type="float" office:value="8.5" calcext:value-type="float">
            <text:p>8.5</text:p>
          </table:table-cell>
          <table:table-cell office:value-type="float" office:value="-14.48" calcext:value-type="float">
            <text:p>-14.48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937.54210137934" calcext:value-type="float">
            <text:p>1937.54</text:p>
          </table:table-cell>
          <table:table-cell office:value-type="float" office:value="4843.86733347233" calcext:value-type="float">
            <text:p>4843.87</text:p>
          </table:table-cell>
          <table:table-cell office:value-type="float" office:value="4843.86331558122" calcext:value-type="float">
            <text:p>4843.86</text:p>
          </table:table-cell>
          <table:table-cell office:value-type="float" office:value="8685.70025854476" calcext:value-type="float">
            <text:p>8685.7</text:p>
          </table:table-cell>
          <table:table-cell office:value-type="float" office:value="6396.87852184372" calcext:value-type="float">
            <text:p>6396.88</text:p>
          </table:table-cell>
          <table:table-cell office:value-type="float" office:value="6576.13280873105" calcext:value-type="float">
            <text:p>6576.13</text:p>
          </table:table-cell>
          <table:table-cell office:value-type="float" office:value="32.06" calcext:value-type="float">
            <text:p>32.06</text:p>
          </table:table-cell>
          <table:table-cell office:value-type="float" office:value="348.28" calcext:value-type="float">
            <text:p>348.28</text:p>
          </table:table-cell>
          <table:table-cell office:value-type="float" office:value="35.76" calcext:value-type="float">
            <text:p>35.76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5167599.99981679" calcext:value-type="float">
            <text:p>5167600</text:p>
          </table:table-cell>
          <table:table-cell office:value-type="float" office:value="7452280.28022959" calcext:value-type="float">
            <text:p>7452280.28</text:p>
          </table:table-cell>
          <table:table-cell office:value-type="float" office:value="7384746.71944955" calcext:value-type="float">
            <text:p>7384746.72</text:p>
          </table:table-cell>
          <table:table-cell office:value-type="float" office:value="4224091.97147278" calcext:value-type="float">
            <text:p>4224091.97</text:p>
          </table:table-cell>
          <table:table-cell office:value-type="float" office:value="5416059.59494094" calcext:value-type="float">
            <text:p>5416059.59</text:p>
          </table:table-cell>
          <table:table-cell office:value-type="float" office:value="5382333.96406891" calcext:value-type="float">
            <text:p>5382333.96</text:p>
          </table:table-cell>
          <table:table-cell office:value-type="float" office:value="-27.32" calcext:value-type="float">
            <text:p>-27.32</text:p>
          </table:table-cell>
          <table:table-cell office:value-type="float" office:value="-18.26" calcext:value-type="float">
            <text:p>-18.26</text:p>
          </table:table-cell>
          <table:table-cell office:value-type="float" office:value="-27.12" calcext:value-type="float">
            <text:p>-27.1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5.81264085899072" calcext:value-type="float">
            <text:p>5.81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19.19" calcext:value-type="float">
            <text:p>-19.19</text:p>
          </table:table-cell>
          <table:table-cell office:value-type="float" office:value="190.93" calcext:value-type="float">
            <text:p>190.93</text:p>
          </table:table-cell>
          <table:table-cell office:value-type="float" office:value="-19.19" calcext:value-type="float">
            <text:p>-19.19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5.81264085899072" calcext:value-type="float">
            <text:p>5.81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office:value-type="float" office:value="6.5763180574102" calcext:value-type="float">
            <text:p>6.58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3.02" calcext:value-type="float">
            <text:p>-3.02</text:p>
          </table:table-cell>
          <table:table-cell office:value-type="float" office:value="13.14" calcext:value-type="float">
            <text:p>13.14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96877.3476498454" calcext:value-type="float">
            <text:p>96877.35</text:p>
          </table:table-cell>
          <table:table-cell office:value-type="float" office:value="653502.859914502" calcext:value-type="float">
            <text:p>653502.86</text:p>
          </table:table-cell>
          <table:table-cell office:value-type="float" office:value="630999.463022288" calcext:value-type="float">
            <text:p>630999.46</text:p>
          </table:table-cell>
          <table:table-cell office:value-type="float" office:value="308354.158971882" calcext:value-type="float">
            <text:p>308354.16</text:p>
          </table:table-cell>
          <table:table-cell office:value-type="float" office:value="503780.347946321" calcext:value-type="float">
            <text:p>503780.35</text:p>
          </table:table-cell>
          <table:table-cell office:value-type="float" office:value="491086.550937106" calcext:value-type="float">
            <text:p>491086.55</text:p>
          </table:table-cell>
          <table:table-cell office:value-type="float" office:value="-22.91" calcext:value-type="float">
            <text:p>-22.91</text:p>
          </table:table-cell>
          <table:table-cell office:value-type="float" office:value="218.29" calcext:value-type="float">
            <text:p>218.29</text:p>
          </table:table-cell>
          <table:table-cell office:value-type="float" office:value="-22.17" calcext:value-type="float">
            <text:p>-22.17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8744.69191202188" calcext:value-type="float">
            <text:p>8744.69</text:p>
          </table:table-cell>
          <table:table-cell office:value-type="float" office:value="44970.4647790582" calcext:value-type="float">
            <text:p>44970.46</text:p>
          </table:table-cell>
          <table:table-cell office:value-type="float" office:value="42021.4214392493" calcext:value-type="float">
            <text:p>42021.42</text:p>
          </table:table-cell>
          <table:table-cell office:value-type="float" office:value="47349.4900133534" calcext:value-type="float">
            <text:p>47349.49</text:p>
          </table:table-cell>
          <table:table-cell office:value-type="float" office:value="45206.5967743463" calcext:value-type="float">
            <text:p>45206.6</text:p>
          </table:table-cell>
          <table:table-cell office:value-type="float" office:value="45403.8393423682" calcext:value-type="float">
            <text:p>45403.84</text:p>
          </table:table-cell>
          <table:table-cell office:value-type="float" office:value="0.53" calcext:value-type="float">
            <text:p>0.53</text:p>
          </table:table-cell>
          <table:table-cell office:value-type="float" office:value="441.47" calcext:value-type="float">
            <text:p>441.47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389131893.870981" calcext:value-type="float">
            <text:p>3.89E+08</text:p>
          </table:table-cell>
          <table:table-cell table:style-name="ce6" office:value-type="float" office:value="280364391.468804" calcext:value-type="float">
            <text:p>2.80E+08</text:p>
          </table:table-cell>
          <table:table-cell table:style-name="ce6" office:value-type="float" office:value="286310435.535583" calcext:value-type="float">
            <text:p>2.86E+08</text:p>
          </table:table-cell>
          <table:table-cell table:style-name="ce6" office:value-type="float" office:value="290716664.796053" calcext:value-type="float">
            <text:p>2.91E+08</text:p>
          </table:table-cell>
          <table:table-cell table:style-name="ce6" office:value-type="float" office:value="235925587.25952" calcext:value-type="float">
            <text:p>2.36E+08</text:p>
          </table:table-cell>
          <table:table-cell table:style-name="ce6" office:value-type="float" office:value="239382723.775473" calcext:value-type="float">
            <text:p>2.39E+08</text:p>
          </table:table-cell>
          <table:table-cell office:value-type="float" office:value="-15.85" calcext:value-type="float">
            <text:p>-15.85</text:p>
          </table:table-cell>
          <table:table-cell office:value-type="float" office:value="-25.29" calcext:value-type="float">
            <text:p>-25.29</text:p>
          </table:table-cell>
          <table:table-cell office:value-type="float" office:value="-16.39" calcext:value-type="float">
            <text:p>-16.39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616" calcext:value-type="float">
            <text:p>4616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6289" calcext:value-type="float">
            <text:p>10628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</table:table>
      <table:table table:name="recowise_recombase" table:style-name="ta1" table:print="false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q_cuts <text:s text:c="27"/></text:p>
          </table:table-cell>
          <table:table-cell table:style-name="ce5" office:value-type="string" calcext:value-type="string">
            <text:p>A_pre <text:s text:c="14"/></text:p>
          </table:table-cell>
          <table:table-cell table:style-name="ce5" office:value-type="string" calcext:value-type="string">
            <text:p>B_pre <text:s text:c="14"/></text:p>
          </table:table-cell>
          <table:table-cell table:style-name="ce5" office:value-type="string" calcext:value-type="string">
            <text:p>BAU_pre <text:s text:c="12"/></text:p>
          </table:table-cell>
          <table:table-cell table:style-name="ce5" office:value-type="string" calcext:value-type="string">
            <text:p>A_post <text:s text:c="13"/></text:p>
          </table:table-cell>
          <table:table-cell table:style-name="ce5" office:value-type="string" calcext:value-type="string">
            <text:p>B_post <text:s text:c="13"/></text:p>
          </table:table-cell>
          <table:table-cell table:style-name="ce5" office:value-type="string" calcext:value-type="string">
            <text:p>BAU_post <text:s text:c="11"/></text:p>
          </table:table-cell>
          <table:table-cell table:style-name="ce5" office:value-type="string" calcext:value-type="string">
            <text:p>B_lift</text:p>
          </table:table-cell>
          <table:table-cell table:style-name="ce5" office:value-type="string" calcext:value-type="string">
            <text:p>A_lift </text:p>
          </table:table-cell>
          <table:table-cell table:style-name="ce5" office:value-type="string" calcext:value-type="string">
            <text:p>BAU_lift</text:p>
          </table:table-cell>
          <table:table-cell table:style-name="ce5" office:value-type="string" calcext:value-type="string">
            <text:p>group_id <text:s/></text:p>
          </table:table-cell>
          <table:table-cell table:style-name="ce5" office:value-type="string" calcext:value-type="string">
            <text:p>A <text:s text:c="2"/></text:p>
          </table:table-cell>
          <table:table-cell table:style-name="ce5" office:value-type="string" calcext:value-type="string">
            <text:p>B <text:s text:c="3"/></text:p>
          </table:table-cell>
          <table:table-cell table:style-name="ce5" office:value-type="string" calcext:value-type="string">
            <text:p>BAU <text:s/></text:p>
          </table:table-cell>
          <table:table-cell table:style-name="ce5" office:value-type="string" calcext:value-type="string">
            <text:p>prePeriod <text:s text:c="12"/></text:p>
          </table:table-cell>
          <table:table-cell table:style-name="ce5" office:value-type="string" calcext:value-type="string">
            <text:p>postPeriod <text:s text:c="11"/></text:p>
          </table:table-cell>
          <table:table-cell table:style-name="ce5" office:value-type="string" calcext:value-type="string">
            <text:p>Reco_event_id</text:p>
          </table:table-cell>
          <table:table-cell table:style-name="ce5"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94836562.7992644" calcext:value-type="float">
            <text:p>9.48E+07</text:p>
          </table:table-cell>
          <table:table-cell table:style-name="ce6" office:value-type="float" office:value="33925034.1220079" calcext:value-type="float">
            <text:p>3.39E+07</text:p>
          </table:table-cell>
          <table:table-cell table:style-name="ce6" office:value-type="float" office:value="34951290.8994935" calcext:value-type="float">
            <text:p>3.50E+07</text:p>
          </table:table-cell>
          <table:table-cell table:style-name="ce6" office:value-type="float" office:value="102888905.536081" calcext:value-type="float">
            <text:p>1.03E+08</text:p>
          </table:table-cell>
          <table:table-cell table:style-name="ce6" office:value-type="float" office:value="28481182.1549505" calcext:value-type="float">
            <text:p>2.85E+07</text:p>
          </table:table-cell>
          <table:table-cell table:style-name="ce6" office:value-type="float" office:value="29669623.1277249" calcext:value-type="float">
            <text:p>2.97E+07</text:p>
          </table:table-cell>
          <table:table-cell office:value-type="float" office:value="-16.05" calcext:value-type="float">
            <text:p>-16.05</text:p>
          </table:table-cell>
          <table:table-cell office:value-type="float" office:value="8.49" calcext:value-type="float">
            <text:p>8.49</text:p>
          </table:table-cell>
          <table:table-cell office:value-type="float" office:value="-15.11" calcext:value-type="float">
            <text:p>-15.11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34566047.6888733" calcext:value-type="float">
            <text:p>3.46E+07</text:p>
          </table:table-cell>
          <table:table-cell table:style-name="ce6" office:value-type="float" office:value="20126296.4657482" calcext:value-type="float">
            <text:p>2.01E+07</text:p>
          </table:table-cell>
          <table:table-cell table:style-name="ce6" office:value-type="float" office:value="20372654.3567316" calcext:value-type="float">
            <text:p>2.04E+07</text:p>
          </table:table-cell>
          <table:table-cell table:style-name="ce6" office:value-type="float" office:value="43669576.0997158" calcext:value-type="float">
            <text:p>4.37E+07</text:p>
          </table:table-cell>
          <table:table-cell table:style-name="ce6" office:value-type="float" office:value="18716483.7926566" calcext:value-type="float">
            <text:p>1.87E+07</text:p>
          </table:table-cell>
          <table:table-cell table:style-name="ce6" office:value-type="float" office:value="19098536.8051496" calcext:value-type="float">
            <text:p>1.91E+07</text:p>
          </table:table-cell>
          <table:table-cell office:value-type="float" office:value="-7" calcext:value-type="float">
            <text:p>-7</text:p>
          </table:table-cell>
          <table:table-cell office:value-type="float" office:value="26.34" calcext:value-type="float">
            <text:p>26.34</text:p>
          </table:table-cell>
          <table:table-cell office:value-type="float" office:value="-6.25" calcext:value-type="float">
            <text:p>-6.25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39586715968595" calcext:value-type="float">
            <text:p>1.4</text:p>
          </table:table-cell>
          <table:table-cell office:value-type="float" office:value="1.34576172929461" calcext:value-type="float">
            <text:p>1.35</text:p>
          </table:table-cell>
          <table:table-cell office:value-type="float" office:value="1.34630936180447" calcext:value-type="float">
            <text:p>1.35</text:p>
          </table:table-cell>
          <table:table-cell office:value-type="float" office:value="2.35978117020681" calcext:value-type="float">
            <text:p>2.36</text:p>
          </table:table-cell>
          <table:table-cell office:value-type="float" office:value="1.40701199508608" calcext:value-type="float">
            <text:p>1.41</text:p>
          </table:table-cell>
          <table:table-cell office:value-type="float" office:value="1.41843371353429" calcext:value-type="float">
            <text:p>1.42</text:p>
          </table:table-cell>
          <table:table-cell office:value-type="float" office:value="4.55" calcext:value-type="float">
            <text:p>4.55</text:p>
          </table:table-cell>
          <table:table-cell office:value-type="float" office:value="69.05" calcext:value-type="float">
            <text:p>69.05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01508020679961" calcext:value-type="float">
            <text:p>1.02</text:p>
          </table:table-cell>
          <table:table-cell office:value-type="float" office:value="0.999449618390386" calcext:value-type="float">
            <text:p>1</text:p>
          </table:table-cell>
          <table:table-cell office:value-type="float" office:value="1.00055406706978" calcext:value-type="float">
            <text:p>1</text:p>
          </table:table-cell>
          <table:table-cell office:value-type="float" office:value="1.88224352695516" calcext:value-type="float">
            <text:p>1.88</text:p>
          </table:table-cell>
          <table:table-cell office:value-type="float" office:value="1.01473494763398" calcext:value-type="float">
            <text:p>1.01</text:p>
          </table:table-cell>
          <table:table-cell office:value-type="float" office:value="1.10272998800414" calcext:value-type="float">
            <text:p>1.1</text:p>
          </table:table-cell>
          <table:table-cell office:value-type="float" office:value="1.53" calcext:value-type="float">
            <text:p>1.53</text:p>
          </table:table-cell>
          <table:table-cell office:value-type="float" office:value="85.43" calcext:value-type="float">
            <text:p>85.43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279.886246830035" calcext:value-type="float">
            <text:p>279.89</text:p>
          </table:table-cell>
          <table:table-cell office:value-type="float" office:value="158.785707791023" calcext:value-type="float">
            <text:p>158.79</text:p>
          </table:table-cell>
          <table:table-cell office:value-type="float" office:value="160.851814951292" calcext:value-type="float">
            <text:p>160.85</text:p>
          </table:table-cell>
          <table:table-cell office:value-type="float" office:value="431.756844907958" calcext:value-type="float">
            <text:p>431.76</text:p>
          </table:table-cell>
          <table:table-cell office:value-type="float" office:value="112.710264633345" calcext:value-type="float">
            <text:p>112.71</text:p>
          </table:table-cell>
          <table:table-cell office:value-type="float" office:value="117.595138444556" calcext:value-type="float">
            <text:p>117.6</text:p>
          </table:table-cell>
          <table:table-cell office:value-type="float" office:value="-29.02" calcext:value-type="float">
            <text:p>-29.02</text:p>
          </table:table-cell>
          <table:table-cell office:value-type="float" office:value="54.26" calcext:value-type="float">
            <text:p>54.26</text:p>
          </table:table-cell>
          <table:table-cell office:value-type="float" office:value="-26.89" calcext:value-type="float">
            <text:p>-26.89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2.00897725541154" calcext:value-type="float">
            <text:p>2.01</text:p>
          </table:table-cell>
          <table:table-cell office:value-type="float" office:value="1.55443896485034" calcext:value-type="float">
            <text:p>1.55</text:p>
          </table:table-cell>
          <table:table-cell office:value-type="float" office:value="1.56219388340147" calcext:value-type="float">
            <text:p>1.56</text:p>
          </table:table-cell>
          <table:table-cell office:value-type="float" office:value="3.18953097446331" calcext:value-type="float">
            <text:p>3.19</text:p>
          </table:table-cell>
          <table:table-cell office:value-type="float" office:value="1.52035507104138" calcext:value-type="float">
            <text:p>1.52</text:p>
          </table:table-cell>
          <table:table-cell office:value-type="float" office:value="1.54591157018929" calcext:value-type="float">
            <text:p>1.55</text:p>
          </table:table-cell>
          <table:table-cell office:value-type="float" office:value="-2.19" calcext:value-type="float">
            <text:p>-2.19</text:p>
          </table:table-cell>
          <table:table-cell office:value-type="float" office:value="58.76" calcext:value-type="float">
            <text:p>58.76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2217826.02565496" calcext:value-type="float">
            <text:p>2217826.03</text:p>
          </table:table-cell>
          <table:table-cell office:value-type="float" office:value="306123.325781772" calcext:value-type="float">
            <text:p>306123.33</text:p>
          </table:table-cell>
          <table:table-cell office:value-type="float" office:value="441203.17479301" calcext:value-type="float">
            <text:p>441203.17</text:p>
          </table:table-cell>
          <table:table-cell office:value-type="float" office:value="2336143.89528888" calcext:value-type="float">
            <text:p>2336143.9</text:p>
          </table:table-cell>
          <table:table-cell office:value-type="float" office:value="428132.929182298" calcext:value-type="float">
            <text:p>428132.93</text:p>
          </table:table-cell>
          <table:table-cell office:value-type="float" office:value="621670.498713472" calcext:value-type="float">
            <text:p>621670.5</text:p>
          </table:table-cell>
          <table:table-cell office:value-type="float" office:value="39.86" calcext:value-type="float">
            <text:p>39.86</text:p>
          </table:table-cell>
          <table:table-cell office:value-type="float" office:value="5.33" calcext:value-type="float">
            <text:p>5.33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456.409983305036" calcext:value-type="float">
            <text:p>456.41</text:p>
          </table:table-cell>
          <table:table-cell office:value-type="float" office:value="246.32884112721" calcext:value-type="float">
            <text:p>246.33</text:p>
          </table:table-cell>
          <table:table-cell office:value-type="float" office:value="249.868354921458" calcext:value-type="float">
            <text:p>249.87</text:p>
          </table:table-cell>
          <table:table-cell office:value-type="float" office:value="678.452339237066" calcext:value-type="float">
            <text:p>678.45</text:p>
          </table:table-cell>
          <table:table-cell office:value-type="float" office:value="201.635607446442" calcext:value-type="float">
            <text:p>201.64</text:p>
          </table:table-cell>
          <table:table-cell office:value-type="float" office:value="209.251329508811" calcext:value-type="float">
            <text:p>209.25</text:p>
          </table:table-cell>
          <table:table-cell office:value-type="float" office:value="-18.14" calcext:value-type="float">
            <text:p>-18.14</text:p>
          </table:table-cell>
          <table:table-cell office:value-type="float" office:value="48.65" calcext:value-type="float">
            <text:p>48.65</text:p>
          </table:table-cell>
          <table:table-cell office:value-type="float" office:value="-16.26" calcext:value-type="float">
            <text:p>-16.26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2.58339593732921" calcext:value-type="float">
            <text:p>2.58</text:p>
          </table:table-cell>
          <table:table-cell office:value-type="float" office:value="1.86687155825986" calcext:value-type="float">
            <text:p>1.87</text:p>
          </table:table-cell>
          <table:table-cell office:value-type="float" office:value="1.87894378852927" calcext:value-type="float">
            <text:p>1.88</text:p>
          </table:table-cell>
          <table:table-cell office:value-type="float" office:value="3.65276441760233" calcext:value-type="float">
            <text:p>3.65</text:p>
          </table:table-cell>
          <table:table-cell office:value-type="float" office:value="1.81748065298178" calcext:value-type="float">
            <text:p>1.82</text:p>
          </table:table-cell>
          <table:table-cell office:value-type="float" office:value="1.84679382537076" calcext:value-type="float">
            <text:p>1.85</text:p>
          </table:table-cell>
          <table:table-cell office:value-type="float" office:value="-2.65" calcext:value-type="float">
            <text:p>-2.65</text:p>
          </table:table-cell>
          <table:table-cell office:value-type="float" office:value="41.39" calcext:value-type="float">
            <text:p>41.39</text:p>
          </table:table-cell>
          <table:table-cell office:value-type="float" office:value="-1.71" calcext:value-type="float">
            <text:p>-1.71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10668438.8439136" calcext:value-type="float">
            <text:p>1.07E+07</text:p>
          </table:table-cell>
          <table:table-cell office:value-type="float" office:value="7255665.50297256" calcext:value-type="float">
            <text:p>7255665.5</text:p>
          </table:table-cell>
          <table:table-cell office:value-type="float" office:value="7275081.9517208" calcext:value-type="float">
            <text:p>7275081.95</text:p>
          </table:table-cell>
          <table:table-cell office:value-type="float" office:value="3989048.45846854" calcext:value-type="float">
            <text:p>3989048.46</text:p>
          </table:table-cell>
          <table:table-cell office:value-type="float" office:value="7504092.21276555" calcext:value-type="float">
            <text:p>7504092.21</text:p>
          </table:table-cell>
          <table:table-cell office:value-type="float" office:value="7484227.73393355" calcext:value-type="float">
            <text:p>7484227.73</text:p>
          </table:table-cell>
          <table:table-cell office:value-type="float" office:value="3.42" calcext:value-type="float">
            <text:p>3.42</text:p>
          </table:table-cell>
          <table:table-cell office:value-type="float" office:value="-62.61" calcext:value-type="float">
            <text:p>-62.6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6.41462835290576" calcext:value-type="float">
            <text:p>6.41</text:p>
          </table:table-cell>
          <table:table-cell office:value-type="float" office:value="2.66300284948891" calcext:value-type="float">
            <text:p>2.66</text:p>
          </table:table-cell>
          <table:table-cell office:value-type="float" office:value="2.92809061997847" calcext:value-type="float">
            <text:p>2.93</text:p>
          </table:table-cell>
          <table:table-cell office:value-type="float" office:value="16.9477967669478" calcext:value-type="float">
            <text:p>16.95</text:p>
          </table:table-cell>
          <table:table-cell office:value-type="float" office:value="2.88853202521642" calcext:value-type="float">
            <text:p>2.89</text:p>
          </table:table-cell>
          <table:table-cell office:value-type="float" office:value="4.31462232335678" calcext:value-type="float">
            <text:p>4.31</text:p>
          </table:table-cell>
          <table:table-cell office:value-type="float" office:value="8.47" calcext:value-type="float">
            <text:p>8.47</text:p>
          </table:table-cell>
          <table:table-cell office:value-type="float" office:value="164.21" calcext:value-type="float">
            <text:p>164.21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2.1498808656541" calcext:value-type="float">
            <text:p>2.15</text:p>
          </table:table-cell>
          <table:table-cell office:value-type="float" office:value="1.84953876525105" calcext:value-type="float">
            <text:p>1.85</text:p>
          </table:table-cell>
          <table:table-cell office:value-type="float" office:value="1.85124751541311" calcext:value-type="float">
            <text:p>1.85</text:p>
          </table:table-cell>
          <table:table-cell office:value-type="float" office:value="3.1621320276049" calcext:value-type="float">
            <text:p>3.16</text:p>
          </table:table-cell>
          <table:table-cell office:value-type="float" office:value="1.86253912743239" calcext:value-type="float">
            <text:p>1.86</text:p>
          </table:table-cell>
          <table:table-cell office:value-type="float" office:value="1.86988348427692" calcext:value-type="float">
            <text:p>1.87</text:p>
          </table:table-cell>
          <table:table-cell office:value-type="float" office:value="0.7" calcext:value-type="float">
            <text:p>0.7</text:p>
          </table:table-cell>
          <table:table-cell office:value-type="float" office:value="47.08" calcext:value-type="float">
            <text:p>47.0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708506.35447661" calcext:value-type="float">
            <text:p>708506.35</text:p>
          </table:table-cell>
          <table:table-cell office:value-type="float" office:value="3361079.31732912" calcext:value-type="float">
            <text:p>3361079.32</text:p>
          </table:table-cell>
          <table:table-cell office:value-type="float" office:value="3332087.74539995" calcext:value-type="float">
            <text:p>3332087.75</text:p>
          </table:table-cell>
          <table:table-cell office:value-type="float" office:value="952053.309453138" calcext:value-type="float">
            <text:p>952053.31</text:p>
          </table:table-cell>
          <table:table-cell office:value-type="float" office:value="4110192.47136065" calcext:value-type="float">
            <text:p>4110192.47</text:p>
          </table:table-cell>
          <table:table-cell office:value-type="float" office:value="4072332.95903649" calcext:value-type="float">
            <text:p>4072332.96</text:p>
          </table:table-cell>
          <table:table-cell office:value-type="float" office:value="22.29" calcext:value-type="float">
            <text:p>22.29</text:p>
          </table:table-cell>
          <table:table-cell office:value-type="float" office:value="34.37" calcext:value-type="float">
            <text:p>34.37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37.261319628333" calcext:value-type="float">
            <text:p>37.26</text:p>
          </table:table-cell>
          <table:table-cell office:value-type="float" office:value="44.8808256058621" calcext:value-type="float">
            <text:p>44.88</text:p>
          </table:table-cell>
          <table:table-cell office:value-type="float" office:value="44.7975474232425" calcext:value-type="float">
            <text:p>44.8</text:p>
          </table:table-cell>
          <table:table-cell office:value-type="float" office:value="32.1418469735065" calcext:value-type="float">
            <text:p>32.14</text:p>
          </table:table-cell>
          <table:table-cell office:value-type="float" office:value="41.608726693418" calcext:value-type="float">
            <text:p>41.61</text:p>
          </table:table-cell>
          <table:table-cell office:value-type="float" office:value="41.4952385185616" calcext:value-type="float">
            <text:p>41.5</text:p>
          </table:table-cell>
          <table:table-cell office:value-type="float" office:value="-7.29" calcext:value-type="float">
            <text:p>-7.29</text:p>
          </table:table-cell>
          <table:table-cell office:value-type="float" office:value="-13.74" calcext:value-type="float">
            <text:p>-13.74</text:p>
          </table:table-cell>
          <table:table-cell office:value-type="float" office:value="-7.37" calcext:value-type="float">
            <text:p>-7.37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6" office:value-type="float" office:value="57225551.6594735" calcext:value-type="float">
            <text:p>5.72E+07</text:p>
          </table:table-cell>
          <table:table-cell table:style-name="ce6" office:value-type="float" office:value="18844221.5717467" calcext:value-type="float">
            <text:p>1.88E+07</text:p>
          </table:table-cell>
          <table:table-cell table:style-name="ce6" office:value-type="float" office:value="19338114.8356821" calcext:value-type="float">
            <text:p>1.93E+07</text:p>
          </table:table-cell>
          <table:table-cell table:style-name="ce6" office:value-type="float" office:value="108004616.858634" calcext:value-type="float">
            <text:p>1.08E+08</text:p>
          </table:table-cell>
          <table:table-cell table:style-name="ce6" office:value-type="float" office:value="10082743.8893088" calcext:value-type="float">
            <text:p>1.01E+07</text:p>
          </table:table-cell>
          <table:table-cell table:style-name="ce6" office:value-type="float" office:value="10748280.2132758" calcext:value-type="float">
            <text:p>1.07E+07</text:p>
          </table:table-cell>
          <table:table-cell office:value-type="float" office:value="-46.49" calcext:value-type="float">
            <text:p>-46.49</text:p>
          </table:table-cell>
          <table:table-cell office:value-type="float" office:value="88.73" calcext:value-type="float">
            <text:p>88.73</text:p>
          </table:table-cell>
          <table:table-cell office:value-type="float" office:value="-44.42" calcext:value-type="float">
            <text:p>-44.4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122.808626733105" calcext:value-type="float">
            <text:p>122.81</text:p>
          </table:table-cell>
          <table:table-cell office:value-type="float" office:value="87.4932753031488" calcext:value-type="float">
            <text:p>87.49</text:p>
          </table:table-cell>
          <table:table-cell office:value-type="float" office:value="87.6941965606024" calcext:value-type="float">
            <text:p>87.69</text:p>
          </table:table-cell>
          <table:table-cell office:value-type="float" office:value="104.774265914662" calcext:value-type="float">
            <text:p>104.77</text:p>
          </table:table-cell>
          <table:table-cell office:value-type="float" office:value="81.0932502094558" calcext:value-type="float">
            <text:p>81.09</text:p>
          </table:table-cell>
          <table:table-cell office:value-type="float" office:value="81.2270781410773" calcext:value-type="float">
            <text:p>81.23</text:p>
          </table:table-cell>
          <table:table-cell office:value-type="float" office:value="-7.31" calcext:value-type="float">
            <text:p>-7.31</text:p>
          </table:table-cell>
          <table:table-cell office:value-type="float" office:value="-14.68" calcext:value-type="float">
            <text:p>-14.68</text:p>
          </table:table-cell>
          <table:table-cell office:value-type="float" office:value="-7.37" calcext:value-type="float">
            <text:p>-7.37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23802672.8891037" calcext:value-type="float">
            <text:p>2.38E+07</text:p>
          </table:table-cell>
          <table:table-cell table:style-name="ce6" office:value-type="float" office:value="13969609.2910816" calcext:value-type="float">
            <text:p>1.40E+07</text:p>
          </table:table-cell>
          <table:table-cell table:style-name="ce6" office:value-type="float" office:value="14052250.415617" calcext:value-type="float">
            <text:p>1.41E+07</text:p>
          </table:table-cell>
          <table:table-cell table:style-name="ce6" office:value-type="float" office:value="12270451.0771046" calcext:value-type="float">
            <text:p>1.23E+07</text:p>
          </table:table-cell>
          <table:table-cell table:style-name="ce6" office:value-type="float" office:value="15350831.3606021" calcext:value-type="float">
            <text:p>1.54E+07</text:p>
          </table:table-cell>
          <table:table-cell table:style-name="ce6" office:value-type="float" office:value="15315305.2817001" calcext:value-type="float">
            <text:p>1.53E+07</text:p>
          </table:table-cell>
          <table:table-cell office:value-type="float" office:value="9.89" calcext:value-type="float">
            <text:p>9.89</text:p>
          </table:table-cell>
          <table:table-cell office:value-type="float" office:value="-48.45" calcext:value-type="float">
            <text:p>-48.45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200012556.954689" calcext:value-type="float">
            <text:p>2.00E+08</text:p>
          </table:table-cell>
          <table:table-cell table:style-name="ce6" office:value-type="float" office:value="59703804.8055703" calcext:value-type="float">
            <text:p>5.97E+07</text:p>
          </table:table-cell>
          <table:table-cell table:style-name="ce6" office:value-type="float" office:value="61185959.4357936" calcext:value-type="float">
            <text:p>6.12E+07</text:p>
          </table:table-cell>
          <table:table-cell table:style-name="ce6" office:value-type="float" office:value="187120436.666004" calcext:value-type="float">
            <text:p>1.87E+08</text:p>
          </table:table-cell>
          <table:table-cell table:style-name="ce6" office:value-type="float" office:value="40950190.1381747" calcext:value-type="float">
            <text:p>4.10E+07</text:p>
          </table:table-cell>
          <table:table-cell table:style-name="ce6" office:value-type="float" office:value="43578990.9367276" calcext:value-type="float">
            <text:p>4.36E+07</text:p>
          </table:table-cell>
          <table:table-cell office:value-type="float" office:value="-31.41" calcext:value-type="float">
            <text:p>-31.41</text:p>
          </table:table-cell>
          <table:table-cell office:value-type="float" office:value="-6.45" calcext:value-type="float">
            <text:p>-6.45</text:p>
          </table:table-cell>
          <table:table-cell office:value-type="float" office:value="-28.78" calcext:value-type="float">
            <text:p>-28.78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406127090.40834" calcext:value-type="float">
            <text:p>4.06E+08</text:p>
          </table:table-cell>
          <table:table-cell table:style-name="ce6" office:value-type="float" office:value="153238686.713314" calcext:value-type="float">
            <text:p>1.53E+08</text:p>
          </table:table-cell>
          <table:table-cell table:style-name="ce6" office:value-type="float" office:value="160286382.728227" calcext:value-type="float">
            <text:p>1.60E+08</text:p>
          </table:table-cell>
          <table:table-cell table:style-name="ce6" office:value-type="float" office:value="460214229.588507" calcext:value-type="float">
            <text:p>4.60E+08</text:p>
          </table:table-cell>
          <table:table-cell table:style-name="ce6" office:value-type="float" office:value="112278636.847459" calcext:value-type="float">
            <text:p>1.12E+08</text:p>
          </table:table-cell>
          <table:table-cell table:style-name="ce6" office:value-type="float" office:value="118421716.747829" calcext:value-type="float">
            <text:p>1.18E+08</text:p>
          </table:table-cell>
          <table:table-cell office:value-type="float" office:value="-26.73" calcext:value-type="float">
            <text:p>-26.73</text:p>
          </table:table-cell>
          <table:table-cell office:value-type="float" office:value="13.32" calcext:value-type="float">
            <text:p>13.32</text:p>
          </table:table-cell>
          <table:table-cell office:value-type="float" office:value="-26.12" calcext:value-type="float">
            <text:p>-26.1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6" office:value-type="float" office:value="241889451.128453" calcext:value-type="float">
            <text:p>2.42E+08</text:p>
          </table:table-cell>
          <table:table-cell table:style-name="ce6" office:value-type="float" office:value="55023697.8732407" calcext:value-type="float">
            <text:p>5.50E+07</text:p>
          </table:table-cell>
          <table:table-cell table:style-name="ce6" office:value-type="float" office:value="58360722.0524514" calcext:value-type="float">
            <text:p>5.84E+07</text:p>
          </table:table-cell>
          <table:table-cell table:style-name="ce6" office:value-type="float" office:value="253322889.859157" calcext:value-type="float">
            <text:p>2.53E+08</text:p>
          </table:table-cell>
          <table:table-cell table:style-name="ce6" office:value-type="float" office:value="37169866.3711869" calcext:value-type="float">
            <text:p>3.72E+07</text:p>
          </table:table-cell>
          <table:table-cell table:style-name="ce6" office:value-type="float" office:value="39719454.9490013" calcext:value-type="float">
            <text:p>3.97E+07</text:p>
          </table:table-cell>
          <table:table-cell office:value-type="float" office:value="-32.45" calcext:value-type="float">
            <text:p>-32.45</text:p>
          </table:table-cell>
          <table:table-cell office:value-type="float" office:value="4.73" calcext:value-type="float">
            <text:p>4.73</text:p>
          </table:table-cell>
          <table:table-cell office:value-type="float" office:value="-31.94" calcext:value-type="float">
            <text:p>-31.94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39474008201456" calcext:value-type="float">
            <text:p>0.94</text:p>
          </table:table-cell>
          <table:table-cell table:number-columns-repeated="3"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7860724.86565611" calcext:value-type="float">
            <text:p>7860724.87</text:p>
          </table:table-cell>
          <table:table-cell office:value-type="float" office:value="2193826.28846981" calcext:value-type="float">
            <text:p>2193826.29</text:p>
          </table:table-cell>
          <table:table-cell office:value-type="float" office:value="2266467.99143483" calcext:value-type="float">
            <text:p>2266467.99</text:p>
          </table:table-cell>
          <table:table-cell table:style-name="ce6" office:value-type="float" office:value="21605229.5260013" calcext:value-type="float">
            <text:p>2.16E+07</text:p>
          </table:table-cell>
          <table:table-cell office:value-type="float" office:value="1036798.81808109" calcext:value-type="float">
            <text:p>1036798.82</text:p>
          </table:table-cell>
          <table:table-cell office:value-type="float" office:value="1111066.58711443" calcext:value-type="float">
            <text:p>1111066.59</text:p>
          </table:table-cell>
          <table:table-cell office:value-type="float" office:value="-52.74" calcext:value-type="float">
            <text:p>-52.74</text:p>
          </table:table-cell>
          <table:table-cell office:value-type="float" office:value="174.85" calcext:value-type="float">
            <text:p>174.85</text:p>
          </table:table-cell>
          <table:table-cell office:value-type="float" office:value="-50.98" calcext:value-type="float">
            <text:p>-50.98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0.939474008201456" calcext:value-type="float">
            <text:p>0.94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table:style-name="ce6" office:value-type="float" office:value="76136303.0197853" calcext:value-type="float">
            <text:p>7.61E+07</text:p>
          </table:table-cell>
          <table:table-cell office:value-type="float" office:value="6503752.60966466" calcext:value-type="float">
            <text:p>6503752.61</text:p>
          </table:table-cell>
          <table:table-cell office:value-type="float" office:value="6942827.98143618" calcext:value-type="float">
            <text:p>6942827.98</text:p>
          </table:table-cell>
          <table:table-cell table:style-name="ce6" office:value-type="float" office:value="77881295.3907057" calcext:value-type="float">
            <text:p>7.79E+07</text:p>
          </table:table-cell>
          <table:table-cell office:value-type="float" office:value="3851106.20141729" calcext:value-type="float">
            <text:p>3851106.2</text:p>
          </table:table-cell>
          <table:table-cell office:value-type="float" office:value="4148764.56970765" calcext:value-type="float">
            <text:p>4148764.57</text:p>
          </table:table-cell>
          <table:table-cell office:value-type="float" office:value="-40.79" calcext:value-type="float">
            <text:p>-40.79</text:p>
          </table:table-cell>
          <table:table-cell office:value-type="float" office:value="2.29" calcext:value-type="float">
            <text:p>2.29</text:p>
          </table:table-cell>
          <table:table-cell office:value-type="float" office:value="-40.24" calcext:value-type="float">
            <text:p>-40.24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61.63" calcext:value-type="float">
            <text:p>61.6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182508.591520411" calcext:value-type="float">
            <text:p>182508.59</text:p>
          </table:table-cell>
          <table:table-cell office:value-type="float" office:value="186196.075467512" calcext:value-type="float">
            <text:p>186196.08</text:p>
          </table:table-cell>
          <table:table-cell office:value-type="float" office:value="186123.036922553" calcext:value-type="float">
            <text:p>186123.04</text:p>
          </table:table-cell>
          <table:table-cell office:value-type="float" office:value="187894.800846436" calcext:value-type="float">
            <text:p>187894.8</text:p>
          </table:table-cell>
          <table:table-cell table:number-columns-repeated="2" office:value-type="float" office:value="171141.913231241" calcext:value-type="float">
            <text:p>171141.91</text:p>
          </table:table-cell>
          <table:table-cell office:value-type="float" office:value="-8.09" calcext:value-type="float">
            <text:p>-8.09</text:p>
          </table:table-cell>
          <table:table-cell office:value-type="float" office:value="2.95" calcext:value-type="float">
            <text:p>2.95</text:p>
          </table:table-cell>
          <table:table-cell office:value-type="float" office:value="-8.05" calcext:value-type="float">
            <text:p>-8.05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45.46" calcext:value-type="float">
            <text:p>45.46</text:p>
          </table:table-cell>
          <table:table-cell office:value-type="float" office:value="93.95" calcext:value-type="float">
            <text:p>93.95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93.95" calcext:value-type="float">
            <text:p>93.95</text:p>
          </table:table-cell>
          <table:table-cell office:value-type="float" office:value="190.93" calcext:value-type="float">
            <text:p>190.93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19.7289541722306" calcext:value-type="float">
            <text:p>19.73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-3.02" calcext:value-type="float">
            <text:p>-3.02</text:p>
          </table:table-cell>
          <table:table-cell office:value-type="float" office:value="578.83" calcext:value-type="float">
            <text:p>578.83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384.88" calcext:value-type="float">
            <text:p>384.8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700072.043123152" calcext:value-type="float">
            <text:p>700072.04</text:p>
          </table:table-cell>
          <table:table-cell office:value-type="float" office:value="193693.991953653" calcext:value-type="float">
            <text:p>193693.99</text:p>
          </table:table-cell>
          <table:table-cell office:value-type="float" office:value="196358.698387839" calcext:value-type="float">
            <text:p>196358.7</text:p>
          </table:table-cell>
          <table:table-cell office:value-type="float" office:value="2081500.35059806" calcext:value-type="float">
            <text:p>2081500.35</text:p>
          </table:table-cell>
          <table:table-cell office:value-type="float" office:value="106387.994419161" calcext:value-type="float">
            <text:p>106387.99</text:p>
          </table:table-cell>
          <table:table-cell office:value-type="float" office:value="111880.315557197" calcext:value-type="float">
            <text:p>111880.32</text:p>
          </table:table-cell>
          <table:table-cell office:value-type="float" office:value="-45.07" calcext:value-type="float">
            <text:p>-45.07</text:p>
          </table:table-cell>
          <table:table-cell office:value-type="float" office:value="197.33" calcext:value-type="float">
            <text:p>197.33</text:p>
          </table:table-cell>
          <table:table-cell office:value-type="float" office:value="-43.02" calcext:value-type="float">
            <text:p>-4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21.22" calcext:value-type="float">
            <text:p>21.22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9283260.9882835" calcext:value-type="float">
            <text:p>9283260.99</text:p>
          </table:table-cell>
          <table:table-cell office:value-type="float" office:value="492172.251020065" calcext:value-type="float">
            <text:p>492172.25</text:p>
          </table:table-cell>
          <table:table-cell office:value-type="float" office:value="516334.465570455" calcext:value-type="float">
            <text:p>516334.47</text:p>
          </table:table-cell>
          <table:table-cell table:style-name="ce6" office:value-type="float" office:value="11959900.6294097" calcext:value-type="float">
            <text:p>1.20E+07</text:p>
          </table:table-cell>
          <table:table-cell office:value-type="float" office:value="281780.72328134" calcext:value-type="float">
            <text:p>281780.72</text:p>
          </table:table-cell>
          <table:table-cell office:value-type="float" office:value="298001.155401502" calcext:value-type="float">
            <text:p>298001.16</text:p>
          </table:table-cell>
          <table:table-cell office:value-type="float" office:value="-42.75" calcext:value-type="float">
            <text:p>-42.75</text:p>
          </table:table-cell>
          <table:table-cell office:value-type="float" office:value="28.83" calcext:value-type="float">
            <text:p>28.83</text:p>
          </table:table-cell>
          <table:table-cell office:value-type="float" office:value="-42.29" calcext:value-type="float">
            <text:p>-42.29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149.191115380762" calcext:value-type="float">
            <text:p>149.19</text:p>
          </table:table-cell>
          <table:table-cell table:number-columns-repeated="2" office:value-type="float" office:value="152.097435810257" calcext:value-type="float">
            <text:p>152.1</text:p>
          </table:table-cell>
          <table:table-cell office:value-type="float" office:value="154.073737345039" calcext:value-type="float">
            <text:p>154.07</text:p>
          </table:table-cell>
          <table:table-cell table:number-columns-repeated="2" office:value-type="float" office:value="147.497419287629" calcext:value-type="float">
            <text:p>147.5</text:p>
          </table:table-cell>
          <table:table-cell office:value-type="float" office:value="-3.02" calcext:value-type="float">
            <text:p>-3.02</text:p>
          </table:table-cell>
          <table:table-cell office:value-type="float" office:value="3.27" calcext:value-type="float">
            <text:p>3.27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45.46" calcext:value-type="float">
            <text:p>45.46</text:p>
          </table:table-cell>
          <table:table-cell office:value-type="float" office:value="29.3" calcext:value-type="float">
            <text:p>29.3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119.15913760931" calcext:value-type="float">
            <text:p>119.16</text:p>
          </table:table-cell>
          <table:table-cell table:number-columns-repeated="2" office:value-type="float" office:value="149.191115380762" calcext:value-type="float">
            <text:p>149.19</text:p>
          </table:table-cell>
          <table:table-cell office:value-type="float" office:value="116.494777016981" calcext:value-type="float">
            <text:p>116.49</text:p>
          </table:table-cell>
          <table:table-cell table:number-columns-repeated="2" office:value-type="float" office:value="143.739523254823" calcext:value-type="float">
            <text:p>143.74</text:p>
          </table:table-cell>
          <table:table-cell office:value-type="float" office:value="-3.65" calcext:value-type="float">
            <text:p>-3.65</text:p>
          </table:table-cell>
          <table:table-cell office:value-type="float" office:value="-2.24" calcext:value-type="float">
            <text:p>-2.24</text:p>
          </table:table-cell>
          <table:table-cell office:value-type="float" office:value="-3.65" calcext:value-type="float">
            <text:p>-3.65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145316.030788556" calcext:value-type="float">
            <text:p>145316.03</text:p>
          </table:table-cell>
          <table:table-cell office:value-type="float" office:value="58126.4899496351" calcext:value-type="float">
            <text:p>58126.49</text:p>
          </table:table-cell>
          <table:table-cell office:value-type="float" office:value="67329.7562374646" calcext:value-type="float">
            <text:p>67329.76</text:p>
          </table:table-cell>
          <table:table-cell office:value-type="float" office:value="1002416.18279571" calcext:value-type="float">
            <text:p>1002416.18</text:p>
          </table:table-cell>
          <table:table-cell office:value-type="float" office:value="174742.165525471" calcext:value-type="float">
            <text:p>174742.17</text:p>
          </table:table-cell>
          <table:table-cell office:value-type="float" office:value="192592.122195633" calcext:value-type="float">
            <text:p>192592.12</text:p>
          </table:table-cell>
          <table:table-cell office:value-type="float" office:value="200.62" calcext:value-type="float">
            <text:p>200.62</text:p>
          </table:table-cell>
          <table:table-cell office:value-type="float" office:value="589.82" calcext:value-type="float">
            <text:p>589.82</text:p>
          </table:table-cell>
          <table:table-cell office:value-type="float" office:value="186.04" calcext:value-type="float">
            <text:p>186.04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040572.79548947" calcext:value-type="float">
            <text:p>1040572.8</text:p>
          </table:table-cell>
          <table:table-cell office:value-type="float" office:value="57583.8954430681" calcext:value-type="float">
            <text:p>57583.9</text:p>
          </table:table-cell>
          <table:table-cell office:value-type="float" office:value="58554.1156471254" calcext:value-type="float">
            <text:p>58554.12</text:p>
          </table:table-cell>
          <table:table-cell office:value-type="float" office:value="1481151.23448021" calcext:value-type="float">
            <text:p>1481151.23</text:p>
          </table:table-cell>
          <table:table-cell office:value-type="float" office:value="33821.0642952524" calcext:value-type="float">
            <text:p>33821.06</text:p>
          </table:table-cell>
          <table:table-cell office:value-type="float" office:value="34948.4331050942" calcext:value-type="float">
            <text:p>34948.43</text:p>
          </table:table-cell>
          <table:table-cell office:value-type="float" office:value="-41.27" calcext:value-type="float">
            <text:p>-41.27</text:p>
          </table:table-cell>
          <table:table-cell office:value-type="float" office:value="42.34" calcext:value-type="float">
            <text:p>42.34</text:p>
          </table:table-cell>
          <table:table-cell office:value-type="float" office:value="-40.31" calcext:value-type="float">
            <text:p>-40.31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228.630540453635" calcext:value-type="float">
            <text:p>228.63</text:p>
          </table:table-cell>
          <table:table-cell office:value-type="float" office:value="38.7509390599382" calcext:value-type="float">
            <text:p>38.75</text:p>
          </table:table-cell>
          <table:table-cell office:value-type="float" office:value="40.6884860129351" calcext:value-type="float">
            <text:p>40.69</text:p>
          </table:table-cell>
          <table:table-cell office:value-type="float" office:value="366.394863198568" calcext:value-type="float">
            <text:p>366.39</text:p>
          </table:table-cell>
          <table:table-cell office:value-type="float" office:value="23.4868502050364" calcext:value-type="float">
            <text:p>23.49</text:p>
          </table:table-cell>
          <table:table-cell office:value-type="float" office:value="24.4263242132379" calcext:value-type="float">
            <text:p>24.43</text:p>
          </table:table-cell>
          <table:table-cell office:value-type="float" office:value="-39.39" calcext:value-type="float">
            <text:p>-39.39</text:p>
          </table:table-cell>
          <table:table-cell office:value-type="float" office:value="60.26" calcext:value-type="float">
            <text:p>60.26</text:p>
          </table:table-cell>
          <table:table-cell office:value-type="float" office:value="-39.97" calcext:value-type="float">
            <text:p>-39.97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3.87509390599382" calcext:value-type="float">
            <text:p>3.88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21.22" calcext:value-type="float">
            <text:p>21.22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56.1888616369103" calcext:value-type="float">
            <text:p>56.19</text:p>
          </table:table-cell>
          <table:table-cell table:number-columns-repeated="2" office:value-type="float" office:value="48.4386738249227" calcext:value-type="float">
            <text:p>48.44</text:p>
          </table:table-cell>
          <table:table-cell office:value-type="float" office:value="48.8526484264757" calcext:value-type="float">
            <text:p>48.85</text:p>
          </table:table-cell>
          <table:table-cell table:number-columns-repeated="2" office:value-type="float" office:value="44.1552783854685" calcext:value-type="float">
            <text:p>44.16</text:p>
          </table:table-cell>
          <table:table-cell office:value-type="float" office:value="-8.84" calcext:value-type="float">
            <text:p>-8.84</text:p>
          </table:table-cell>
          <table:table-cell office:value-type="float" office:value="-13.06" calcext:value-type="float">
            <text:p>-13.06</text:p>
          </table:table-cell>
          <table:table-cell office:value-type="float" office:value="-8.84" calcext:value-type="float">
            <text:p>-8.84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61.63" calcext:value-type="float">
            <text:p>61.6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2006515.87433579" calcext:value-type="float">
            <text:p>2006515.87</text:p>
          </table:table-cell>
          <table:table-cell office:value-type="float" office:value="2594792.9308067" calcext:value-type="float">
            <text:p>2594792.93</text:p>
          </table:table-cell>
          <table:table-cell office:value-type="float" office:value="2586062.61056628" calcext:value-type="float">
            <text:p>2586062.61</text:p>
          </table:table-cell>
          <table:table-cell office:value-type="float" office:value="2027043.28684016" calcext:value-type="float">
            <text:p>2027043.29</text:p>
          </table:table-cell>
          <table:table-cell office:value-type="float" office:value="2687997.67795755" calcext:value-type="float">
            <text:p>2687997.68</text:p>
          </table:table-cell>
          <table:table-cell office:value-type="float" office:value="2679956.09777348" calcext:value-type="float">
            <text:p>2679956.1</text:p>
          </table:table-cell>
          <table:table-cell office:value-type="float" office:value="3.59" calcext:value-type="float">
            <text:p>3.59</text:p>
          </table:table-cell>
          <table:table-cell office:value-type="float" office:value="1.02" calcext:value-type="float">
            <text:p>1.02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8.45526607381311" calcext:value-type="float">
            <text:p>8.46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336.39" calcext:value-type="float">
            <text:p>336.39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47469.9591743842" calcext:value-type="float">
            <text:p>47469.96</text:p>
          </table:table-cell>
          <table:table-cell office:value-type="float" office:value="24219.3411799085" calcext:value-type="float">
            <text:p>24219.34</text:p>
          </table:table-cell>
          <table:table-cell office:value-type="float" office:value="24219.3998492178" calcext:value-type="float">
            <text:p>24219.4</text:p>
          </table:table-cell>
          <table:table-cell office:value-type="float" office:value="409159.720051898" calcext:value-type="float">
            <text:p>409159.72</text:p>
          </table:table-cell>
          <table:table-cell office:value-type="float" office:value="47112.2728262825" calcext:value-type="float">
            <text:p>47112.27</text:p>
          </table:table-cell>
          <table:table-cell office:value-type="float" office:value="84552.6503794907" calcext:value-type="float">
            <text:p>84552.65</text:p>
          </table:table-cell>
          <table:table-cell office:value-type="float" office:value="94.52" calcext:value-type="float">
            <text:p>94.52</text:p>
          </table:table-cell>
          <table:table-cell office:value-type="float" office:value="761.93" calcext:value-type="float">
            <text:p>761.93</text:p>
          </table:table-cell>
          <table:table-cell office:value-type="float" office:value="249.11" calcext:value-type="float">
            <text:p>249.11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67845.1441061397" calcext:value-type="float">
            <text:p>67845.14</text:p>
          </table:table-cell>
          <table:table-cell office:value-type="float" office:value="17661.9514434124" calcext:value-type="float">
            <text:p>17661.95</text:p>
          </table:table-cell>
          <table:table-cell office:value-type="float" office:value="18034.202651757" calcext:value-type="float">
            <text:p>18034.2</text:p>
          </table:table-cell>
          <table:table-cell office:value-type="float" office:value="390445.397808525" calcext:value-type="float">
            <text:p>390445.4</text:p>
          </table:table-cell>
          <table:table-cell office:value-type="float" office:value="12260.135807029" calcext:value-type="float">
            <text:p>12260.14</text:p>
          </table:table-cell>
          <table:table-cell office:value-type="float" office:value="12800.3333617448" calcext:value-type="float">
            <text:p>12800.33</text:p>
          </table:table-cell>
          <table:table-cell office:value-type="float" office:value="-30.58" calcext:value-type="float">
            <text:p>-30.58</text:p>
          </table:table-cell>
          <table:table-cell office:value-type="float" office:value="475.49" calcext:value-type="float">
            <text:p>475.49</text:p>
          </table:table-cell>
          <table:table-cell office:value-type="float" office:value="-29.02" calcext:value-type="float">
            <text:p>-29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1409.56540830525" calcext:value-type="float">
            <text:p>1409.57</text:p>
          </table:table-cell>
          <table:table-cell office:value-type="float" office:value="657.79719054245" calcext:value-type="float">
            <text:p>657.8</text:p>
          </table:table-cell>
          <table:table-cell office:value-type="float" office:value="666.516151830936" calcext:value-type="float">
            <text:p>666.52</text:p>
          </table:table-cell>
          <table:table-cell office:value-type="float" office:value="1755.87692132852" calcext:value-type="float">
            <text:p>1755.88</text:p>
          </table:table-cell>
          <table:table-cell office:value-type="float" office:value="472.555426125333" calcext:value-type="float">
            <text:p>472.56</text:p>
          </table:table-cell>
          <table:table-cell office:value-type="float" office:value="492.284380297563" calcext:value-type="float">
            <text:p>492.28</text:p>
          </table:table-cell>
          <table:table-cell office:value-type="float" office:value="-28.16" calcext:value-type="float">
            <text:p>-28.16</text:p>
          </table:table-cell>
          <table:table-cell office:value-type="float" office:value="24.57" calcext:value-type="float">
            <text:p>24.57</text:p>
          </table:table-cell>
          <table:table-cell office:value-type="float" office:value="-26.14" calcext:value-type="float">
            <text:p>-26.14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29.3" calcext:value-type="float">
            <text:p>29.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3407.17631684506" calcext:value-type="float">
            <text:p>3407.18</text:p>
          </table:table-cell>
          <table:table-cell office:value-type="float" office:value="2905.35165601886" calcext:value-type="float">
            <text:p>2905.35</text:p>
          </table:table-cell>
          <table:table-cell office:value-type="float" office:value="2910.19552340136" calcext:value-type="float">
            <text:p>2910.2</text:p>
          </table:table-cell>
          <table:table-cell office:value-type="float" office:value="4672.94371679404" calcext:value-type="float">
            <text:p>4672.94</text:p>
          </table:table-cell>
          <table:table-cell office:value-type="float" office:value="2562.88509437357" calcext:value-type="float">
            <text:p>2562.89</text:p>
          </table:table-cell>
          <table:table-cell office:value-type="float" office:value="2632.40617098048" calcext:value-type="float">
            <text:p>2632.41</text:p>
          </table:table-cell>
          <table:table-cell office:value-type="float" office:value="-11.79" calcext:value-type="float">
            <text:p>-11.79</text:p>
          </table:table-cell>
          <table:table-cell office:value-type="float" office:value="37.15" calcext:value-type="float">
            <text:p>37.15</text:p>
          </table:table-cell>
          <table:table-cell office:value-type="float" office:value="-9.55" calcext:value-type="float">
            <text:p>-9.55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3.87509390599382" calcext:value-type="float">
            <text:p>3.88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4322.6672521361" calcext:value-type="float">
            <text:p>4322.67</text:p>
          </table:table-cell>
          <table:table-cell office:value-type="float" office:value="1173.18468003963" calcext:value-type="float">
            <text:p>1173.18</text:p>
          </table:table-cell>
          <table:table-cell office:value-type="float" office:value="1174.15345351613" calcext:value-type="float">
            <text:p>1174.15</text:p>
          </table:table-cell>
          <table:table-cell office:value-type="float" office:value="4761.25427356498" calcext:value-type="float">
            <text:p>4761.25</text:p>
          </table:table-cell>
          <table:table-cell table:number-columns-repeated="2" office:value-type="float" office:value="1130.18723186635" calcext:value-type="float">
            <text:p>1130.19</text:p>
          </table:table-cell>
          <table:table-cell office:value-type="float" office:value="-3.67" calcext:value-type="float">
            <text:p>-3.67</text:p>
          </table:table-cell>
          <table:table-cell office:value-type="float" office:value="10.15" calcext:value-type="float">
            <text:p>10.15</text:p>
          </table:table-cell>
          <table:table-cell office:value-type="float" office:value="-3.74" calcext:value-type="float">
            <text:p>-3.74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26.1568838654583" calcext:value-type="float">
            <text:p>26.16</text:p>
          </table:table-cell>
          <table:table-cell table:number-columns-repeated="2" office:value-type="float" office:value="39.7197125364366" calcext:value-type="float">
            <text:p>39.72</text:p>
          </table:table-cell>
          <table:table-cell office:value-type="float" office:value="30.0631682624466" calcext:value-type="float">
            <text:p>30.06</text:p>
          </table:table-cell>
          <table:table-cell table:number-columns-repeated="2" office:value-type="float" office:value="32.881590287051" calcext:value-type="float">
            <text:p>32.88</text:p>
          </table:table-cell>
          <table:table-cell office:value-type="float" office:value="-17.22" calcext:value-type="float">
            <text:p>-17.22</text:p>
          </table:table-cell>
          <table:table-cell office:value-type="float" office:value="14.93" calcext:value-type="float">
            <text:p>14.93</text:p>
          </table:table-cell>
          <table:table-cell office:value-type="float" office:value="-17.22" calcext:value-type="float">
            <text:p>-17.2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21.22" calcext:value-type="float">
            <text:p>21.22</text:p>
          </table:table-cell>
          <table:table-cell office:value-type="float" office:value="16.37" calcext:value-type="float">
            <text:p>16.37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36.6394863198568" calcext:value-type="float">
            <text:p>36.64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6.5763180574102" calcext:value-type="float">
            <text:p>6.58</text:p>
          </table:table-cell>
          <table:table-cell office:value-type="float" office:value="21.22" calcext:value-type="float">
            <text:p>21.22</text:p>
          </table:table-cell>
          <table:table-cell office:value-type="float" office:value="656.41" calcext:value-type="float">
            <text:p>656.41</text:p>
          </table:table-cell>
          <table:table-cell office:value-type="float" office:value="69.71" calcext:value-type="float">
            <text:p>69.71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16.37" calcext:value-type="float">
            <text:p>16.37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6.78141433548918" calcext:value-type="float">
            <text:p>6.78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5.3657982214393" calcext:value-type="float">
            <text:p>25.37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274.05" calcext:value-type="float">
            <text:p>274.0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5.81264085899072" calcext:value-type="float">
            <text:p>5.81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6.5763180574102" calcext:value-type="float">
            <text:p>6.58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13.14" calcext:value-type="float">
            <text:p>13.14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565.763710275097" calcext:value-type="float">
            <text:p>565.76</text:p>
          </table:table-cell>
          <table:table-cell office:value-type="float" office:value="212.161391353161" calcext:value-type="float">
            <text:p>212.16</text:p>
          </table:table-cell>
          <table:table-cell office:value-type="float" office:value="217.974032212152" calcext:value-type="float">
            <text:p>217.97</text:p>
          </table:table-cell>
          <table:table-cell office:value-type="float" office:value="846.466081389512" calcext:value-type="float">
            <text:p>846.47</text:p>
          </table:table-cell>
          <table:table-cell office:value-type="float" office:value="145.618471271226" calcext:value-type="float">
            <text:p>145.62</text:p>
          </table:table-cell>
          <table:table-cell office:value-type="float" office:value="155.01321135324" calcext:value-type="float">
            <text:p>155.01</text:p>
          </table:table-cell>
          <table:table-cell office:value-type="float" office:value="-31.36" calcext:value-type="float">
            <text:p>-31.36</text:p>
          </table:table-cell>
          <table:table-cell office:value-type="float" office:value="49.61" calcext:value-type="float">
            <text:p>49.61</text:p>
          </table:table-cell>
          <table:table-cell office:value-type="float" office:value="-28.88" calcext:value-type="float">
            <text:p>-28.88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6.5763180574102" calcext:value-type="float">
            <text:p>6.58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35.77" calcext:value-type="float">
            <text:p>35.77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8.4066960534706" calcext:value-type="float">
            <text:p>18.41</text:p>
          </table:table-cell>
          <table:table-cell table:number-columns-repeated="2" office:value-type="float" office:value="15.5003756239753" calcext:value-type="float">
            <text:p>15.5</text:p>
          </table:table-cell>
          <table:table-cell office:value-type="float" office:value="15.9710581394248" calcext:value-type="float">
            <text:p>15.97</text:p>
          </table:table-cell>
          <table:table-cell table:number-columns-repeated="2" office:value-type="float" office:value="13.1526361148204" calcext:value-type="float">
            <text:p>13.15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23" calcext:value-type="float">
            <text:p>-13.23</text:p>
          </table:table-cell>
          <table:table-cell office:value-type="float" office:value="-15.15" calcext:value-type="float">
            <text:p>-15.15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57439.7419497651" calcext:value-type="float">
            <text:p>57439.74</text:p>
          </table:table-cell>
          <table:table-cell office:value-type="float" office:value="38747.7143152922" calcext:value-type="float">
            <text:p>38747.71</text:p>
          </table:table-cell>
          <table:table-cell office:value-type="float" office:value="38750.9390599382" calcext:value-type="float">
            <text:p>38750.94</text:p>
          </table:table-cell>
          <table:table-cell office:value-type="float" office:value="37978.2930936159" calcext:value-type="float">
            <text:p>37978.29</text:p>
          </table:table-cell>
          <table:table-cell office:value-type="float" office:value="34537.413226506" calcext:value-type="float">
            <text:p>34537.41</text:p>
          </table:table-cell>
          <table:table-cell office:value-type="float" office:value="34618.4082273194" calcext:value-type="float">
            <text:p>34618.41</text:p>
          </table:table-cell>
          <table:table-cell office:value-type="float" office:value="-10.87" calcext:value-type="float">
            <text:p>-10.87</text:p>
          </table:table-cell>
          <table:table-cell office:value-type="float" office:value="-33.88" calcext:value-type="float">
            <text:p>-33.88</text:p>
          </table:table-cell>
          <table:table-cell office:value-type="float" office:value="-10.66" calcext:value-type="float">
            <text:p>-10.66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5.5003756239753" calcext:value-type="float">
            <text:p>15.5</text:p>
          </table:table-cell>
          <table:table-cell table:number-columns-repeated="2" office:value-type="float" office:value="17.4379225769722" calcext:value-type="float">
            <text:p>17.44</text:p>
          </table:table-cell>
          <table:table-cell office:value-type="float" office:value="10.334214090216" calcext:value-type="float">
            <text:p>10.33</text:p>
          </table:table-cell>
          <table:table-cell table:number-columns-repeated="2" office:value-type="float" office:value="13.1526361148204" calcext:value-type="float">
            <text:p>13.15</text:p>
          </table:table-cell>
          <table:table-cell office:value-type="float" office:value="-24.57" calcext:value-type="float">
            <text:p>-24.57</text:p>
          </table:table-cell>
          <table:table-cell office:value-type="float" office:value="-33.33" calcext:value-type="float">
            <text:p>-33.33</text:p>
          </table:table-cell>
          <table:table-cell office:value-type="float" office:value="-24.57" calcext:value-type="float">
            <text:p>-24.57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826.363775453181" calcext:value-type="float">
            <text:p>826.36</text:p>
          </table:table-cell>
          <table:table-cell table:number-columns-repeated="2" office:value-type="float" office:value="464.042495242759" calcext:value-type="float">
            <text:p>464.04</text:p>
          </table:table-cell>
          <table:table-cell office:value-type="float" office:value="348.54485704274" calcext:value-type="float">
            <text:p>348.54</text:p>
          </table:table-cell>
          <table:table-cell table:number-columns-repeated="2" office:value-type="float" office:value="472.555426125333" calcext:value-type="float">
            <text:p>472.56</text:p>
          </table:table-cell>
          <table:table-cell office:value-type="float" office:value="1.83" calcext:value-type="float">
            <text:p>1.83</text:p>
          </table:table-cell>
          <table:table-cell office:value-type="float" office:value="-57.82" calcext:value-type="float">
            <text:p>-57.8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968.828405954572" calcext:value-type="float">
            <text:p>968.83</text:p>
          </table:table-cell>
          <table:table-cell table:number-columns-repeated="2" office:value-type="float" office:value="968.786750632629" calcext:value-type="float">
            <text:p>968.79</text:p>
          </table:table-cell>
          <table:table-cell office:value-type="float" office:value="5259.60978292468" calcext:value-type="float">
            <text:p>5259.61</text:p>
          </table:table-cell>
          <table:table-cell office:value-type="float" office:value="939.490589729807" calcext:value-type="float">
            <text:p>939.49</text:p>
          </table:table-cell>
          <table:table-cell office:value-type="float" office:value="978.651051396426" calcext:value-type="float">
            <text:p>978.65</text:p>
          </table:table-cell>
          <table:table-cell office:value-type="float" office:value="-3.02" calcext:value-type="float">
            <text:p>-3.02</text:p>
          </table:table-cell>
          <table:table-cell office:value-type="float" office:value="442.88" calcext:value-type="float">
            <text:p>442.8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4843.85616312664" calcext:value-type="float">
            <text:p>4843.86</text:p>
          </table:table-cell>
          <table:table-cell office:value-type="float" office:value="3875.08682522848" calcext:value-type="float">
            <text:p>3875.09</text:p>
          </table:table-cell>
          <table:table-cell office:value-type="float" office:value="3875.09390841575" calcext:value-type="float">
            <text:p>3875.09</text:p>
          </table:table-cell>
          <table:table-cell office:value-type="float" office:value="28670.5659875406" calcext:value-type="float">
            <text:p>28670.57</text:p>
          </table:table-cell>
          <table:table-cell office:value-type="float" office:value="4697.35970679319" calcext:value-type="float">
            <text:p>4697.36</text:p>
          </table:table-cell>
          <table:table-cell office:value-type="float" office:value="4697.37186631133" calcext:value-type="float">
            <text:p>4697.37</text:p>
          </table:table-cell>
          <table:table-cell office:value-type="float" office:value="21.22" calcext:value-type="float">
            <text:p>21.22</text:p>
          </table:table-cell>
          <table:table-cell office:value-type="float" office:value="491.9" calcext:value-type="float">
            <text:p>491.9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14357.2229217071" calcext:value-type="float">
            <text:p>14357.22</text:p>
          </table:table-cell>
          <table:table-cell office:value-type="float" office:value="9687.73179666261" calcext:value-type="float">
            <text:p>9687.73</text:p>
          </table:table-cell>
          <table:table-cell office:value-type="float" office:value="9687.73476498454" calcext:value-type="float">
            <text:p>9687.73</text:p>
          </table:table-cell>
          <table:table-cell office:value-type="float" office:value="106750.082866911" calcext:value-type="float">
            <text:p>106750.08</text:p>
          </table:table-cell>
          <table:table-cell office:value-type="float" office:value="11649.4777016981" calcext:value-type="float">
            <text:p>11649.48</text:p>
          </table:table-cell>
          <table:table-cell office:value-type="float" office:value="15500.1428597998" calcext:value-type="float">
            <text:p>15500.14</text:p>
          </table:table-cell>
          <table:table-cell office:value-type="float" office:value="20.25" calcext:value-type="float">
            <text:p>20.25</text:p>
          </table:table-cell>
          <table:table-cell office:value-type="float" office:value="643.53" calcext:value-type="float">
            <text:p>643.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792.456703775735" calcext:value-type="float">
            <text:p>792.46</text:p>
          </table:table-cell>
          <table:table-cell office:value-type="float" office:value="320.664020720988" calcext:value-type="float">
            <text:p>320.66</text:p>
          </table:table-cell>
          <table:table-cell office:value-type="float" office:value="330.351755485973" calcext:value-type="float">
            <text:p>330.35</text:p>
          </table:table-cell>
          <table:table-cell office:value-type="float" office:value="935.716112168651" calcext:value-type="float">
            <text:p>935.72</text:p>
          </table:table-cell>
          <table:table-cell office:value-type="float" office:value="225.47376196835" calcext:value-type="float">
            <text:p>225.47</text:p>
          </table:table-cell>
          <table:table-cell office:value-type="float" office:value="237.686924074969" calcext:value-type="float">
            <text:p>237.69</text:p>
          </table:table-cell>
          <table:table-cell office:value-type="float" office:value="-29.69" calcext:value-type="float">
            <text:p>-29.69</text:p>
          </table:table-cell>
          <table:table-cell office:value-type="float" office:value="18.08" calcext:value-type="float">
            <text:p>18.08</text:p>
          </table:table-cell>
          <table:table-cell office:value-type="float" office:value="-28.05" calcext:value-type="float">
            <text:p>-28.05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2521.71735932548" calcext:value-type="float">
            <text:p>2521.72</text:p>
          </table:table-cell>
          <table:table-cell table:number-columns-repeated="2" office:value-type="float" office:value="2577.90622096239" calcext:value-type="float">
            <text:p>2577.91</text:p>
          </table:table-cell>
          <table:table-cell office:value-type="float" office:value="5611.4782509873" calcext:value-type="float">
            <text:p>5611.48</text:p>
          </table:table-cell>
          <table:table-cell office:value-type="float" office:value="1875.19012037011" calcext:value-type="float">
            <text:p>1875.19</text:p>
          </table:table-cell>
          <table:table-cell office:value-type="float" office:value="1942.83224896061" calcext:value-type="float">
            <text:p>1942.83</text:p>
          </table:table-cell>
          <table:table-cell office:value-type="float" office:value="-27.26" calcext:value-type="float">
            <text:p>-27.26</text:p>
          </table:table-cell>
          <table:table-cell office:value-type="float" office:value="122.53" calcext:value-type="float">
            <text:p>122.53</text:p>
          </table:table-cell>
          <table:table-cell office:value-type="float" office:value="-24.64" calcext:value-type="float">
            <text:p>-24.64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56.1888616369103" calcext:value-type="float">
            <text:p>56.19</text:p>
          </table:table-cell>
          <table:table-cell table:number-columns-repeated="2" office:value-type="float" office:value="9.68773476498454" calcext:value-type="float">
            <text:p>9.69</text:p>
          </table:table-cell>
          <table:table-cell office:value-type="float" office:value="130.586887140002" calcext:value-type="float">
            <text:p>130.59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51.51" calcext:value-type="float">
            <text:p>-51.51</text:p>
          </table:table-cell>
          <table:table-cell office:value-type="float" office:value="132.41" calcext:value-type="float">
            <text:p>132.41</text:p>
          </table:table-cell>
          <table:table-cell office:value-type="float" office:value="-51.51" calcext:value-type="float">
            <text:p>-51.51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1690.5097164898" calcext:value-type="float">
            <text:p>1690.51</text:p>
          </table:table-cell>
          <table:table-cell office:value-type="float" office:value="1078.24487934278" calcext:value-type="float">
            <text:p>1078.24</text:p>
          </table:table-cell>
          <table:table-cell office:value-type="float" office:value="1089.87016106076" calcext:value-type="float">
            <text:p>1089.87</text:p>
          </table:table-cell>
          <table:table-cell office:value-type="float" office:value="2229.37182146206" calcext:value-type="float">
            <text:p>2229.37</text:p>
          </table:table-cell>
          <table:table-cell office:value-type="float" office:value="923.502950062032" calcext:value-type="float">
            <text:p>923.5</text:p>
          </table:table-cell>
          <table:table-cell office:value-type="float" office:value="958.263488365486" calcext:value-type="float">
            <text:p>958.26</text:p>
          </table:table-cell>
          <table:table-cell office:value-type="float" office:value="-14.35" calcext:value-type="float">
            <text:p>-14.35</text:p>
          </table:table-cell>
          <table:table-cell office:value-type="float" office:value="31.88" calcext:value-type="float">
            <text:p>31.88</text:p>
          </table:table-cell>
          <table:table-cell office:value-type="float" office:value="-12.08" calcext:value-type="float">
            <text:p>-12.08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59418.762271414" calcext:value-type="float">
            <text:p>59418.76</text:p>
          </table:table-cell>
          <table:table-cell office:value-type="float" office:value="33907.4273015951" calcext:value-type="float">
            <text:p>33907.43</text:p>
          </table:table-cell>
          <table:table-cell office:value-type="float" office:value="33969.1084275053" calcext:value-type="float">
            <text:p>33969.11</text:p>
          </table:table-cell>
          <table:table-cell office:value-type="float" office:value="202926.404957829" calcext:value-type="float">
            <text:p>202926.4</text:p>
          </table:table-cell>
          <table:table-cell office:value-type="float" office:value="32881.5924497202" calcext:value-type="float">
            <text:p>32881.59</text:p>
          </table:table-cell>
          <table:table-cell office:value-type="float" office:value="32881.7973042824" calcext:value-type="float">
            <text:p>32881.8</text:p>
          </table:table-cell>
          <table:table-cell office:value-type="float" office:value="-3.03" calcext:value-type="float">
            <text:p>-3.03</text:p>
          </table:table-cell>
          <table:table-cell office:value-type="float" office:value="241.52" calcext:value-type="float">
            <text:p>241.52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311.945059432502" calcext:value-type="float">
            <text:p>311.95</text:p>
          </table:table-cell>
          <table:table-cell table:number-columns-repeated="2" office:value-type="float" office:value="296.444683808527" calcext:value-type="float">
            <text:p>296.44</text:p>
          </table:table-cell>
          <table:table-cell office:value-type="float" office:value="248.021138165185" calcext:value-type="float">
            <text:p>248.02</text:p>
          </table:table-cell>
          <table:table-cell table:number-columns-repeated="2" office:value-type="float" office:value="305.329052665473" calcext:value-type="float">
            <text:p>305.33</text:p>
          </table:table-cell>
          <table:table-cell office:value-type="float" office:value="3" calcext:value-type="float">
            <text:p>3</text:p>
          </table:table-cell>
          <table:table-cell office:value-type="float" office:value="-20.49" calcext:value-type="float">
            <text:p>-20.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6.78141433548918" calcext:value-type="float">
            <text:p>6.78</text:p>
          </table:table-cell>
          <table:table-cell table:number-columns-repeated="2" office:value-type="float" office:value="5.81264085899072" calcext:value-type="float">
            <text:p>5.81</text:p>
          </table:table-cell>
          <table:table-cell office:value-type="float" office:value="136.223731189211" calcext:value-type="float">
            <text:p>136.22</text:p>
          </table:table-cell>
          <table:table-cell office:value-type="float" office:value="7.51579206561165" calcext:value-type="float">
            <text:p>7.52</text:p>
          </table:table-cell>
          <table:table-cell office:value-type="float" office:value="26.3052722296408" calcext:value-type="float">
            <text:p>26.31</text:p>
          </table:table-cell>
          <table:table-cell office:value-type="float" office:value="29.3" calcext:value-type="float">
            <text:p>29.3</text:p>
          </table:table-cell>
          <table:table-cell office:value-type="float" office:value="1908.78" calcext:value-type="float">
            <text:p>1908.78</text:p>
          </table:table-cell>
          <table:table-cell office:value-type="float" office:value="352.55" calcext:value-type="float">
            <text:p>352.55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35.8446186304428" calcext:value-type="float">
            <text:p>35.84</text:p>
          </table:table-cell>
          <table:table-cell office:value-type="float" office:value="14.5316021474768" calcext:value-type="float">
            <text:p>14.53</text:p>
          </table:table-cell>
          <table:table-cell office:value-type="float" office:value="15.5003756239753" calcext:value-type="float">
            <text:p>15.5</text:p>
          </table:table-cell>
          <table:table-cell office:value-type="float" office:value="86.431608754534" calcext:value-type="float">
            <text:p>86.43</text:p>
          </table:table-cell>
          <table:table-cell table:number-columns-repeated="2" office:value-type="float" office:value="7.51579206561165" calcext:value-type="float">
            <text:p>7.52</text:p>
          </table:table-cell>
          <table:table-cell office:value-type="float" office:value="-48.28" calcext:value-type="float">
            <text:p>-48.28</text:p>
          </table:table-cell>
          <table:table-cell office:value-type="float" office:value="141.13" calcext:value-type="float">
            <text:p>141.13</text:p>
          </table:table-cell>
          <table:table-cell office:value-type="float" office:value="-51.51" calcext:value-type="float">
            <text:p>-51.51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5.81264085899072" calcext:value-type="float">
            <text:p>5.81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office:value-type="float" office:value="7.51579206561165" calcext:value-type="float">
            <text:p>7.52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3.02" calcext:value-type="float">
            <text:p>-3.02</text:p>
          </table:table-cell>
          <table:table-cell office:value-type="float" office:value="29.3" calcext:value-type="float">
            <text:p>29.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1161.55939832165" calcext:value-type="float">
            <text:p>1161.56</text:p>
          </table:table-cell>
          <table:table-cell office:value-type="float" office:value="617.108704529515" calcext:value-type="float">
            <text:p>617.11</text:p>
          </table:table-cell>
          <table:table-cell office:value-type="float" office:value="627.765212770998" calcext:value-type="float">
            <text:p>627.77</text:p>
          </table:table-cell>
          <table:table-cell office:value-type="float" office:value="1549.1926395242" calcext:value-type="float">
            <text:p>1549.19</text:p>
          </table:table-cell>
          <table:table-cell office:value-type="float" office:value="515.7712305026" calcext:value-type="float">
            <text:p>515.77</text:p>
          </table:table-cell>
          <table:table-cell office:value-type="float" office:value="538.318606699435" calcext:value-type="float">
            <text:p>538.32</text:p>
          </table:table-cell>
          <table:table-cell office:value-type="float" office:value="-16.42" calcext:value-type="float">
            <text:p>-16.42</text:p>
          </table:table-cell>
          <table:table-cell office:value-type="float" office:value="33.37" calcext:value-type="float">
            <text:p>33.37</text:p>
          </table:table-cell>
          <table:table-cell office:value-type="float" office:value="-14.25" calcext:value-type="float">
            <text:p>-14.25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6.78141433548918" calcext:value-type="float">
            <text:p>6.78</text:p>
          </table:table-cell>
          <table:table-cell table:number-columns-repeated="2" office:value-type="float" office:value="5.81264085899072" calcext:value-type="float">
            <text:p>5.81</text:p>
          </table:table-cell>
          <table:table-cell office:value-type="float" office:value="8.45526607381311" calcext:value-type="float">
            <text:p>8.46</text:p>
          </table:table-cell>
          <table:table-cell table:number-columns-repeated="2" office:value-type="float" office:value="5.63684404920874" calcext:value-type="float">
            <text:p>5.64</text:p>
          </table:table-cell>
          <table:table-cell office:value-type="float" office:value="-3.02" calcext:value-type="float">
            <text:p>-3.02</text:p>
          </table:table-cell>
          <table:table-cell office:value-type="float" office:value="24.68" calcext:value-type="float">
            <text:p>24.6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265560.1882182" calcext:value-type="float">
            <text:p>265560.19</text:p>
          </table:table-cell>
          <table:table-cell office:value-type="float" office:value="145387.525779663" calcext:value-type="float">
            <text:p>145387.53</text:p>
          </table:table-cell>
          <table:table-cell office:value-type="float" office:value="146011.883383269" calcext:value-type="float">
            <text:p>146011.88</text:p>
          </table:table-cell>
          <table:table-cell office:value-type="float" office:value="492684.164538911" calcext:value-type="float">
            <text:p>492684.16</text:p>
          </table:table-cell>
          <table:table-cell office:value-type="float" office:value="150048.857510889" calcext:value-type="float">
            <text:p>150048.86</text:p>
          </table:table-cell>
          <table:table-cell office:value-type="float" office:value="152112.82022142" calcext:value-type="float">
            <text:p>152112.82</text:p>
          </table:table-cell>
          <table:table-cell office:value-type="float" office:value="3.21" calcext:value-type="float">
            <text:p>3.21</text:p>
          </table:table-cell>
          <table:table-cell office:value-type="float" office:value="85.53" calcext:value-type="float">
            <text:p>85.53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5240476.22016303" calcext:value-type="float">
            <text:p>5240476.22</text:p>
          </table:table-cell>
          <table:table-cell office:value-type="float" office:value="4370775.04138013" calcext:value-type="float">
            <text:p>4370775.04</text:p>
          </table:table-cell>
          <table:table-cell office:value-type="float" office:value="4384859.69988422" calcext:value-type="float">
            <text:p>4384859.7</text:p>
          </table:table-cell>
          <table:table-cell office:value-type="float" office:value="4767984.62897203" calcext:value-type="float">
            <text:p>4767984.63</text:p>
          </table:table-cell>
          <table:table-cell table:number-columns-repeated="2" office:value-type="float" office:value="4719931.79029964" calcext:value-type="float">
            <text:p>4719931.79</text:p>
          </table:table-cell>
          <table:table-cell office:value-type="float" office:value="7.99" calcext:value-type="float">
            <text:p>7.99</text:p>
          </table:table-cell>
          <table:table-cell office:value-type="float" office:value="-9.02" calcext:value-type="float">
            <text:p>-9.02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9.68773476498454" calcext:value-type="float">
            <text:p>9.69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office:value-type="float" office:value="9.39474008201456" calcext:value-type="float">
            <text:p>9.39</text:p>
          </table:table-cell>
          <table:table-cell table:number-columns-repeated="2" office:value-type="float" office:value="5.63684404920874" calcext:value-type="float">
            <text:p>5.64</text:p>
          </table:table-cell>
          <table:table-cell office:value-type="float" office:value="16.37" calcext:value-type="float">
            <text:p>16.37</text:p>
          </table:table-cell>
          <table:table-cell office:value-type="float" office:value="-3.02" calcext:value-type="float">
            <text:p>-3.02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820904.300965048" calcext:value-type="float">
            <text:p>820904.3</text:p>
          </table:table-cell>
          <table:table-cell table:number-columns-repeated="2" office:value-type="float" office:value="868440.271664569" calcext:value-type="float">
            <text:p>868440.27</text:p>
          </table:table-cell>
          <table:table-cell office:value-type="float" office:value="2065709.99765359" calcext:value-type="float">
            <text:p>2065710</text:p>
          </table:table-cell>
          <table:table-cell office:value-type="float" office:value="894942.944243051" calcext:value-type="float">
            <text:p>894942.94</text:p>
          </table:table-cell>
          <table:table-cell office:value-type="float" office:value="902116.196437578" calcext:value-type="float">
            <text:p>902116.2</text:p>
          </table:table-cell>
          <table:table-cell office:value-type="float" office:value="3.05" calcext:value-type="float">
            <text:p>3.05</text:p>
          </table:table-cell>
          <table:table-cell office:value-type="float" office:value="151.64" calcext:value-type="float">
            <text:p>151.64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5.81264085899072" calcext:value-type="float">
            <text:p>5.81</text:p>
          </table:table-cell>
          <table:table-cell table:number-columns-repeated="2" office:value-type="float" office:value="6.78141433548918" calcext:value-type="float">
            <text:p>6.78</text:p>
          </table:table-cell>
          <table:table-cell table:number-columns-repeated="3" office:value-type="float" office:value="3.75789603280583" calcext:value-type="float">
            <text:p>3.76</text:p>
          </table:table-cell>
          <table:table-cell office:value-type="float" office:value="-44.59" calcext:value-type="float">
            <text:p>-44.59</text:p>
          </table:table-cell>
          <table:table-cell office:value-type="float" office:value="-35.35" calcext:value-type="float">
            <text:p>-35.35</text:p>
          </table:table-cell>
          <table:table-cell office:value-type="float" office:value="-44.59" calcext:value-type="float">
            <text:p>-44.59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3475012.64511257" calcext:value-type="float">
            <text:p>3475012.65</text:p>
          </table:table-cell>
          <table:table-cell office:value-type="float" office:value="6151690.69869676" calcext:value-type="float">
            <text:p>6151690.7</text:p>
          </table:table-cell>
          <table:table-cell office:value-type="float" office:value="6130491.56153596" calcext:value-type="float">
            <text:p>6130491.56</text:p>
          </table:table-cell>
          <table:table-cell office:value-type="float" office:value="3784271.46055418" calcext:value-type="float">
            <text:p>3784271.46</text:p>
          </table:table-cell>
          <table:table-cell office:value-type="float" office:value="6448707.75274408" calcext:value-type="float">
            <text:p>6448707.75</text:p>
          </table:table-cell>
          <table:table-cell office:value-type="float" office:value="6421138.98192081" calcext:value-type="float">
            <text:p>6421138.98</text:p>
          </table:table-cell>
          <table:table-cell office:value-type="float" office:value="4.83" calcext:value-type="float">
            <text:p>4.83</text:p>
          </table:table-cell>
          <table:table-cell office:value-type="float" office:value="8.9" calcext:value-type="float">
            <text:p>8.9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209.255070923666" calcext:value-type="float">
            <text:p>209.26</text:p>
          </table:table-cell>
          <table:table-cell office:value-type="float" office:value="88.1583863613593" calcext:value-type="float">
            <text:p>88.16</text:p>
          </table:table-cell>
          <table:table-cell office:value-type="float" office:value="90.0959333143562" calcext:value-type="float">
            <text:p>90.1</text:p>
          </table:table-cell>
          <table:table-cell office:value-type="float" office:value="366.394863198568" calcext:value-type="float">
            <text:p>366.39</text:p>
          </table:table-cell>
          <table:table-cell office:value-type="float" office:value="46.9737004100728" calcext:value-type="float">
            <text:p>46.97</text:p>
          </table:table-cell>
          <table:table-cell office:value-type="float" office:value="49.7921224346772" calcext:value-type="float">
            <text:p>49.79</text:p>
          </table:table-cell>
          <table:table-cell office:value-type="float" office:value="-46.72" calcext:value-type="float">
            <text:p>-46.72</text:p>
          </table:table-cell>
          <table:table-cell office:value-type="float" office:value="75.09" calcext:value-type="float">
            <text:p>75.09</text:p>
          </table:table-cell>
          <table:table-cell office:value-type="float" office:value="-44.73" calcext:value-type="float">
            <text:p>-44.73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8.71896128848609" calcext:value-type="float">
            <text:p>8.72</text:p>
          </table:table-cell>
          <table:table-cell table:number-columns-repeated="2" office:value-type="float" office:value="6.78141433548918" calcext:value-type="float">
            <text:p>6.78</text:p>
          </table:table-cell>
          <table:table-cell office:value-type="float" office:value="6.5763180574102" calcext:value-type="float">
            <text:p>6.58</text:p>
          </table:table-cell>
          <table:table-cell table:number-columns-repeated="2" office:value-type="float" office:value="5.63684404920874" calcext:value-type="float">
            <text:p>5.64</text:p>
          </table:table-cell>
          <table:table-cell office:value-type="float" office:value="-16.88" calcext:value-type="float">
            <text:p>-16.88</text:p>
          </table:table-cell>
          <table:table-cell office:value-type="float" office:value="-24.57" calcext:value-type="float">
            <text:p>-24.57</text:p>
          </table:table-cell>
          <table:table-cell office:value-type="float" office:value="-16.88" calcext:value-type="float">
            <text:p>-16.88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78.4706515963748" calcext:value-type="float">
            <text:p>78.47</text:p>
          </table:table-cell>
          <table:table-cell table:number-columns-repeated="2" office:value-type="float" office:value="87.1896128848609" calcext:value-type="float">
            <text:p>87.19</text:p>
          </table:table-cell>
          <table:table-cell office:value-type="float" office:value="70.4605506151092" calcext:value-type="float">
            <text:p>70.46</text:p>
          </table:table-cell>
          <table:table-cell office:value-type="float" office:value="80.7947647053253" calcext:value-type="float">
            <text:p>80.79</text:p>
          </table:table-cell>
          <table:table-cell office:value-type="float" office:value="79.8552906971238" calcext:value-type="float">
            <text:p>79.86</text:p>
          </table:table-cell>
          <table:table-cell office:value-type="float" office:value="-7.33" calcext:value-type="float">
            <text:p>-7.33</text:p>
          </table:table-cell>
          <table:table-cell office:value-type="float" office:value="-10.21" calcext:value-type="float">
            <text:p>-10.21</text:p>
          </table:table-cell>
          <table:table-cell office:value-type="float" office:value="-8.41" calcext:value-type="float">
            <text:p>-8.41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764738.726976222" calcext:value-type="float">
            <text:p>764738.73</text:p>
          </table:table-cell>
          <table:table-cell office:value-type="float" office:value="742296.664799096" calcext:value-type="float">
            <text:p>742296.66</text:p>
          </table:table-cell>
          <table:table-cell office:value-type="float" office:value="743231.463877261" calcext:value-type="float">
            <text:p>743231.46</text:p>
          </table:table-cell>
          <table:table-cell office:value-type="float" office:value="753101.421663501" calcext:value-type="float">
            <text:p>753101.42</text:p>
          </table:table-cell>
          <table:table-cell office:value-type="float" office:value="661117.254311447" calcext:value-type="float">
            <text:p>661117.25</text:p>
          </table:table-cell>
          <table:table-cell office:value-type="float" office:value="662430.075290508" calcext:value-type="float">
            <text:p>662430.08</text:p>
          </table:table-cell>
          <table:table-cell office:value-type="float" office:value="-10.94" calcext:value-type="float">
            <text:p>-10.94</text:p>
          </table:table-cell>
          <table:table-cell office:value-type="float" office:value="-1.52" calcext:value-type="float">
            <text:p>-1.52</text:p>
          </table:table-cell>
          <table:table-cell office:value-type="float" office:value="-10.87" calcext:value-type="float">
            <text:p>-10.87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543649147.5809" calcext:value-type="float">
            <text:p>5.44E+08</text:p>
          </table:table-cell>
          <table:table-cell table:style-name="ce6" office:value-type="float" office:value="381405537.111497" calcext:value-type="float">
            <text:p>3.81E+08</text:p>
          </table:table-cell>
          <table:table-cell table:style-name="ce6" office:value-type="float" office:value="396837746.588275" calcext:value-type="float">
            <text:p>3.97E+08</text:p>
          </table:table-cell>
          <table:table-cell table:style-name="ce6" office:value-type="float" office:value="919456072.857725" calcext:value-type="float">
            <text:p>9.19E+08</text:p>
          </table:table-cell>
          <table:table-cell table:style-name="ce6" office:value-type="float" office:value="321364898.435662" calcext:value-type="float">
            <text:p>3.21E+08</text:p>
          </table:table-cell>
          <table:table-cell table:style-name="ce6" office:value-type="float" office:value="324171265.082819" calcext:value-type="float">
            <text:p>3.24E+08</text:p>
          </table:table-cell>
          <table:table-cell office:value-type="float" office:value="-15.74" calcext:value-type="float">
            <text:p>-15.74</text:p>
          </table:table-cell>
          <table:table-cell office:value-type="float" office:value="69.13" calcext:value-type="float">
            <text:p>69.13</text:p>
          </table:table-cell>
          <table:table-cell office:value-type="float" office:value="-18.31" calcext:value-type="float">
            <text:p>-18.31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81" calcext:value-type="float">
            <text:p>281</text:p>
          </table:table-cell>
          <table:table-cell office:value-type="float" office:value="18072" calcext:value-type="float">
            <text:p>18072</text:p>
          </table:table-cell>
          <table:table-cell office:value-type="float" office:value="18353" calcext:value-type="float">
            <text:p>1835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1365247582.77299" calcext:value-type="float">
            <text:p>1.37E+09</text:p>
          </table:table-cell>
          <table:table-cell table:style-name="ce6" office:value-type="float" office:value="618625860.224767" calcext:value-type="float">
            <text:p>6.19E+08</text:p>
          </table:table-cell>
          <table:table-cell table:style-name="ce6" office:value-type="float" office:value="627099262.915703" calcext:value-type="float">
            <text:p>6.27E+08</text:p>
          </table:table-cell>
          <table:table-cell table:style-name="ce6" office:value-type="float" office:value="1177390390.20674" calcext:value-type="float">
            <text:p>1.18E+09</text:p>
          </table:table-cell>
          <table:table-cell table:style-name="ce6" office:value-type="float" office:value="555796490.300878" calcext:value-type="float">
            <text:p>5.56E+08</text:p>
          </table:table-cell>
          <table:table-cell table:style-name="ce6" office:value-type="float" office:value="576292677.148621" calcext:value-type="float">
            <text:p>5.76E+08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3.76" calcext:value-type="float">
            <text:p>-13.76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420" calcext:value-type="float">
            <text:p>420</text:p>
          </table:table-cell>
          <table:table-cell office:value-type="float" office:value="25876" calcext:value-type="float">
            <text:p>25876</text:p>
          </table:table-cell>
          <table:table-cell office:value-type="float" office:value="26296" calcext:value-type="float">
            <text:p>2629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611940462.645728" calcext:value-type="float">
            <text:p>6.12E+08</text:p>
          </table:table-cell>
          <table:table-cell table:number-columns-repeated="2" table:style-name="ce6" office:value-type="float" office:value="118609280.485509" calcext:value-type="float">
            <text:p>1.19E+08</text:p>
          </table:table-cell>
          <table:table-cell table:style-name="ce6" office:value-type="float" office:value="168663146.247127" calcext:value-type="float">
            <text:p>1.69E+08</text:p>
          </table:table-cell>
          <table:table-cell table:number-columns-repeated="2" table:style-name="ce6" office:value-type="float" office:value="118921532.656382" calcext:value-type="float">
            <text:p>1.19E+08</text:p>
          </table:table-cell>
          <table:table-cell office:value-type="float" office:value="0.26" calcext:value-type="float">
            <text:p>0.26</text:p>
          </table:table-cell>
          <table:table-cell office:value-type="float" office:value="-72.44" calcext:value-type="float">
            <text:p>-72.4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2" calcext:value-type="float">
            <text:p>82</text:p>
          </table:table-cell>
          <table:table-cell office:value-type="float" office:value="14428" calcext:value-type="float">
            <text:p>14428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7750187.81255843" calcext:value-type="float">
            <text:p>7750187.81</text:p>
          </table:table-cell>
          <table:table-cell table:style-name="ce6" office:value-type="float" office:value="44351074.3682252" calcext:value-type="float">
            <text:p>4.44E+07</text:p>
          </table:table-cell>
          <table:table-cell table:style-name="ce6" office:value-type="float" office:value="44125421.4543418" calcext:value-type="float">
            <text:p>4.41E+07</text:p>
          </table:table-cell>
          <table:table-cell table:style-name="ce6" office:value-type="float" office:value="14268105.4699792" calcext:value-type="float">
            <text:p>1.43E+07</text:p>
          </table:table-cell>
          <table:table-cell table:style-name="ce6" office:value-type="float" office:value="40649067.4382975" calcext:value-type="float">
            <text:p>4.06E+07</text:p>
          </table:table-cell>
          <table:table-cell table:style-name="ce6" office:value-type="float" office:value="40297379.449991" calcext:value-type="float">
            <text:p>4.03E+07</text:p>
          </table:table-cell>
          <table:table-cell office:value-type="float" office:value="-8.35" calcext:value-type="float">
            <text:p>-8.35</text:p>
          </table:table-cell>
          <table:table-cell office:value-type="float" office:value="84.1" calcext:value-type="float">
            <text:p>84.1</text:p>
          </table:table-cell>
          <table:table-cell office:value-type="float" office:value="-8.68" calcext:value-type="float">
            <text:p>-8.68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27" calcext:value-type="float">
            <text:p>127</text:p>
          </table:table-cell>
          <table:table-cell office:value-type="float" office:value="10467" calcext:value-type="float">
            <text:p>10467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1818339.37671377" calcext:value-type="float">
            <text:p>1818339.38</text:p>
          </table:table-cell>
          <table:table-cell office:value-type="float" office:value="730862.566832575" calcext:value-type="float">
            <text:p>730862.57</text:p>
          </table:table-cell>
          <table:table-cell office:value-type="float" office:value="830852.708793842" calcext:value-type="float">
            <text:p>830852.71</text:p>
          </table:table-cell>
          <table:table-cell office:value-type="float" office:value="7752032.42932895" calcext:value-type="float">
            <text:p>7752032.43</text:p>
          </table:table-cell>
          <table:table-cell office:value-type="float" office:value="1691052.3769661" calcext:value-type="float">
            <text:p>1691052.38</text:p>
          </table:table-cell>
          <table:table-cell office:value-type="float" office:value="2255303.48667913" calcext:value-type="float">
            <text:p>2255303.49</text:p>
          </table:table-cell>
          <table:table-cell office:value-type="float" office:value="131.38" calcext:value-type="float">
            <text:p>131.38</text:p>
          </table:table-cell>
          <table:table-cell office:value-type="float" office:value="326.32" calcext:value-type="float">
            <text:p>326.32</text:p>
          </table:table-cell>
          <table:table-cell office:value-type="float" office:value="171.44" calcext:value-type="float">
            <text:p>171.44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3706" calcext:value-type="float">
            <text:p>3706</text:p>
          </table:table-cell>
          <table:table-cell office:value-type="float" office:value="32830" calcext:value-type="float">
            <text:p>32830</text:p>
          </table:table-cell>
          <table:table-cell office:value-type="float" office:value="36536" calcext:value-type="float">
            <text:p>36536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</table:table>
      <table:table table:name="configANDmapping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>
            <text:p>EVENT L1 MAP</text:p>
          </table:table-cell>
          <table:table-cell table:style-name="ce5" table:number-columns-repeated="3"/>
          <table:table-cell table:number-columns-repeated="3"/>
          <table:table-cell office:value-type="string" calcext:value-type="string">
            <text:p>RUN_ID</text:p>
          </table:table-cell>
          <table:table-cell table:style-name="ce5" office:value-type="string" calcext:value-type="string">
            <text:p>R1P_19Oct19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EGMENT <text:s text:c="12"/></text:p>
          </table:table-cell>
          <table:table-cell table:style-name="ce5" office:value-type="string" calcext:value-type="string">
            <text:p>PRODUCT <text:s text:c="42"/></text:p>
          </table:table-cell>
          <table:table-cell table:style-name="ce5" office:value-type="string" calcext:value-type="string">
            <text:p>event_id_l1</text:p>
          </table:table-cell>
          <table:table-cell/>
          <table:table-cell office:value-type="string" calcext:value-type="string">
            <text:p>sparkContex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33250 <text:s text:c="3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FE_INSURANCE <text:s text:c="5"/></text:p>
          </table:table-cell>
          <table:table-cell office:value-type="string" calcext:value-type="string">
            <text:p>LIFE_INSURANCE <text:s text:c="35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appName = "habitualExploree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CASH <text:s text:c="45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master = "local[*]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F <text:s text:c="17"/></text:p>
          </table:table-cell>
          <table:table-cell office:value-type="string" calcext:value-type="string">
            <text:p>STP <text:s text:c="46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 <text:s text:c="36"/>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F <text:s text:c="17"/></text:p>
          </table:table-cell>
          <table:table-cell office:value-type="string" calcext:value-type="string">
            <text:p>SWP <text:s text:c="46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eWind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eATM <text:s text:c="45"/>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CY_DERIVATIVES</text:p>
          </table:table-cell>
          <table:table-cell office:value-type="string" calcext:value-type="string">
            <text:p>FUTURES <text:s text:c="42"/>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75000 <text:s text:c="36"/>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2"/>windowStart="2017-07-01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OPTION195 <text:s text:c="40"/>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windowEnd="2019-10-16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 <text:s text:c="43"/>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IHEALTH PLUS <text:s text:c="10"/>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2"/>trainStart = "2017-07-01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Two Wheeler <text:s text:c="12"/>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trainEnd="2018-04-01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CY_DERIVATIVES</text:p>
          </table:table-cell>
          <table:table-cell office:value-type="string" calcext:value-type="string">
            <text:p>OPTIONS <text:s text:c="42"/>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F <text:s text:c="17"/></text:p>
          </table:table-cell>
          <table:table-cell office:value-type="string" calcext:value-type="string">
            <text:p>TIP <text:s text:c="46"/>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yStart ="2018-07-01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S <text:s text:c="16"/></text:p>
          </table:table-cell>
          <table:table-cell office:value-type="string" calcext:value-type="string">
            <text:p>NPS <text:s text:c="46"/>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yEnd="2019-04-01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BTST <text:s text:c="45"/>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F <text:s text:c="17"/></text:p>
          </table:table-cell>
          <table:table-cell office:value-type="string" calcext:value-type="string">
            <text:p>LUMPSUM <text:s text:c="42"/>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2"/>testStart = "2019-07-15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OTHER FD <text:s text:c="41"/>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testEnd="2019-08-16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 <text:s text:c="36"/>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IPO <text:s text:c="46"/>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2"/>postAnalysisStart = "2019-09-12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Religare Care <text:s text:c="19"/>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2"/>postAnalysisEnd = "2019-10-15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BULLET <text:s text:c="43"/>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2000 <text:s text:c="35"/>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SPOT <text:s text:c="45"/>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OFS <text:s text:c="46"/>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00000 <text:s text:c="35"/>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ileInf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0000 <text:s text:c="35"/>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Stop Loss <text:s text:c="29"/>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2"/>transactionFile 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<text:s text:c="39"/>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4"/>name = "/OctopusLayout_v2/transactions/*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2000 <text:s text:c="35"/>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 text:c="2"/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CORPORATE BONDS <text:s text:c="34"/>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2"/>userAttributesFile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Personal Protect <text:s text:c="6"/>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4"/>name = "/OctopusLayout_v2/user_attributes/*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FIXED DEPOSITS <text:s text:c="35"/>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2"/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F <text:s text:c="17"/></text:p>
          </table:table-cell>
          <table:table-cell office:value-type="string" calcext:value-type="string">
            <text:p>SIP <text:s text:c="46"/>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2"/>eventAttributesFile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 <text:s text:c="35"/>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 text:c="4"/>name= "/OctopusLayout_v2/event_attributes/*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IPOBONDS <text:s text:c="41"/>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 text:c="2"/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00 <text:s text:c="40"/>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2"/>attributesFile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4500 <text:s text:c="39"/>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 text:c="4"/>name= "/OctopusLayout_v2/attributes/*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Private Car <text:s text:c="12"/>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2"/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GOI <text:s text:c="46"/>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 text:c="2"/>userIdMapFile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MultiTri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 text:c="4"/>name = "/OctopusLayout_v2/user_map/*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0 <text:s text:c="35"/>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 text:c="2"/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1000 <text:s text:c="35"/>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2000 <text:s text:c="35"/>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5000 <text:s text:c="36"/>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mappedEventCol = "event_l1_id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 <text:s text:c="43"/>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hannelCol = "channel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50000 <text:s text:c="35"/>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CHI <text:s text:c="19"/>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useCas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PLUS <text:s text:c="39"/>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TAKEOVER <text:s text:c="41"/>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s text:c="2"/>interestedEvents = [2,3,11,15,16,17,18,19,29,30,32,34,35,41,47,49,50,55,63,4,6,7,8,13,14,21,22,25,26,37,40,51,52,56,58,60,62,5001,5002,5003,5004,5005,5006,5007,5008,5009,5010,6001,6002,6003,7001,7002,7003,7004,7005,7006,7007,7008,7009,7010,7011,8001,8002,9001,9002,9003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ome Insurance:I-Lombard Home <text:s text:c="20"/>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1000 <text:s text:c="35"/>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 text:c="2"/>targetEvents = [34,35,3,11,55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500 <text:s text:c="39"/>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sPLUS <text:s text:c="38"/>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s text:c="2"/>analysisEvents = [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DELISTING <text:s text:c="40"/>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0 <text:s text:c="34"/>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rePostAnalys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RIGHTSISSUE <text:s text:c="38"/>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IGAIN <text:s text:c="44"/>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s text:c="4"/>//granularity = ["week" / "month"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O <text:s text:c="16"/></text:p>
          </table:table-cell>
          <table:table-cell office:value-type="string" calcext:value-type="string">
            <text:p>BUYBACK <text:s text:c="42"/>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 text:c="8"/>granularity = "month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50000 <text:s text:c="35"/>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RoundTrip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 <text:s text:c="43"/>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commend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--------------------+--------------------------------------------------+-----------+</text:p>
          </table:table-cell>
          <table:table-cell table:number-columns-repeated="4"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noRecommendEvent = 9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n_recomms = 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ushExpSummaries = 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//conversionModel param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nseenEventPredicti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//For now this stage shares the interestedEvents / targetEvents / runModel / n_recomms parameters same as habitual.AI run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dateWindo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{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rainStartX = "2018-08-01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rainEndX <text:s text:c="2"/>= "2018-08-16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rainStartY = "2018-08-16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rainEndY <text:s text:c="2"/>= "2018-08-31"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6"/>testStartX = "2018-09-01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estEndX <text:s text:c="2"/>= "2018-09-16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estStartY = "2018-09-16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6"/>testEndY <text:s text:c="2"/>= "2018-09-30"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enforced_skew_ratio = 5.67</text:p>
          </table:table-cell>
          <table:table-cell table:number-columns-repeated="3"/>
        </table:table-row>
      </table:table>
      <table:table table:name="Agg_controlbase" table:style-name="ta1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q_cuts <text:s text:c="27"/></text:p>
          </table:table-cell>
          <table:table-cell table:style-name="ce5" office:value-type="string" calcext:value-type="string">
            <text:p>A_pre <text:s text:c="14"/></text:p>
          </table:table-cell>
          <table:table-cell table:style-name="ce5" office:value-type="string" calcext:value-type="string">
            <text:p>B_pre <text:s text:c="14"/></text:p>
          </table:table-cell>
          <table:table-cell table:style-name="ce5" office:value-type="string" calcext:value-type="string">
            <text:p>BAU_pre <text:s text:c="12"/></text:p>
          </table:table-cell>
          <table:table-cell table:style-name="ce5" office:value-type="string" calcext:value-type="string">
            <text:p>A_post <text:s text:c="13"/></text:p>
          </table:table-cell>
          <table:table-cell table:style-name="ce5" office:value-type="string" calcext:value-type="string">
            <text:p>B_post <text:s text:c="12"/></text:p>
          </table:table-cell>
          <table:table-cell table:style-name="ce5" office:value-type="string" calcext:value-type="string">
            <text:p>BAU_post <text:s text:c="11"/></text:p>
          </table:table-cell>
          <table:table-cell table:style-name="ce5" office:value-type="string" calcext:value-type="string">
            <text:p>B_lift</text:p>
          </table:table-cell>
          <table:table-cell table:style-name="ce5" office:value-type="string" calcext:value-type="string">
            <text:p>A_lift</text:p>
          </table:table-cell>
          <table:table-cell table:style-name="ce5" office:value-type="string" calcext:value-type="string">
            <text:p>BAU_lift</text:p>
          </table:table-cell>
          <table:table-cell table:style-name="ce5" office:value-type="string" calcext:value-type="string">
            <text:p>group_id <text:s/></text:p>
          </table:table-cell>
          <table:table-cell table:style-name="ce5" office:value-type="string" calcext:value-type="string">
            <text:p>A <text:s/></text:p>
          </table:table-cell>
          <table:table-cell table:style-name="ce5" office:value-type="string" calcext:value-type="string">
            <text:p>B <text:s text:c="2"/></text:p>
          </table:table-cell>
          <table:table-cell table:style-name="ce5" office:value-type="string" calcext:value-type="string">
            <text:p>BAU </text:p>
          </table:table-cell>
          <table:table-cell table:style-name="ce5" office:value-type="string" calcext:value-type="string">
            <text:p>prePeriod <text:s text:c="12"/></text:p>
          </table:table-cell>
          <table:table-cell table:style-name="ce5" office:value-type="string" calcext:value-type="string">
            <text:p>postPeriod <text:s text:c="11"/>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7440640.12398038" calcext:value-type="float">
            <text:p>7440640.12</text:p>
          </table:table-cell>
          <table:table-cell table:style-name="ce6" office:value-type="float" office:value="10374043.3307539" calcext:value-type="float">
            <text:p>1.04E+07</text:p>
          </table:table-cell>
          <table:table-cell table:style-name="ce6" office:value-type="float" office:value="10266789.1001589" calcext:value-type="float">
            <text:p>1.03E+07</text:p>
          </table:table-cell>
          <table:table-cell office:value-type="float" office:value="9877135.51373281" calcext:value-type="float">
            <text:p>9877135.51</text:p>
          </table:table-cell>
          <table:table-cell table:style-name="ce6" office:value-type="float" office:value="10388996.9458127" calcext:value-type="float">
            <text:p>1.04E+07</text:p>
          </table:table-cell>
          <table:table-cell table:style-name="ce6" office:value-type="float" office:value="10365905.4526361" calcext:value-type="float">
            <text:p>1.04E+07</text:p>
          </table:table-cell>
          <table:table-cell office:value-type="float" office:value="0.14" calcext:value-type="float">
            <text:p>0.14</text:p>
          </table:table-cell>
          <table:table-cell office:value-type="float" office:value="32.75" calcext:value-type="float">
            <text:p>32.7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24556589835516" calcext:value-type="float">
            <text:p>1.25</text:p>
          </table:table-cell>
          <table:table-cell office:value-type="float" office:value="1.48349183213331" calcext:value-type="float">
            <text:p>1.48</text:p>
          </table:table-cell>
          <table:table-cell office:value-type="float" office:value="1.47479252925294" calcext:value-type="float">
            <text:p>1.47</text:p>
          </table:table-cell>
          <table:table-cell office:value-type="float" office:value="2.057274101293" calcext:value-type="float">
            <text:p>2.06</text:p>
          </table:table-cell>
          <table:table-cell office:value-type="float" office:value="1.48565115470178" calcext:value-type="float">
            <text:p>1.49</text:p>
          </table:table-cell>
          <table:table-cell office:value-type="float" office:value="1.51143865605176" calcext:value-type="float">
            <text:p>1.51</text:p>
          </table:table-cell>
          <table:table-cell office:value-type="float" office:value="0.15" calcext:value-type="float">
            <text:p>0.15</text:p>
          </table:table-cell>
          <table:table-cell office:value-type="float" office:value="65.17" calcext:value-type="float">
            <text:p>65.17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67.0668038158788" calcext:value-type="float">
            <text:p>67.07</text:p>
          </table:table-cell>
          <table:table-cell office:value-type="float" office:value="98.4070590894234" calcext:value-type="float">
            <text:p>98.41</text:p>
          </table:table-cell>
          <table:table-cell office:value-type="float" office:value="97.2611631013596" calcext:value-type="float">
            <text:p>97.26</text:p>
          </table:table-cell>
          <table:table-cell office:value-type="float" office:value="92.6730217256872" calcext:value-type="float">
            <text:p>92.67</text:p>
          </table:table-cell>
          <table:table-cell office:value-type="float" office:value="87.1627217294204" calcext:value-type="float">
            <text:p>87.16</text:p>
          </table:table-cell>
          <table:table-cell office:value-type="float" office:value="87.411306691658" calcext:value-type="float">
            <text:p>87.41</text:p>
          </table:table-cell>
          <table:table-cell office:value-type="float" office:value="-11.43" calcext:value-type="float">
            <text:p>-11.43</text:p>
          </table:table-cell>
          <table:table-cell office:value-type="float" office:value="38.18" calcext:value-type="float">
            <text:p>38.18</text:p>
          </table:table-cell>
          <table:table-cell office:value-type="float" office:value="-10.13" calcext:value-type="float">
            <text:p>-10.13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16124920.0524463" calcext:value-type="float">
            <text:p>1.61E+07</text:p>
          </table:table-cell>
          <table:table-cell table:style-name="ce6" office:value-type="float" office:value="32230319.8521666" calcext:value-type="float">
            <text:p>3.22E+07</text:p>
          </table:table-cell>
          <table:table-cell table:style-name="ce6" office:value-type="float" office:value="31206213.7644684" calcext:value-type="float">
            <text:p>3.12E+07</text:p>
          </table:table-cell>
          <table:table-cell office:value-type="float" office:value="7635921.4774809" calcext:value-type="float">
            <text:p>7635921.48</text:p>
          </table:table-cell>
          <table:table-cell table:style-name="ce6" office:value-type="float" office:value="25823441.6584747" calcext:value-type="float">
            <text:p>2.58E+07</text:p>
          </table:table-cell>
          <table:table-cell table:style-name="ce6" office:value-type="float" office:value="23905008.9117444" calcext:value-type="float">
            <text:p>2.39E+07</text:p>
          </table:table-cell>
          <table:table-cell office:value-type="float" office:value="-19.88" calcext:value-type="float">
            <text:p>-19.88</text:p>
          </table:table-cell>
          <table:table-cell office:value-type="float" office:value="-52.65" calcext:value-type="float">
            <text:p>-52.65</text:p>
          </table:table-cell>
          <table:table-cell office:value-type="float" office:value="-23.4" calcext:value-type="float">
            <text:p>-23.4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39474008201456" calcext:value-type="float">
            <text:p>0.94</text:p>
          </table:table-cell>
          <table:table-cell table:number-columns-repeated="3"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91.0647067908547" calcext:value-type="float">
            <text:p>91.06</text:p>
          </table:table-cell>
          <table:table-cell office:value-type="float" office:value="221.849126118146" calcext:value-type="float">
            <text:p>221.85</text:p>
          </table:table-cell>
          <table:table-cell office:value-type="float" office:value="216.036485259155" calcext:value-type="float">
            <text:p>216.04</text:p>
          </table:table-cell>
          <table:table-cell office:value-type="float" office:value="107.100036934966" calcext:value-type="float">
            <text:p>107.1</text:p>
          </table:table-cell>
          <table:table-cell office:value-type="float" office:value="167.226373459859" calcext:value-type="float">
            <text:p>167.23</text:p>
          </table:table-cell>
          <table:table-cell office:value-type="float" office:value="165.347425443456" calcext:value-type="float">
            <text:p>165.35</text:p>
          </table:table-cell>
          <table:table-cell office:value-type="float" office:value="-24.62" calcext:value-type="float">
            <text:p>-24.62</text:p>
          </table:table-cell>
          <table:table-cell office:value-type="float" office:value="17.61" calcext:value-type="float">
            <text:p>17.61</text:p>
          </table:table-cell>
          <table:table-cell office:value-type="float" office:value="-23.46" calcext:value-type="float">
            <text:p>-23.46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0.968773476498454" calcext:value-type="float">
            <text:p>0.97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table:number-columns-repeated="3" office:value-type="float" office:value="3.75789603280583" calcext:value-type="float">
            <text:p>3.76</text:p>
          </table:table-cell>
          <table:table-cell table:number-columns-repeated="3"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1337713.41710031" calcext:value-type="float">
            <text:p>1337713.42</text:p>
          </table:table-cell>
          <table:table-cell office:value-type="float" office:value="6715883.58153066" calcext:value-type="float">
            <text:p>6715883.58</text:p>
          </table:table-cell>
          <table:table-cell office:value-type="float" office:value="6567449.0394841" calcext:value-type="float">
            <text:p>6567449.04</text:p>
          </table:table-cell>
          <table:table-cell office:value-type="float" office:value="3480511.63451431" calcext:value-type="float">
            <text:p>3480511.63</text:p>
          </table:table-cell>
          <table:table-cell office:value-type="float" office:value="5748385.05278738" calcext:value-type="float">
            <text:p>5748385.05</text:p>
          </table:table-cell>
          <table:table-cell office:value-type="float" office:value="5447683.61769442" calcext:value-type="float">
            <text:p>5447683.62</text:p>
          </table:table-cell>
          <table:table-cell office:value-type="float" office:value="-14.41" calcext:value-type="float">
            <text:p>-14.41</text:p>
          </table:table-cell>
          <table:table-cell office:value-type="float" office:value="160.18" calcext:value-type="float">
            <text:p>160.18</text:p>
          </table:table-cell>
          <table:table-cell office:value-type="float" office:value="-17.05" calcext:value-type="float">
            <text:p>-17.05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806.019532446714" calcext:value-type="float">
            <text:p>806.02</text:p>
          </table:table-cell>
          <table:table-cell office:value-type="float" office:value="1472.53568427765" calcext:value-type="float">
            <text:p>1472.54</text:p>
          </table:table-cell>
          <table:table-cell office:value-type="float" office:value="1433.78474521771" calcext:value-type="float">
            <text:p>1433.78</text:p>
          </table:table-cell>
          <table:table-cell office:value-type="float" office:value="1218.49778863729" calcext:value-type="float">
            <text:p>1218.5</text:p>
          </table:table-cell>
          <table:table-cell office:value-type="float" office:value="1565.16369766363" calcext:value-type="float">
            <text:p>1565.16</text:p>
          </table:table-cell>
          <table:table-cell office:value-type="float" office:value="1556.70843158981" calcext:value-type="float">
            <text:p>1556.71</text:p>
          </table:table-cell>
          <table:table-cell office:value-type="float" office:value="6.29" calcext:value-type="float">
            <text:p>6.29</text:p>
          </table:table-cell>
          <table:table-cell office:value-type="float" office:value="51.17" calcext:value-type="float">
            <text:p>51.17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937.67921382701" calcext:value-type="float">
            <text:p>1937.68</text:p>
          </table:table-cell>
          <table:table-cell office:value-type="float" office:value="4843.93563258369" calcext:value-type="float">
            <text:p>4843.94</text:p>
          </table:table-cell>
          <table:table-cell office:value-type="float" office:value="4843.88059888755" calcext:value-type="float">
            <text:p>4843.88</text:p>
          </table:table-cell>
          <table:table-cell office:value-type="float" office:value="6666.18925900882" calcext:value-type="float">
            <text:p>6666.19</text:p>
          </table:table-cell>
          <table:table-cell office:value-type="float" office:value="7985.20069169835" calcext:value-type="float">
            <text:p>7985.2</text:p>
          </table:table-cell>
          <table:table-cell office:value-type="float" office:value="7891.39810468998" calcext:value-type="float">
            <text:p>7891.4</text:p>
          </table:table-cell>
          <table:table-cell office:value-type="float" office:value="64.85" calcext:value-type="float">
            <text:p>64.85</text:p>
          </table:table-cell>
          <table:table-cell office:value-type="float" office:value="244.03" calcext:value-type="float">
            <text:p>244.03</text:p>
          </table:table-cell>
          <table:table-cell office:value-type="float" office:value="62.91" calcext:value-type="float">
            <text:p>62.91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7.75018781198763" calcext:value-type="float">
            <text:p>7.75</text:p>
          </table:table-cell>
          <table:table-cell office:value-type="float" office:value="41.6572594894335" calcext:value-type="float">
            <text:p>41.66</text:p>
          </table:table-cell>
          <table:table-cell office:value-type="float" office:value="40.6884860129351" calcext:value-type="float">
            <text:p>40.69</text:p>
          </table:table-cell>
          <table:table-cell office:value-type="float" office:value="14.0921101230218" calcext:value-type="float">
            <text:p>14.09</text:p>
          </table:table-cell>
          <table:table-cell office:value-type="float" office:value="30.0631682624466" calcext:value-type="float">
            <text:p>30.06</text:p>
          </table:table-cell>
          <table:table-cell office:value-type="float" office:value="29.1236942542452" calcext:value-type="float">
            <text:p>29.12</text:p>
          </table:table-cell>
          <table:table-cell office:value-type="float" office:value="-27.83" calcext:value-type="float">
            <text:p>-27.83</text:p>
          </table:table-cell>
          <table:table-cell office:value-type="float" office:value="81.83" calcext:value-type="float">
            <text:p>81.83</text:p>
          </table:table-cell>
          <table:table-cell office:value-type="float" office:value="-28.42" calcext:value-type="float">
            <text:p>-28.4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0.968773476498454" calcext:value-type="float">
            <text:p>0.97</text:p>
          </table:table-cell>
          <table:table-cell office:value-type="float" office:value="7.75018781198763" calcext:value-type="float">
            <text:p>7.75</text:p>
          </table:table-cell>
          <table:table-cell office:value-type="float" office:value="6.78141433548918" calcext:value-type="float">
            <text:p>6.78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39.39" calcext:value-type="float">
            <text:p>-39.39</text:p>
          </table:table-cell>
          <table:table-cell office:value-type="float" office:value="481.85" calcext:value-type="float">
            <text:p>481.85</text:p>
          </table:table-cell>
          <table:table-cell office:value-type="float" office:value="-30.73" calcext:value-type="float">
            <text:p>-30.73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88905.0685183705" calcext:value-type="float">
            <text:p>88905.07</text:p>
          </table:table-cell>
          <table:table-cell office:value-type="float" office:value="718971.84487616" calcext:value-type="float">
            <text:p>718971.84</text:p>
          </table:table-cell>
          <table:table-cell office:value-type="float" office:value="694899.18026804" calcext:value-type="float">
            <text:p>694899.18</text:p>
          </table:table-cell>
          <table:table-cell office:value-type="float" office:value="268959.790236486" calcext:value-type="float">
            <text:p>268959.79</text:p>
          </table:table-cell>
          <table:table-cell office:value-type="float" office:value="562107.17947209" calcext:value-type="float">
            <text:p>562107.18</text:p>
          </table:table-cell>
          <table:table-cell office:value-type="float" office:value="532495.137184131" calcext:value-type="float">
            <text:p>532495.14</text:p>
          </table:table-cell>
          <table:table-cell office:value-type="float" office:value="-21.82" calcext:value-type="float">
            <text:p>-21.82</text:p>
          </table:table-cell>
          <table:table-cell office:value-type="float" office:value="202.52" calcext:value-type="float">
            <text:p>202.52</text:p>
          </table:table-cell>
          <table:table-cell office:value-type="float" office:value="-23.37" calcext:value-type="float">
            <text:p>-23.37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262.537612131081" calcext:value-type="float">
            <text:p>262.54</text:p>
          </table:table-cell>
          <table:table-cell office:value-type="float" office:value="522.168903832667" calcext:value-type="float">
            <text:p>522.17</text:p>
          </table:table-cell>
          <table:table-cell office:value-type="float" office:value="515.387489497178" calcext:value-type="float">
            <text:p>515.39</text:p>
          </table:table-cell>
          <table:table-cell office:value-type="float" office:value="326.936954854107" calcext:value-type="float">
            <text:p>326.94</text:p>
          </table:table-cell>
          <table:table-cell office:value-type="float" office:value="407.731719559432" calcext:value-type="float">
            <text:p>407.73</text:p>
          </table:table-cell>
          <table:table-cell office:value-type="float" office:value="400.21592749382" calcext:value-type="float">
            <text:p>400.22</text:p>
          </table:table-cell>
          <table:table-cell office:value-type="float" office:value="-21.92" calcext:value-type="float">
            <text:p>-21.92</text:p>
          </table:table-cell>
          <table:table-cell office:value-type="float" office:value="24.53" calcext:value-type="float">
            <text:p>24.53</text:p>
          </table:table-cell>
          <table:table-cell office:value-type="float" office:value="-22.35" calcext:value-type="float">
            <text:p>-22.35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8718.94712714916" calcext:value-type="float">
            <text:p>8718.95</text:p>
          </table:table-cell>
          <table:table-cell office:value-type="float" office:value="51510.3154481825" calcext:value-type="float">
            <text:p>51510.32</text:p>
          </table:table-cell>
          <table:table-cell office:value-type="float" office:value="48438.587066414" calcext:value-type="float">
            <text:p>48438.59</text:p>
          </table:table-cell>
          <table:table-cell office:value-type="float" office:value="41521.9797141802" calcext:value-type="float">
            <text:p>41521.98</text:p>
          </table:table-cell>
          <table:table-cell office:value-type="float" office:value="46973.7022617761" calcext:value-type="float">
            <text:p>46973.7</text:p>
          </table:table-cell>
          <table:table-cell office:value-type="float" office:value="46973.689085841" calcext:value-type="float">
            <text:p>46973.69</text:p>
          </table:table-cell>
          <table:table-cell office:value-type="float" office:value="-8.81" calcext:value-type="float">
            <text:p>-8.81</text:p>
          </table:table-cell>
          <table:table-cell office:value-type="float" office:value="376.23" calcext:value-type="float">
            <text:p>376.2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325930683.66324" calcext:value-type="float">
            <text:p>3.26E+08</text:p>
          </table:table-cell>
          <table:table-cell table:number-columns-repeated="2" table:style-name="ce6" office:value-type="float" office:value="234060573.362218" calcext:value-type="float">
            <text:p>2.34E+08</text:p>
          </table:table-cell>
          <table:table-cell table:style-name="ce6" office:value-type="float" office:value="327548255.324791" calcext:value-type="float">
            <text:p>3.28E+08</text:p>
          </table:table-cell>
          <table:table-cell table:style-name="ce6" office:value-type="float" office:value="242480401.232956" calcext:value-type="float">
            <text:p>2.42E+08</text:p>
          </table:table-cell>
          <table:table-cell table:style-name="ce6" office:value-type="float" office:value="251911898.323152" calcext:value-type="float">
            <text:p>2.52E+0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216" calcext:value-type="float">
            <text:p>216</text:p>
          </table:table-cell>
          <table:table-cell office:value-type="float" office:value="4572" calcext:value-type="float">
            <text:p>4572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table:number-columns-repeated="1008"/>
        </table:table-row>
      </table:table>
      <table:table table:name="recowise_controlbase" table:style-name="ta1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q_cuts <text:s text:c="27"/></text:p>
          </table:table-cell>
          <table:table-cell table:style-name="ce5" office:value-type="string" calcext:value-type="string">
            <text:p>A_pre <text:s text:c="14"/></text:p>
          </table:table-cell>
          <table:table-cell table:style-name="ce5" office:value-type="string" calcext:value-type="string">
            <text:p>B_pre <text:s text:c="14"/></text:p>
          </table:table-cell>
          <table:table-cell table:style-name="ce5" office:value-type="string" calcext:value-type="string">
            <text:p>BAU_pre <text:s text:c="12"/></text:p>
          </table:table-cell>
          <table:table-cell table:style-name="ce5" office:value-type="string" calcext:value-type="string">
            <text:p>A_post <text:s text:c="13"/></text:p>
          </table:table-cell>
          <table:table-cell table:style-name="ce5" office:value-type="string" calcext:value-type="string">
            <text:p>B_post <text:s text:c="13"/></text:p>
          </table:table-cell>
          <table:table-cell table:style-name="ce5" office:value-type="string" calcext:value-type="string">
            <text:p>BAU_post <text:s text:c="11"/></text:p>
          </table:table-cell>
          <table:table-cell table:style-name="ce5" office:value-type="string" calcext:value-type="string">
            <text:p>B_lift</text:p>
          </table:table-cell>
          <table:table-cell table:style-name="ce5" office:value-type="string" calcext:value-type="string">
            <text:p>A_lift </text:p>
          </table:table-cell>
          <table:table-cell table:style-name="ce5" office:value-type="string" calcext:value-type="string">
            <text:p>BAU_lift</text:p>
          </table:table-cell>
          <table:table-cell table:style-name="ce5" office:value-type="string" calcext:value-type="string">
            <text:p>group_id <text:s/></text:p>
          </table:table-cell>
          <table:table-cell table:style-name="ce5" office:value-type="string" calcext:value-type="string">
            <text:p>A <text:s/></text:p>
          </table:table-cell>
          <table:table-cell table:style-name="ce5" office:value-type="string" calcext:value-type="string">
            <text:p>B <text:s text:c="2"/></text:p>
          </table:table-cell>
          <table:table-cell table:style-name="ce5" office:value-type="string" calcext:value-type="string">
            <text:p>BAU </text:p>
          </table:table-cell>
          <table:table-cell table:style-name="ce5" office:value-type="string" calcext:value-type="string">
            <text:p>prePeriod <text:s text:c="12"/></text:p>
          </table:table-cell>
          <table:table-cell table:style-name="ce5" office:value-type="string" calcext:value-type="string">
            <text:p>postPeriod <text:s text:c="11"/></text:p>
          </table:table-cell>
          <table:table-cell table:style-name="ce5" office:value-type="string" calcext:value-type="string">
            <text:p>Reco_event_id</text:p>
          </table:table-cell>
          <table:table-cell table:style-name="ce5"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47801059.7340991" calcext:value-type="float">
            <text:p>4.78E+07</text:p>
          </table:table-cell>
          <table:table-cell table:style-name="ce6" office:value-type="float" office:value="25892611.0900577" calcext:value-type="float">
            <text:p>2.59E+07</text:p>
          </table:table-cell>
          <table:table-cell table:style-name="ce6" office:value-type="float" office:value="26201180.7892695" calcext:value-type="float">
            <text:p>2.62E+07</text:p>
          </table:table-cell>
          <table:table-cell table:style-name="ce6" office:value-type="float" office:value="109895092.177745" calcext:value-type="float">
            <text:p>1.10E+08</text:p>
          </table:table-cell>
          <table:table-cell table:style-name="ce6" office:value-type="float" office:value="23882871.2942725" calcext:value-type="float">
            <text:p>2.39E+07</text:p>
          </table:table-cell>
          <table:table-cell table:style-name="ce6" office:value-type="float" office:value="25058279.4574711" calcext:value-type="float">
            <text:p>2.51E+07</text:p>
          </table:table-cell>
          <table:table-cell office:value-type="float" office:value="-7.76" calcext:value-type="float">
            <text:p>-7.76</text:p>
          </table:table-cell>
          <table:table-cell office:value-type="float" office:value="129.9" calcext:value-type="float">
            <text:p>129.9</text:p>
          </table:table-cell>
          <table:table-cell office:value-type="float" office:value="-4.36" calcext:value-type="float">
            <text:p>-4.36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table:style-name="ce6" office:value-type="float" office:value="35698028.3637765" calcext:value-type="float">
            <text:p>3.57E+07</text:p>
          </table:table-cell>
          <table:table-cell table:style-name="ce6" office:value-type="float" office:value="12433580.8707201" calcext:value-type="float">
            <text:p>1.24E+07</text:p>
          </table:table-cell>
          <table:table-cell table:style-name="ce6" office:value-type="float" office:value="12838179.9575559" calcext:value-type="float">
            <text:p>1.28E+07</text:p>
          </table:table-cell>
          <table:table-cell table:style-name="ce6" office:value-type="float" office:value="15389317.2594226" calcext:value-type="float">
            <text:p>1.54E+07</text:p>
          </table:table-cell>
          <table:table-cell table:style-name="ce6" office:value-type="float" office:value="13084664.3657122" calcext:value-type="float">
            <text:p>1.31E+07</text:p>
          </table:table-cell>
          <table:table-cell table:style-name="ce6" office:value-type="float" office:value="13120804.8815364" calcext:value-type="float">
            <text:p>1.31E+07</text:p>
          </table:table-cell>
          <table:table-cell office:value-type="float" office:value="5.24" calcext:value-type="float">
            <text:p>5.24</text:p>
          </table:table-cell>
          <table:table-cell office:value-type="float" office:value="-56.89" calcext:value-type="float">
            <text:p>-56.8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0.988544363773933" calcext:value-type="float">
            <text:p>0.99</text:p>
          </table:table-cell>
          <table:table-cell office:value-type="float" office:value="0.990210166191186" calcext:value-type="float">
            <text:p>0.99</text:p>
          </table:table-cell>
          <table:table-cell office:value-type="float" office:value="0.990081926884909" calcext:value-type="float">
            <text:p>0.99</text:p>
          </table:table-cell>
          <table:table-cell office:value-type="float" office:value="1.80065851571946" calcext:value-type="float">
            <text:p>1.8</text:p>
          </table:table-cell>
          <table:table-cell office:value-type="float" office:value="1.00041656412706" calcext:value-type="float">
            <text:p>1</text:p>
          </table:table-cell>
          <table:table-cell office:value-type="float" office:value="1.08771568611896" calcext:value-type="float">
            <text:p>1.09</text:p>
          </table:table-cell>
          <table:table-cell office:value-type="float" office:value="1.03" calcext:value-type="float">
            <text:p>1.03</text:p>
          </table:table-cell>
          <table:table-cell office:value-type="float" office:value="82.15" calcext:value-type="float">
            <text:p>82.15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84066960534706" calcext:value-type="float">
            <text:p>1.84</text:p>
          </table:table-cell>
          <table:table-cell office:value-type="float" office:value="1.93754695299691" calcext:value-type="float">
            <text:p>1.94</text:p>
          </table:table-cell>
          <table:table-cell office:value-type="float" office:value="1.93587087431784" calcext:value-type="float">
            <text:p>1.94</text:p>
          </table:table-cell>
          <table:table-cell office:value-type="float" office:value="3.19421162788495" calcext:value-type="float">
            <text:p>3.19</text:p>
          </table:table-cell>
          <table:table-cell office:value-type="float" office:value="1.92937990334624" calcext:value-type="float">
            <text:p>1.93</text:p>
          </table:table-cell>
          <table:table-cell office:value-type="float" office:value="1.94848612275015" calcext:value-type="float">
            <text:p>1.95</text:p>
          </table:table-cell>
          <table:table-cell office:value-type="float" office:value="-0.42" calcext:value-type="float">
            <text:p>-0.42</text:p>
          </table:table-cell>
          <table:table-cell office:value-type="float" office:value="73.54" calcext:value-type="float">
            <text:p>73.5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2.21433937485361" calcext:value-type="float">
            <text:p>2.21</text:p>
          </table:table-cell>
          <table:table-cell office:value-type="float" office:value="1.82485289552668" calcext:value-type="float">
            <text:p>1.82</text:p>
          </table:table-cell>
          <table:table-cell office:value-type="float" office:value="1.83033862058762" calcext:value-type="float">
            <text:p>1.83</text:p>
          </table:table-cell>
          <table:table-cell office:value-type="float" office:value="2.8736852015574" calcext:value-type="float">
            <text:p>2.87</text:p>
          </table:table-cell>
          <table:table-cell office:value-type="float" office:value="1.79242759021973" calcext:value-type="float">
            <text:p>1.79</text:p>
          </table:table-cell>
          <table:table-cell office:value-type="float" office:value="1.80720361867049" calcext:value-type="float">
            <text:p>1.81</text:p>
          </table:table-cell>
          <table:table-cell office:value-type="float" office:value="-1.78" calcext:value-type="float">
            <text:p>-1.78</text:p>
          </table:table-cell>
          <table:table-cell office:value-type="float" office:value="29.78" calcext:value-type="float">
            <text:p>29.78</text:p>
          </table:table-cell>
          <table:table-cell office:value-type="float" office:value="-1.26" calcext:value-type="float">
            <text:p>-1.26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45316021474768" calcext:value-type="float">
            <text:p>1.45</text:p>
          </table:table-cell>
          <table:table-cell office:value-type="float" office:value="1.52946184254269" calcext:value-type="float">
            <text:p>1.53</text:p>
          </table:table-cell>
          <table:table-cell office:value-type="float" office:value="1.52813485771147" calcext:value-type="float">
            <text:p>1.53</text:p>
          </table:table-cell>
          <table:table-cell office:value-type="float" office:value="3.25202541300504" calcext:value-type="float">
            <text:p>3.25</text:p>
          </table:table-cell>
          <table:table-cell office:value-type="float" office:value="1.51282946908911" calcext:value-type="float">
            <text:p>1.51</text:p>
          </table:table-cell>
          <table:table-cell office:value-type="float" office:value="1.5401027468586" calcext:value-type="float">
            <text:p>1.54</text:p>
          </table:table-cell>
          <table:table-cell office:value-type="float" office:value="-1.09" calcext:value-type="float">
            <text:p>-1.09</text:p>
          </table:table-cell>
          <table:table-cell office:value-type="float" office:value="123.79" calcext:value-type="float">
            <text:p>123.79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1.42350388383446" calcext:value-type="float">
            <text:p>1.42</text:p>
          </table:table-cell>
          <table:table-cell office:value-type="float" office:value="1.86004507487703" calcext:value-type="float">
            <text:p>1.86</text:p>
          </table:table-cell>
          <table:table-cell office:value-type="float" office:value="1.82643860455325" calcext:value-type="float">
            <text:p>1.83</text:p>
          </table:table-cell>
          <table:table-cell office:value-type="float" office:value="9.48421379708137" calcext:value-type="float">
            <text:p>9.48</text:p>
          </table:table-cell>
          <table:table-cell office:value-type="float" office:value="1.9474227983418" calcext:value-type="float">
            <text:p>1.95</text:p>
          </table:table-cell>
          <table:table-cell office:value-type="float" office:value="2.76961818002248" calcext:value-type="float">
            <text:p>2.77</text:p>
          </table:table-cell>
          <table:table-cell office:value-type="float" office:value="4.7" calcext:value-type="float">
            <text:p>4.7</text:p>
          </table:table-cell>
          <table:table-cell office:value-type="float" office:value="566.26" calcext:value-type="float">
            <text:p>566.26</text:p>
          </table:table-cell>
          <table:table-cell office:value-type="float" office:value="51.64" calcext:value-type="float">
            <text:p>51.64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23129.2263082908" calcext:value-type="float">
            <text:p>23129.23</text:p>
          </table:table-cell>
          <table:table-cell office:value-type="float" office:value="181996.192154939" calcext:value-type="float">
            <text:p>181996.19</text:p>
          </table:table-cell>
          <table:table-cell office:value-type="float" office:value="169766.056528096" calcext:value-type="float">
            <text:p>169766.06</text:p>
          </table:table-cell>
          <table:table-cell office:value-type="float" office:value="274659.766268054" calcext:value-type="float">
            <text:p>274659.77</text:p>
          </table:table-cell>
          <table:table-cell office:value-type="float" office:value="149254.727734233" calcext:value-type="float">
            <text:p>149254.73</text:p>
          </table:table-cell>
          <table:table-cell office:value-type="float" office:value="162935.277392469" calcext:value-type="float">
            <text:p>162935.28</text:p>
          </table:table-cell>
          <table:table-cell office:value-type="float" office:value="-17.99" calcext:value-type="float">
            <text:p>-17.99</text:p>
          </table:table-cell>
          <table:table-cell office:value-type="float" office:value="1087.5" calcext:value-type="float">
            <text:p>1087.5</text:p>
          </table:table-cell>
          <table:table-cell office:value-type="float" office:value="-4.02" calcext:value-type="float">
            <text:p>-4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102.496233813536" calcext:value-type="float">
            <text:p>102.5</text:p>
          </table:table-cell>
          <table:table-cell office:value-type="float" office:value="124.90147809213" calcext:value-type="float">
            <text:p>124.9</text:p>
          </table:table-cell>
          <table:table-cell office:value-type="float" office:value="124.511821669894" calcext:value-type="float">
            <text:p>124.51</text:p>
          </table:table-cell>
          <table:table-cell office:value-type="float" office:value="165.275158212056" calcext:value-type="float">
            <text:p>165.28</text:p>
          </table:table-cell>
          <table:table-cell office:value-type="float" office:value="101.633587681363" calcext:value-type="float">
            <text:p>101.63</text:p>
          </table:table-cell>
          <table:table-cell office:value-type="float" office:value="102.631585771711" calcext:value-type="float">
            <text:p>102.63</text:p>
          </table:table-cell>
          <table:table-cell office:value-type="float" office:value="-18.63" calcext:value-type="float">
            <text:p>-18.63</text:p>
          </table:table-cell>
          <table:table-cell office:value-type="float" office:value="61.25" calcext:value-type="float">
            <text:p>61.25</text:p>
          </table:table-cell>
          <table:table-cell office:value-type="float" office:value="-17.57" calcext:value-type="float">
            <text:p>-17.57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avg_per_month_per_user</text:p>
          </table:table-cell>
          <table:table-cell office:value-type="float" office:value="1.69535358387229" calcext:value-type="float">
            <text:p>1.7</text:p>
          </table:table-cell>
          <table:table-cell office:value-type="float" office:value="1.38672313094791" calcext:value-type="float">
            <text:p>1.39</text:p>
          </table:table-cell>
          <table:table-cell office:value-type="float" office:value="1.3927599124232" calcext:value-type="float">
            <text:p>1.39</text:p>
          </table:table-cell>
          <table:table-cell office:value-type="float" office:value="2.34868502050364" calcext:value-type="float">
            <text:p>2.35</text:p>
          </table:table-cell>
          <table:table-cell office:value-type="float" office:value="1.44176704228936" calcext:value-type="float">
            <text:p>1.44</text:p>
          </table:table-cell>
          <table:table-cell office:value-type="float" office:value="1.45591001270986" calcext:value-type="float">
            <text:p>1.46</text:p>
          </table:table-cell>
          <table:table-cell office:value-type="float" office:value="3.97" calcext:value-type="float">
            <text:p>3.97</text:p>
          </table:table-cell>
          <table:table-cell office:value-type="float" office:value="38.54" calcext:value-type="float">
            <text:p>38.54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1210501.91781641" calcext:value-type="float">
            <text:p>1210501.92</text:p>
          </table:table-cell>
          <table:table-cell office:value-type="float" office:value="2154421.77631046" calcext:value-type="float">
            <text:p>2154421.78</text:p>
          </table:table-cell>
          <table:table-cell office:value-type="float" office:value="2135958.79619322" calcext:value-type="float">
            <text:p>2135958.8</text:p>
          </table:table-cell>
          <table:table-cell office:value-type="float" office:value="584438.875121827" calcext:value-type="float">
            <text:p>584438.88</text:p>
          </table:table-cell>
          <table:table-cell office:value-type="float" office:value="5104674.95038095" calcext:value-type="float">
            <text:p>5104674.95</text:p>
          </table:table-cell>
          <table:table-cell office:value-type="float" office:value="5034183.93946073" calcext:value-type="float">
            <text:p>5034183.94</text:p>
          </table:table-cell>
          <table:table-cell office:value-type="float" office:value="136.94" calcext:value-type="float">
            <text:p>136.94</text:p>
          </table:table-cell>
          <table:table-cell office:value-type="float" office:value="-51.72" calcext:value-type="float">
            <text:p>-51.72</text:p>
          </table:table-cell>
          <table:table-cell office:value-type="float" office:value="135.69" calcext:value-type="float">
            <text:p>135.69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554.138428557116" calcext:value-type="float">
            <text:p>554.14</text:p>
          </table:table-cell>
          <table:table-cell office:value-type="float" office:value="222.842613203739" calcext:value-type="float">
            <text:p>222.84</text:p>
          </table:table-cell>
          <table:table-cell office:value-type="float" office:value="227.508751448152" calcext:value-type="float">
            <text:p>227.51</text:p>
          </table:table-cell>
          <table:table-cell office:value-type="float" office:value="913.168735971816" calcext:value-type="float">
            <text:p>913.17</text:p>
          </table:table-cell>
          <table:table-cell office:value-type="float" office:value="197.298729732166" calcext:value-type="float">
            <text:p>197.3</text:p>
          </table:table-cell>
          <table:table-cell office:value-type="float" office:value="207.081519206502" calcext:value-type="float">
            <text:p>207.08</text:p>
          </table:table-cell>
          <table:table-cell office:value-type="float" office:value="-11.46" calcext:value-type="float">
            <text:p>-11.46</text:p>
          </table:table-cell>
          <table:table-cell office:value-type="float" office:value="64.79" calcext:value-type="float">
            <text:p>64.79</text:p>
          </table:table-cell>
          <table:table-cell office:value-type="float" office:value="-8.98" calcext:value-type="float">
            <text:p>-8.98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avg_per_month_per_user</text:p>
          </table:table-cell>
          <table:table-cell office:value-type="float" office:value="354381.792135718" calcext:value-type="float">
            <text:p>354381.79</text:p>
          </table:table-cell>
          <table:table-cell office:value-type="float" office:value="8437227.33953378" calcext:value-type="float">
            <text:p>8437227.34</text:p>
          </table:table-cell>
          <table:table-cell office:value-type="float" office:value="8297385.72106669" calcext:value-type="float">
            <text:p>8297385.72</text:p>
          </table:table-cell>
          <table:table-cell office:value-type="float" office:value="1436522.78381161" calcext:value-type="float">
            <text:p>1436522.78</text:p>
          </table:table-cell>
          <table:table-cell office:value-type="float" office:value="7261482.36099419" calcext:value-type="float">
            <text:p>7261482.36</text:p>
          </table:table-cell>
          <table:table-cell office:value-type="float" office:value="7173492.03505488" calcext:value-type="float">
            <text:p>7173492.04</text:p>
          </table:table-cell>
          <table:table-cell office:value-type="float" office:value="-13.94" calcext:value-type="float">
            <text:p>-13.94</text:p>
          </table:table-cell>
          <table:table-cell office:value-type="float" office:value="305.36" calcext:value-type="float">
            <text:p>305.36</text:p>
          </table:table-cell>
          <table:table-cell office:value-type="float" office:value="-13.55" calcext:value-type="float">
            <text:p>-13.55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30.1530744560144" calcext:value-type="float">
            <text:p>30.15</text:p>
          </table:table-cell>
          <table:table-cell office:value-type="float" office:value="45.7304566998485" calcext:value-type="float">
            <text:p>45.73</text:p>
          </table:table-cell>
          <table:table-cell office:value-type="float" office:value="45.4257646266194" calcext:value-type="float">
            <text:p>45.43</text:p>
          </table:table-cell>
          <table:table-cell office:value-type="float" office:value="33.4687615421769" calcext:value-type="float">
            <text:p>33.47</text:p>
          </table:table-cell>
          <table:table-cell office:value-type="float" office:value="44.4175869699366" calcext:value-type="float">
            <text:p>44.42</text:p>
          </table:table-cell>
          <table:table-cell office:value-type="float" office:value="44.2468450529345" calcext:value-type="float">
            <text:p>44.25</text:p>
          </table:table-cell>
          <table:table-cell office:value-type="float" office:value="-2.87" calcext:value-type="float">
            <text:p>-2.87</text:p>
          </table:table-cell>
          <table:table-cell office:value-type="float" office:value="11" calcext:value-type="float">
            <text:p>11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402701647.431647" calcext:value-type="float">
            <text:p>4.03E+08</text:p>
          </table:table-cell>
          <table:table-cell table:style-name="ce6" office:value-type="float" office:value="118566716.788301" calcext:value-type="float">
            <text:p>1.19E+08</text:p>
          </table:table-cell>
          <table:table-cell table:style-name="ce6" office:value-type="float" office:value="120093124.610008" calcext:value-type="float">
            <text:p>1.20E+08</text:p>
          </table:table-cell>
          <table:table-cell table:style-name="ce6" office:value-type="float" office:value="915358872.399354" calcext:value-type="float">
            <text:p>9.15E+08</text:p>
          </table:table-cell>
          <table:table-cell table:style-name="ce6" office:value-type="float" office:value="104675980.327524" calcext:value-type="float">
            <text:p>1.05E+08</text:p>
          </table:table-cell>
          <table:table-cell table:style-name="ce6" office:value-type="float" office:value="107245287.029084" calcext:value-type="float">
            <text:p>1.07E+08</text:p>
          </table:table-cell>
          <table:table-cell office:value-type="float" office:value="-11.72" calcext:value-type="float">
            <text:p>-11.72</text:p>
          </table:table-cell>
          <table:table-cell office:value-type="float" office:value="127.3" calcext:value-type="float">
            <text:p>127.3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avg_per_month_per_user </text:p>
          </table:table-cell>
          <table:table-cell office:value-type="float" office:value="22.572422002414" calcext:value-type="float">
            <text:p>22.57</text:p>
          </table:table-cell>
          <table:table-cell office:value-type="float" office:value="94.2695049639896" calcext:value-type="float">
            <text:p>94.27</text:p>
          </table:table-cell>
          <table:table-cell office:value-type="float" office:value="93.0290710027166" calcext:value-type="float">
            <text:p>93.03</text:p>
          </table:table-cell>
          <table:table-cell office:value-type="float" office:value="48.382911422375" calcext:value-type="float">
            <text:p>48.38</text:p>
          </table:table-cell>
          <table:table-cell office:value-type="float" office:value="74.212683003693" calcext:value-type="float">
            <text:p>74.21</text:p>
          </table:table-cell>
          <table:table-cell office:value-type="float" office:value="73.8225051852441" calcext:value-type="float">
            <text:p>73.82</text:p>
          </table:table-cell>
          <table:table-cell office:value-type="float" office:value="-21.28" calcext:value-type="float">
            <text:p>-21.28</text:p>
          </table:table-cell>
          <table:table-cell office:value-type="float" office:value="114.35" calcext:value-type="float">
            <text:p>114.35</text:p>
          </table:table-cell>
          <table:table-cell office:value-type="float" office:value="-20.65" calcext:value-type="float">
            <text:p>-20.65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6" office:value-type="float" office:value="29113672.5492118" calcext:value-type="float">
            <text:p>2.91E+07</text:p>
          </table:table-cell>
          <table:table-cell table:style-name="ce6" office:value-type="float" office:value="15592619.2312097" calcext:value-type="float">
            <text:p>1.56E+07</text:p>
          </table:table-cell>
          <table:table-cell table:style-name="ce6" office:value-type="float" office:value="15669072.5089186" calcext:value-type="float">
            <text:p>1.57E+07</text:p>
          </table:table-cell>
          <table:table-cell table:style-name="ce6" office:value-type="float" office:value="67120208.3616975" calcext:value-type="float">
            <text:p>6.71E+07</text:p>
          </table:table-cell>
          <table:table-cell table:style-name="ce6" office:value-type="float" office:value="11107437.0398992" calcext:value-type="float">
            <text:p>1.11E+07</text:p>
          </table:table-cell>
          <table:table-cell table:style-name="ce6" office:value-type="float" office:value="12007069.4585713" calcext:value-type="float">
            <text:p>1.20E+07</text:p>
          </table:table-cell>
          <table:table-cell office:value-type="float" office:value="-28.76" calcext:value-type="float">
            <text:p>-28.76</text:p>
          </table:table-cell>
          <table:table-cell office:value-type="float" office:value="130.55" calcext:value-type="float">
            <text:p>130.55</text:p>
          </table:table-cell>
          <table:table-cell office:value-type="float" office:value="-23.37" calcext:value-type="float">
            <text:p>-23.37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table:style-name="ce6" office:value-type="float" office:value="75327979.7924501" calcext:value-type="float">
            <text:p>7.53E+07</text:p>
          </table:table-cell>
          <table:table-cell table:style-name="ce6" office:value-type="float" office:value="41691007.1009967" calcext:value-type="float">
            <text:p>4.17E+07</text:p>
          </table:table-cell>
          <table:table-cell table:style-name="ce6" office:value-type="float" office:value="42819787.7199029" calcext:value-type="float">
            <text:p>4.28E+07</text:p>
          </table:table-cell>
          <table:table-cell table:style-name="ce6" office:value-type="float" office:value="557189916.129973" calcext:value-type="float">
            <text:p>5.57E+08</text:p>
          </table:table-cell>
          <table:table-cell table:style-name="ce6" office:value-type="float" office:value="32574387.5880088" calcext:value-type="float">
            <text:p>3.26E+07</text:p>
          </table:table-cell>
          <table:table-cell table:style-name="ce6" office:value-type="float" office:value="33477912.0190168" calcext:value-type="float">
            <text:p>3.35E+07</text:p>
          </table:table-cell>
          <table:table-cell office:value-type="float" office:value="-21.87" calcext:value-type="float">
            <text:p>-21.87</text:p>
          </table:table-cell>
          <table:table-cell office:value-type="float" office:value="639.69" calcext:value-type="float">
            <text:p>639.69</text:p>
          </table:table-cell>
          <table:table-cell office:value-type="float" office:value="-21.82" calcext:value-type="float">
            <text:p>-21.8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table:style-name="ce6" office:value-type="float" office:value="325930683.66324" calcext:value-type="float">
            <text:p>3.26E+08</text:p>
          </table:table-cell>
          <table:table-cell table:style-name="ce6" office:value-type="float" office:value="35293216.9869568" calcext:value-type="float">
            <text:p>3.53E+07</text:p>
          </table:table-cell>
          <table:table-cell table:style-name="ce6" office:value-type="float" office:value="36507519.7807181" calcext:value-type="float">
            <text:p>3.65E+07</text:p>
          </table:table-cell>
          <table:table-cell table:style-name="ce6" office:value-type="float" office:value="79600583.5103371" calcext:value-type="float">
            <text:p>7.96E+07</text:p>
          </table:table-cell>
          <table:table-cell table:style-name="ce6" office:value-type="float" office:value="38817685.4618291" calcext:value-type="float">
            <text:p>3.88E+07</text:p>
          </table:table-cell>
          <table:table-cell table:style-name="ce6" office:value-type="float" office:value="41216838.5563164" calcext:value-type="float">
            <text:p>4.12E+07</text:p>
          </table:table-cell>
          <table:table-cell office:value-type="float" office:value="9.99" calcext:value-type="float">
            <text:p>9.99</text:p>
          </table:table-cell>
          <table:table-cell office:value-type="float" office:value="-75.58" calcext:value-type="float">
            <text:p>-75.58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974242.590282678" calcext:value-type="float">
            <text:p>974242.59</text:p>
          </table:table-cell>
          <table:table-cell table:number-columns-repeated="2" table:style-name="ce6" office:value-type="float" office:value="17571399.6053" calcext:value-type="float">
            <text:p>1.76E+07</text:p>
          </table:table-cell>
          <table:table-cell office:value-type="float" office:value="6599355.97996041" calcext:value-type="float">
            <text:p>6599355.98</text:p>
          </table:table-cell>
          <table:table-cell table:style-name="ce6" office:value-type="float" office:value="17204123.4158029" calcext:value-type="float">
            <text:p>1.72E+07</text:p>
          </table:table-cell>
          <table:table-cell table:style-name="ce6" office:value-type="float" office:value="16689761.063727" calcext:value-type="float">
            <text:p>1.67E+07</text:p>
          </table:table-cell>
          <table:table-cell office:value-type="float" office:value="-2.09" calcext:value-type="float">
            <text:p>-2.09</text:p>
          </table:table-cell>
          <table:table-cell office:value-type="float" office:value="577.38" calcext:value-type="float">
            <text:p>577.38</text:p>
          </table:table-cell>
          <table:table-cell office:value-type="float" office:value="-5.02" calcext:value-type="float">
            <text:p>-5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table:number-columns-repeated="3" office:value-type="float" office:value="0.939474008201456" calcext:value-type="float">
            <text:p>0.94</text:p>
          </table:table-cell>
          <table:table-cell table:number-columns-repeated="3"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0.939474008201456" calcext:value-type="float">
            <text:p>0.94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table:style-name="ce6" office:value-type="float" office:value="58716870.6471402" calcext:value-type="float">
            <text:p>5.87E+07</text:p>
          </table:table-cell>
          <table:table-cell office:value-type="float" office:value="4882963.8340885" calcext:value-type="float">
            <text:p>4882963.83</text:p>
          </table:table-cell>
          <table:table-cell office:value-type="float" office:value="5064263.34839567" calcext:value-type="float">
            <text:p>5064263.35</text:p>
          </table:table-cell>
          <table:table-cell table:style-name="ce6" office:value-type="float" office:value="12824787.8701783" calcext:value-type="float">
            <text:p>1.28E+07</text:p>
          </table:table-cell>
          <table:table-cell office:value-type="float" office:value="3638656.81734239" calcext:value-type="float">
            <text:p>3638656.82</text:p>
          </table:table-cell>
          <table:table-cell office:value-type="float" office:value="3710923.91577369" calcext:value-type="float">
            <text:p>3710923.92</text:p>
          </table:table-cell>
          <table:table-cell office:value-type="float" office:value="-25.48" calcext:value-type="float">
            <text:p>-25.48</text:p>
          </table:table-cell>
          <table:table-cell office:value-type="float" office:value="-78.16" calcext:value-type="float">
            <text:p>-78.16</text:p>
          </table:table-cell>
          <table:table-cell office:value-type="float" office:value="-26.72" calcext:value-type="float">
            <text:p>-26.7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93.95" calcext:value-type="float">
            <text:p>93.95</text:p>
          </table:table-cell>
          <table:table-cell office:value-type="float" office:value="190.93" calcext:value-type="float">
            <text:p>190.93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384.88" calcext:value-type="float">
            <text:p>384.88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180698.431304404" calcext:value-type="float">
            <text:p>180698.43</text:p>
          </table:table-cell>
          <table:table-cell office:value-type="float" office:value="48438.7020569193" calcext:value-type="float">
            <text:p>48438.7</text:p>
          </table:table-cell>
          <table:table-cell office:value-type="float" office:value="53282.4535631567" calcext:value-type="float">
            <text:p>53282.45</text:p>
          </table:table-cell>
          <table:table-cell office:value-type="float" office:value="1105281.94084487" calcext:value-type="float">
            <text:p>1105281.94</text:p>
          </table:table-cell>
          <table:table-cell office:value-type="float" office:value="187040.896081249" calcext:value-type="float">
            <text:p>187040.9</text:p>
          </table:table-cell>
          <table:table-cell office:value-type="float" office:value="262642.575832995" calcext:value-type="float">
            <text:p>262642.58</text:p>
          </table:table-cell>
          <table:table-cell office:value-type="float" office:value="286.14" calcext:value-type="float">
            <text:p>286.14</text:p>
          </table:table-cell>
          <table:table-cell office:value-type="float" office:value="511.67" calcext:value-type="float">
            <text:p>511.67</text:p>
          </table:table-cell>
          <table:table-cell office:value-type="float" office:value="392.93" calcext:value-type="float">
            <text:p>392.93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1472142.12005282" calcext:value-type="float">
            <text:p>1472142.12</text:p>
          </table:table-cell>
          <table:table-cell table:number-columns-repeated="2" office:value-type="float" office:value="2159512.33193223" calcext:value-type="float">
            <text:p>2159512.33</text:p>
          </table:table-cell>
          <table:table-cell table:style-name="ce6" office:value-type="float" office:value="23905008.9117444" calcext:value-type="float">
            <text:p>2.39E+07</text:p>
          </table:table-cell>
          <table:table-cell office:value-type="float" office:value="1193958.77451677" calcext:value-type="float">
            <text:p>1193958.77</text:p>
          </table:table-cell>
          <table:table-cell office:value-type="float" office:value="1208929.24586376" calcext:value-type="float">
            <text:p>1208929.25</text:p>
          </table:table-cell>
          <table:table-cell office:value-type="float" office:value="-44.71" calcext:value-type="float">
            <text:p>-44.71</text:p>
          </table:table-cell>
          <table:table-cell office:value-type="float" office:value="1523.82" calcext:value-type="float">
            <text:p>1523.82</text:p>
          </table:table-cell>
          <table:table-cell office:value-type="float" office:value="-44.02" calcext:value-type="float">
            <text:p>-44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table:number-columns-repeated="3"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142.44" calcext:value-type="float">
            <text:p>142.44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15.9710581394248" calcext:value-type="float">
            <text:p>15.97</text:p>
          </table:table-cell>
          <table:table-cell office:value-type="float" office:value="3.75789603280583" calcext:value-type="float">
            <text:p>3.76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29.3" calcext:value-type="float">
            <text:p>29.3</text:p>
          </table:table-cell>
          <table:table-cell office:value-type="float" office:value="449.53" calcext:value-type="float">
            <text:p>449.53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8.45526607381311" calcext:value-type="float">
            <text:p>8.46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336.39" calcext:value-type="float">
            <text:p>336.39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table:number-columns-repeated="3" office:value-type="float" office:value="3.87509390599382" calcext:value-type="float">
            <text:p>3.88</text:p>
          </table:table-cell>
          <table:table-cell office:value-type="float" office:value="36.6394863198568" calcext:value-type="float">
            <text:p>36.64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6.5763180574102" calcext:value-type="float">
            <text:p>6.58</text:p>
          </table:table-cell>
          <table:table-cell office:value-type="float" office:value="21.22" calcext:value-type="float">
            <text:p>21.22</text:p>
          </table:table-cell>
          <table:table-cell office:value-type="float" office:value="845.51" calcext:value-type="float">
            <text:p>845.51</text:p>
          </table:table-cell>
          <table:table-cell office:value-type="float" office:value="69.71" calcext:value-type="float">
            <text:p>69.71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14434.724799827" calcext:value-type="float">
            <text:p>14434.72</text:p>
          </table:table-cell>
          <table:table-cell office:value-type="float" office:value="9687.7337750918" calcext:value-type="float">
            <text:p>9687.73</text:p>
          </table:table-cell>
          <table:table-cell office:value-type="float" office:value="9687.73569500708" calcext:value-type="float">
            <text:p>9687.74</text:p>
          </table:table-cell>
          <table:table-cell office:value-type="float" office:value="92562.4752109555" calcext:value-type="float">
            <text:p>92562.48</text:p>
          </table:table-cell>
          <table:table-cell office:value-type="float" office:value="11649.4777016981" calcext:value-type="float">
            <text:p>11649.48</text:p>
          </table:table-cell>
          <table:table-cell office:value-type="float" office:value="14092.127360491" calcext:value-type="float">
            <text:p>14092.13</text:p>
          </table:table-cell>
          <table:table-cell office:value-type="float" office:value="20.25" calcext:value-type="float">
            <text:p>20.25</text:p>
          </table:table-cell>
          <table:table-cell office:value-type="float" office:value="541.25" calcext:value-type="float">
            <text:p>541.25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190.93" calcext:value-type="float">
            <text:p>190.9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218.942805688651" calcext:value-type="float">
            <text:p>218.94</text:p>
          </table:table-cell>
          <table:table-cell office:value-type="float" office:value="34.8758451539443" calcext:value-type="float">
            <text:p>34.88</text:p>
          </table:table-cell>
          <table:table-cell office:value-type="float" office:value="35.8446186304428" calcext:value-type="float">
            <text:p>35.84</text:p>
          </table:table-cell>
          <table:table-cell office:value-type="float" office:value="340.089590968927" calcext:value-type="float">
            <text:p>340.09</text:p>
          </table:table-cell>
          <table:table-cell table:number-columns-repeated="2" office:value-type="float" office:value="19.7289541722306" calcext:value-type="float">
            <text:p>19.73</text:p>
          </table:table-cell>
          <table:table-cell office:value-type="float" office:value="-43.43" calcext:value-type="float">
            <text:p>-43.43</text:p>
          </table:table-cell>
          <table:table-cell office:value-type="float" office:value="55.33" calcext:value-type="float">
            <text:p>55.33</text:p>
          </table:table-cell>
          <table:table-cell office:value-type="float" office:value="-44.96" calcext:value-type="float">
            <text:p>-44.96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29.3" calcext:value-type="float">
            <text:p>29.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3.87509390599382" calcext:value-type="float">
            <text:p>3.88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29.3" calcext:value-type="float">
            <text:p>29.3</text:p>
          </table:table-cell>
          <table:table-cell office:value-type="float" office:value="21.22" calcext:value-type="float">
            <text:p>21.22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190770.849195124" calcext:value-type="float">
            <text:p>190770.85</text:p>
          </table:table-cell>
          <table:table-cell office:value-type="float" office:value="157362.719655026" calcext:value-type="float">
            <text:p>157362.72</text:p>
          </table:table-cell>
          <table:table-cell office:value-type="float" office:value="161825.859061255" calcext:value-type="float">
            <text:p>161825.86</text:p>
          </table:table-cell>
          <table:table-cell office:value-type="float" office:value="370387.025755307" calcext:value-type="float">
            <text:p>370387.03</text:p>
          </table:table-cell>
          <table:table-cell office:value-type="float" office:value="158321.099336118" calcext:value-type="float">
            <text:p>158321.1</text:p>
          </table:table-cell>
          <table:table-cell office:value-type="float" office:value="159710.002197718" calcext:value-type="float">
            <text:p>159710</text:p>
          </table:table-cell>
          <table:table-cell office:value-type="float" office:value="0.61" calcext:value-type="float">
            <text:p>0.61</text:p>
          </table:table-cell>
          <table:table-cell office:value-type="float" office:value="94.15" calcext:value-type="float">
            <text:p>94.15</text:p>
          </table:table-cell>
          <table:table-cell office:value-type="float" office:value="-1.31" calcext:value-type="float">
            <text:p>-1.31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-3.02" calcext:value-type="float">
            <text:p>-3.02</text:p>
          </table:table-cell>
          <table:table-cell office:value-type="float" office:value="29.3" calcext:value-type="float">
            <text:p>29.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25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179166.080833122" calcext:value-type="float">
            <text:p>179166.08</text:p>
          </table:table-cell>
          <table:table-cell table:number-columns-repeated="2" office:value-type="float" office:value="204049.899473114" calcext:value-type="float">
            <text:p>204049.9</text:p>
          </table:table-cell>
          <table:table-cell office:value-type="float" office:value="42992.4092278471" calcext:value-type="float">
            <text:p>42992.41</text:p>
          </table:table-cell>
          <table:table-cell office:value-type="float" office:value="175466.687880596" calcext:value-type="float">
            <text:p>175466.69</text:p>
          </table:table-cell>
          <table:table-cell office:value-type="float" office:value="174742.165525471" calcext:value-type="float">
            <text:p>174742.17</text:p>
          </table:table-cell>
          <table:table-cell office:value-type="float" office:value="-14.01" calcext:value-type="float">
            <text:p>-14.01</text:p>
          </table:table-cell>
          <table:table-cell office:value-type="float" office:value="-76" calcext:value-type="float">
            <text:p>-76</text:p>
          </table:table-cell>
          <table:table-cell office:value-type="float" office:value="-14.36" calcext:value-type="float">
            <text:p>-14.36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table:number-columns-repeated="3" office:value-type="float" office:value="40.6884860129351" calcext:value-type="float">
            <text:p>40.69</text:p>
          </table:table-cell>
          <table:table-cell office:value-type="float" office:value="25.3657982214393" calcext:value-type="float">
            <text:p>25.37</text:p>
          </table:table-cell>
          <table:table-cell table:number-columns-repeated="2" office:value-type="float" office:value="33.8210642952524" calcext:value-type="float">
            <text:p>33.82</text:p>
          </table:table-cell>
          <table:table-cell office:value-type="float" office:value="-16.88" calcext:value-type="float">
            <text:p>-16.88</text:p>
          </table:table-cell>
          <table:table-cell office:value-type="float" office:value="-37.66" calcext:value-type="float">
            <text:p>-37.66</text:p>
          </table:table-cell>
          <table:table-cell office:value-type="float" office:value="-16.88" calcext:value-type="float">
            <text:p>-16.88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2.81842202460437" calcext:value-type="float">
            <text:p>2.82</text:p>
          </table:table-cell>
          <table:table-cell office:value-type="float" office:value="45.46" calcext:value-type="float">
            <text:p>45.46</text:p>
          </table:table-cell>
          <table:table-cell office:value-type="float" office:value="29.3" calcext:value-type="float">
            <text:p>29.3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4843.86047513738" calcext:value-type="float">
            <text:p>4843.86</text:p>
          </table:table-cell>
          <table:table-cell office:value-type="float" office:value="4359.48203782369" calcext:value-type="float">
            <text:p>4359.48</text:p>
          </table:table-cell>
          <table:table-cell office:value-type="float" office:value="4359.71176317505" calcext:value-type="float">
            <text:p>4359.71</text:p>
          </table:table-cell>
          <table:table-cell office:value-type="float" office:value="24347.5493176502" calcext:value-type="float">
            <text:p>24347.55</text:p>
          </table:table-cell>
          <table:table-cell office:value-type="float" office:value="4697.36749315377" calcext:value-type="float">
            <text:p>4697.37</text:p>
          </table:table-cell>
          <table:table-cell office:value-type="float" office:value="4697.38482644922" calcext:value-type="float">
            <text:p>4697.38</text:p>
          </table:table-cell>
          <table:table-cell office:value-type="float" office:value="7.75" calcext:value-type="float">
            <text:p>7.75</text:p>
          </table:table-cell>
          <table:table-cell office:value-type="float" office:value="402.65" calcext:value-type="float">
            <text:p>402.6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38865.254330165" calcext:value-type="float">
            <text:p>38865.25</text:p>
          </table:table-cell>
          <table:table-cell office:value-type="float" office:value="24217.5403811444" calcext:value-type="float">
            <text:p>24217.54</text:p>
          </table:table-cell>
          <table:table-cell office:value-type="float" office:value="24219.3238766454" calcext:value-type="float">
            <text:p>24219.32</text:p>
          </table:table-cell>
          <table:table-cell office:value-type="float" office:value="374959.293030074" calcext:value-type="float">
            <text:p>374959.29</text:p>
          </table:table-cell>
          <table:table-cell office:value-type="float" office:value="46597.9108067922" calcext:value-type="float">
            <text:p>46597.91</text:p>
          </table:table-cell>
          <table:table-cell office:value-type="float" office:value="70460.5470028317" calcext:value-type="float">
            <text:p>70460.55</text:p>
          </table:table-cell>
          <table:table-cell office:value-type="float" office:value="92.41" calcext:value-type="float">
            <text:p>92.41</text:p>
          </table:table-cell>
          <table:table-cell office:value-type="float" office:value="864.77" calcext:value-type="float">
            <text:p>864.77</text:p>
          </table:table-cell>
          <table:table-cell office:value-type="float" office:value="190.93" calcext:value-type="float">
            <text:p>190.93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5.81264085899072" calcext:value-type="float">
            <text:p>5.81</text:p>
          </table:table-cell>
          <table:table-cell office:value-type="float" office:value="6.78141433548918" calcext:value-type="float">
            <text:p>6.78</text:p>
          </table:table-cell>
          <table:table-cell office:value-type="float" office:value="5.81264085899072" calcext:value-type="float">
            <text:p>5.81</text:p>
          </table:table-cell>
          <table:table-cell office:value-type="float" office:value="107.100036934966" calcext:value-type="float">
            <text:p>107.1</text:p>
          </table:table-cell>
          <table:table-cell office:value-type="float" office:value="7.51579206561165" calcext:value-type="float">
            <text:p>7.52</text:p>
          </table:table-cell>
          <table:table-cell office:value-type="float" office:value="20.668428180432" calcext:value-type="float">
            <text:p>20.67</text:p>
          </table:table-cell>
          <table:table-cell office:value-type="float" office:value="10.83" calcext:value-type="float">
            <text:p>10.83</text:p>
          </table:table-cell>
          <table:table-cell office:value-type="float" office:value="1742.54" calcext:value-type="float">
            <text:p>1742.54</text:p>
          </table:table-cell>
          <table:table-cell office:value-type="float" office:value="255.58" calcext:value-type="float">
            <text:p>255.58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538.63805293314" calcext:value-type="float">
            <text:p>538.64</text:p>
          </table:table-cell>
          <table:table-cell table:number-columns-repeated="2" office:value-type="float" office:value="1637.22717528239" calcext:value-type="float">
            <text:p>1637.23</text:p>
          </table:table-cell>
          <table:table-cell office:value-type="float" office:value="1024.02666893959" calcext:value-type="float">
            <text:p>1024.03</text:p>
          </table:table-cell>
          <table:table-cell table:number-columns-repeated="2" office:value-type="float" office:value="1495.64262105672" calcext:value-type="float">
            <text:p>1495.64</text:p>
          </table:table-cell>
          <table:table-cell office:value-type="float" office:value="-8.65" calcext:value-type="float">
            <text:p>-8.65</text:p>
          </table:table-cell>
          <table:table-cell office:value-type="float" office:value="90.11" calcext:value-type="float">
            <text:p>90.11</text:p>
          </table:table-cell>
          <table:table-cell office:value-type="float" office:value="-8.65" calcext:value-type="float">
            <text:p>-8.65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16.37" calcext:value-type="float">
            <text:p>16.37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4895849.82969422" calcext:value-type="float">
            <text:p>4895849.83</text:p>
          </table:table-cell>
          <table:table-cell office:value-type="float" office:value="412781.251455385" calcext:value-type="float">
            <text:p>412781.25</text:p>
          </table:table-cell>
          <table:table-cell office:value-type="float" office:value="422014.195511827" calcext:value-type="float">
            <text:p>422014.2</text:p>
          </table:table-cell>
          <table:table-cell office:value-type="float" office:value="3644933.18013846" calcext:value-type="float">
            <text:p>3644933.18</text:p>
          </table:table-cell>
          <table:table-cell office:value-type="float" office:value="237155.745470731" calcext:value-type="float">
            <text:p>237155.75</text:p>
          </table:table-cell>
          <table:table-cell office:value-type="float" office:value="246906.828044057" calcext:value-type="float">
            <text:p>246906.83</text:p>
          </table:table-cell>
          <table:table-cell office:value-type="float" office:value="-42.55" calcext:value-type="float">
            <text:p>-42.55</text:p>
          </table:table-cell>
          <table:table-cell office:value-type="float" office:value="-25.55" calcext:value-type="float">
            <text:p>-25.55</text:p>
          </table:table-cell>
          <table:table-cell office:value-type="float" office:value="-41.49" calcext:value-type="float">
            <text:p>-41.49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3862.49985079934" calcext:value-type="float">
            <text:p>3862.5</text:p>
          </table:table-cell>
          <table:table-cell office:value-type="float" office:value="2354.11954789124" calcext:value-type="float">
            <text:p>2354.12</text:p>
          </table:table-cell>
          <table:table-cell office:value-type="float" office:value="2502.34188979551" calcext:value-type="float">
            <text:p>2502.34</text:p>
          </table:table-cell>
          <table:table-cell office:value-type="float" office:value="8477.81345000994" calcext:value-type="float">
            <text:p>8477.81</text:p>
          </table:table-cell>
          <table:table-cell office:value-type="float" office:value="2393.77977289731" calcext:value-type="float">
            <text:p>2393.78</text:p>
          </table:table-cell>
          <table:table-cell office:value-type="float" office:value="2420.08504512695" calcext:value-type="float">
            <text:p>2420.09</text:p>
          </table:table-cell>
          <table:table-cell office:value-type="float" office:value="1.68" calcext:value-type="float">
            <text:p>1.68</text:p>
          </table:table-cell>
          <table:table-cell office:value-type="float" office:value="119.49" calcext:value-type="float">
            <text:p>119.49</text:p>
          </table:table-cell>
          <table:table-cell office:value-type="float" office:value="-3.29" calcext:value-type="float">
            <text:p>-3.29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3.87509390599382" calcext:value-type="float">
            <text:p>3.88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-3.02" calcext:value-type="float">
            <text:p>-3.02</text:p>
          </table:table-cell>
          <table:table-cell office:value-type="float" office:value="61.63" calcext:value-type="float">
            <text:p>61.6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35.8446186304428" calcext:value-type="float">
            <text:p>35.84</text:p>
          </table:table-cell>
          <table:table-cell office:value-type="float" office:value="167.597811434233" calcext:value-type="float">
            <text:p>167.6</text:p>
          </table:table-cell>
          <table:table-cell office:value-type="float" office:value="154.034982763254" calcext:value-type="float">
            <text:p>154.03</text:p>
          </table:table-cell>
          <table:table-cell office:value-type="float" office:value="69.5210766069078" calcext:value-type="float">
            <text:p>69.52</text:p>
          </table:table-cell>
          <table:table-cell table:number-columns-repeated="2" office:value-type="float" office:value="125.889517098995" calcext:value-type="float">
            <text:p>125.89</text:p>
          </table:table-cell>
          <table:table-cell office:value-type="float" office:value="-24.89" calcext:value-type="float">
            <text:p>-24.89</text:p>
          </table:table-cell>
          <table:table-cell office:value-type="float" office:value="93.95" calcext:value-type="float">
            <text:p>93.95</text:p>
          </table:table-cell>
          <table:table-cell office:value-type="float" office:value="-18.27" calcext:value-type="float">
            <text:p>-18.27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12.5940551944799" calcext:value-type="float">
            <text:p>12.59</text:p>
          </table:table-cell>
          <table:table-cell table:number-columns-repeated="2" office:value-type="float" office:value="16.4691491004737" calcext:value-type="float">
            <text:p>16.47</text:p>
          </table:table-cell>
          <table:table-cell office:value-type="float" office:value="10.334214090216" calcext:value-type="float">
            <text:p>10.33</text:p>
          </table:table-cell>
          <table:table-cell table:number-columns-repeated="2" office:value-type="float" office:value="13.1526361148204" calcext:value-type="float">
            <text:p>13.15</text:p>
          </table:table-cell>
          <table:table-cell office:value-type="float" office:value="-20.14" calcext:value-type="float">
            <text:p>-20.14</text:p>
          </table:table-cell>
          <table:table-cell office:value-type="float" office:value="-17.94" calcext:value-type="float">
            <text:p>-17.94</text:p>
          </table:table-cell>
          <table:table-cell office:value-type="float" office:value="-20.14" calcext:value-type="float">
            <text:p>-20.14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91.0647067908547" calcext:value-type="float">
            <text:p>91.06</text:p>
          </table:table-cell>
          <table:table-cell table:number-columns-repeated="2" office:value-type="float" office:value="312.913832909001" calcext:value-type="float">
            <text:p>312.91</text:p>
          </table:table-cell>
          <table:table-cell office:value-type="float" office:value="256.476404238998" calcext:value-type="float">
            <text:p>256.48</text:p>
          </table:table-cell>
          <table:table-cell office:value-type="float" office:value="279.023780435833" calcext:value-type="float">
            <text:p>279.02</text:p>
          </table:table-cell>
          <table:table-cell office:value-type="float" office:value="270.568514362019" calcext:value-type="float">
            <text:p>270.57</text:p>
          </table:table-cell>
          <table:table-cell office:value-type="float" office:value="-10.83" calcext:value-type="float">
            <text:p>-10.83</text:p>
          </table:table-cell>
          <table:table-cell office:value-type="float" office:value="181.64" calcext:value-type="float">
            <text:p>181.64</text:p>
          </table:table-cell>
          <table:table-cell office:value-type="float" office:value="-13.53" calcext:value-type="float">
            <text:p>-13.53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2.90632042949536" calcext:value-type="float">
            <text:p>2.9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29.3" calcext:value-type="float">
            <text:p>29.3</text:p>
          </table:table-cell>
          <table:table-cell office:value-type="float" office:value="142.44" calcext:value-type="float">
            <text:p>142.44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453.16588207252" calcext:value-type="float">
            <text:p>1453.17</text:p>
          </table:table-cell>
          <table:table-cell office:value-type="float" office:value="968.790057250259" calcext:value-type="float">
            <text:p>968.79</text:p>
          </table:table-cell>
          <table:table-cell office:value-type="float" office:value="968.791251554201" calcext:value-type="float">
            <text:p>968.79</text:p>
          </table:table-cell>
          <table:table-cell office:value-type="float" office:value="3890.83109539563" calcext:value-type="float">
            <text:p>3890.83</text:p>
          </table:table-cell>
          <table:table-cell office:value-type="float" office:value="939.665216246082" calcext:value-type="float">
            <text:p>939.67</text:p>
          </table:table-cell>
          <table:table-cell office:value-type="float" office:value="1409.19832940307" calcext:value-type="float">
            <text:p>1409.2</text:p>
          </table:table-cell>
          <table:table-cell office:value-type="float" office:value="-3.01" calcext:value-type="float">
            <text:p>-3.01</text:p>
          </table:table-cell>
          <table:table-cell office:value-type="float" office:value="167.75" calcext:value-type="float">
            <text:p>167.75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5 <text:s text:c="17"/></text:p>
          </table:table-cell>
          <table:table-cell table:number-columns-repeated="3" office:value-type="float" office:value="2.90632042949536" calcext:value-type="float">
            <text:p>2.91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3.75789603280583" calcext:value-type="float">
            <text:p>3.76</text:p>
          </table:table-cell>
          <table:table-cell office:value-type="float" office:value="29.3" calcext:value-type="float">
            <text:p>29.3</text:p>
          </table:table-cell>
          <table:table-cell office:value-type="float" office:value="93.95" calcext:value-type="float">
            <text:p>93.95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212.161391353161" calcext:value-type="float">
            <text:p>212.16</text:p>
          </table:table-cell>
          <table:table-cell table:number-columns-repeated="2" office:value-type="float" office:value="242.193369124613" calcext:value-type="float">
            <text:p>242.19</text:p>
          </table:table-cell>
          <table:table-cell office:value-type="float" office:value="326.936954854107" calcext:value-type="float">
            <text:p>326.94</text:p>
          </table:table-cell>
          <table:table-cell office:value-type="float" office:value="230.171132009357" calcext:value-type="float">
            <text:p>230.17</text:p>
          </table:table-cell>
          <table:table-cell office:value-type="float" office:value="237.686924074969" calcext:value-type="float">
            <text:p>237.69</text:p>
          </table:table-cell>
          <table:table-cell office:value-type="float" office:value="-4.96" calcext:value-type="float">
            <text:p>-4.96</text:p>
          </table:table-cell>
          <table:table-cell office:value-type="float" office:value="54.1" calcext:value-type="float">
            <text:p>54.1</text:p>
          </table:table-cell>
          <table:table-cell office:value-type="float" office:value="-1.86" calcext:value-type="float">
            <text:p>-1.86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75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1337713.41710031" calcext:value-type="float">
            <text:p>1337713.42</text:p>
          </table:table-cell>
          <table:table-cell office:value-type="float" office:value="53987.8082983058" calcext:value-type="float">
            <text:p>53987.81</text:p>
          </table:table-cell>
          <table:table-cell office:value-type="float" office:value="54751.3471138081" calcext:value-type="float">
            <text:p>54751.35</text:p>
          </table:table-cell>
          <table:table-cell office:value-type="float" office:value="684383.785254852" calcext:value-type="float">
            <text:p>684383.79</text:p>
          </table:table-cell>
          <table:table-cell office:value-type="float" office:value="26298.6959115834" calcext:value-type="float">
            <text:p>26298.7</text:p>
          </table:table-cell>
          <table:table-cell office:value-type="float" office:value="26947.6917837285" calcext:value-type="float">
            <text:p>26947.69</text:p>
          </table:table-cell>
          <table:table-cell office:value-type="float" office:value="-51.29" calcext:value-type="float">
            <text:p>-51.29</text:p>
          </table:table-cell>
          <table:table-cell office:value-type="float" office:value="-48.84" calcext:value-type="float">
            <text:p>-48.84</text:p>
          </table:table-cell>
          <table:table-cell office:value-type="float" office:value="-50.78" calcext:value-type="float">
            <text:p>-50.78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585.139179805066" calcext:value-type="float">
            <text:p>585.14</text:p>
          </table:table-cell>
          <table:table-cell office:value-type="float" office:value="204.411203541174" calcext:value-type="float">
            <text:p>204.41</text:p>
          </table:table-cell>
          <table:table-cell office:value-type="float" office:value="218.942805688651" calcext:value-type="float">
            <text:p>218.94</text:p>
          </table:table-cell>
          <table:table-cell office:value-type="float" office:value="848.345029405915" calcext:value-type="float">
            <text:p>848.35</text:p>
          </table:table-cell>
          <table:table-cell office:value-type="float" office:value="138.102679205614" calcext:value-type="float">
            <text:p>138.1</text:p>
          </table:table-cell>
          <table:table-cell office:value-type="float" office:value="144.678997263024" calcext:value-type="float">
            <text:p>144.68</text:p>
          </table:table-cell>
          <table:table-cell office:value-type="float" office:value="-32.44" calcext:value-type="float">
            <text:p>-32.44</text:p>
          </table:table-cell>
          <table:table-cell office:value-type="float" office:value="44.98" calcext:value-type="float">
            <text:p>44.98</text:p>
          </table:table-cell>
          <table:table-cell office:value-type="float" office:value="-33.92" calcext:value-type="float">
            <text:p>-33.9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3862.49985079934" calcext:value-type="float">
            <text:p>3862.5</text:p>
          </table:table-cell>
          <table:table-cell office:value-type="float" office:value="1028.83743204136" calcext:value-type="float">
            <text:p>1028.84</text:p>
          </table:table-cell>
          <table:table-cell office:value-type="float" office:value="1036.58761985335" calcext:value-type="float">
            <text:p>1036.59</text:p>
          </table:table-cell>
          <table:table-cell office:value-type="float" office:value="8477.81345000994" calcext:value-type="float">
            <text:p>8477.81</text:p>
          </table:table-cell>
          <table:table-cell office:value-type="float" office:value="935.716112168651" calcext:value-type="float">
            <text:p>935.72</text:p>
          </table:table-cell>
          <table:table-cell office:value-type="float" office:value="975.174020513112" calcext:value-type="float">
            <text:p>975.17</text:p>
          </table:table-cell>
          <table:table-cell office:value-type="float" office:value="-9.05" calcext:value-type="float">
            <text:p>-9.05</text:p>
          </table:table-cell>
          <table:table-cell office:value-type="float" office:value="119.49" calcext:value-type="float">
            <text:p>119.49</text:p>
          </table:table-cell>
          <table:table-cell office:value-type="float" office:value="-5.92" calcext:value-type="float">
            <text:p>-5.9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37082.5173787125" calcext:value-type="float">
            <text:p>37082.52</text:p>
          </table:table-cell>
          <table:table-cell table:number-columns-repeated="2" office:value-type="float" office:value="43049.2333738989" calcext:value-type="float">
            <text:p>43049.23</text:p>
          </table:table-cell>
          <table:table-cell office:value-type="float" office:value="194422.420764039" calcext:value-type="float">
            <text:p>194422.42</text:p>
          </table:table-cell>
          <table:table-cell office:value-type="float" office:value="36654.7479219858" calcext:value-type="float">
            <text:p>36654.75</text:p>
          </table:table-cell>
          <table:table-cell office:value-type="float" office:value="37356.1170933129" calcext:value-type="float">
            <text:p>37356.12</text:p>
          </table:table-cell>
          <table:table-cell office:value-type="float" office:value="-14.85" calcext:value-type="float">
            <text:p>-14.85</text:p>
          </table:table-cell>
          <table:table-cell office:value-type="float" office:value="424.3" calcext:value-type="float">
            <text:p>424.3</text:p>
          </table:table-cell>
          <table:table-cell office:value-type="float" office:value="-13.22" calcext:value-type="float">
            <text:p>-13.2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91.0647067908547" calcext:value-type="float">
            <text:p>91.06</text:p>
          </table:table-cell>
          <table:table-cell table:number-columns-repeated="2" office:value-type="float" office:value="1261.34306640099" calcext:value-type="float">
            <text:p>1261.34</text:p>
          </table:table-cell>
          <table:table-cell office:value-type="float" office:value="256.476404238998" calcext:value-type="float">
            <text:p>256.48</text:p>
          </table:table-cell>
          <table:table-cell table:number-columns-repeated="2" office:value-type="float" office:value="1096.3661675711" calcext:value-type="float">
            <text:p>1096.37</text:p>
          </table:table-cell>
          <table:table-cell office:value-type="float" office:value="-13.08" calcext:value-type="float">
            <text:p>-13.08</text:p>
          </table:table-cell>
          <table:table-cell office:value-type="float" office:value="181.64" calcext:value-type="float">
            <text:p>181.64</text:p>
          </table:table-cell>
          <table:table-cell office:value-type="float" office:value="-13.08" calcext:value-type="float">
            <text:p>-13.08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25.1881103889598" calcext:value-type="float">
            <text:p>25.19</text:p>
          </table:table-cell>
          <table:table-cell table:number-columns-repeated="2" office:value-type="float" office:value="18.4066960534706" calcext:value-type="float">
            <text:p>18.41</text:p>
          </table:table-cell>
          <table:table-cell office:value-type="float" office:value="17.8500061558277" calcext:value-type="float">
            <text:p>17.85</text:p>
          </table:table-cell>
          <table:table-cell table:number-columns-repeated="2" office:value-type="float" office:value="13.1526361148204" calcext:value-type="float">
            <text:p>13.15</text:p>
          </table:table-cell>
          <table:table-cell office:value-type="float" office:value="-28.54" calcext:value-type="float">
            <text:p>-28.54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8.54" calcext:value-type="float">
            <text:p>-28.54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60.0639555429041" calcext:value-type="float">
            <text:p>60.06</text:p>
          </table:table-cell>
          <table:table-cell table:number-columns-repeated="2" office:value-type="float" office:value="179.223093152214" calcext:value-type="float">
            <text:p>179.22</text:p>
          </table:table-cell>
          <table:table-cell office:value-type="float" office:value="147.497419287629" calcext:value-type="float">
            <text:p>147.5</text:p>
          </table:table-cell>
          <table:table-cell office:value-type="float" office:value="140.921101230218" calcext:value-type="float">
            <text:p>140.92</text:p>
          </table:table-cell>
          <table:table-cell office:value-type="float" office:value="142.800049246621" calcext:value-type="float">
            <text:p>142.8</text:p>
          </table:table-cell>
          <table:table-cell office:value-type="float" office:value="-21.37" calcext:value-type="float">
            <text:p>-21.37</text:p>
          </table:table-cell>
          <table:table-cell office:value-type="float" office:value="145.57" calcext:value-type="float">
            <text:p>145.57</text:p>
          </table:table-cell>
          <table:table-cell office:value-type="float" office:value="-20.32" calcext:value-type="float">
            <text:p>-20.3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21264.3356157719" calcext:value-type="float">
            <text:p>21264.34</text:p>
          </table:table-cell>
          <table:table-cell table:number-columns-repeated="2" office:value-type="float" office:value="14434.724799827" calcext:value-type="float">
            <text:p>14434.72</text:p>
          </table:table-cell>
          <table:table-cell office:value-type="float" office:value="258642.878275611" calcext:value-type="float">
            <text:p>258642.88</text:p>
          </table:table-cell>
          <table:table-cell table:number-columns-repeated="2" office:value-type="float" office:value="11649.4777016981" calcext:value-type="float">
            <text:p>11649.48</text:p>
          </table:table-cell>
          <table:table-cell office:value-type="float" office:value="-19.3" calcext:value-type="float">
            <text:p>-19.3</text:p>
          </table:table-cell>
          <table:table-cell office:value-type="float" office:value="1116.32" calcext:value-type="float">
            <text:p>1116.32</text:p>
          </table:table-cell>
          <table:table-cell office:value-type="float" office:value="-19.3" calcext:value-type="float">
            <text:p>-19.3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7.75018781198763" calcext:value-type="float">
            <text:p>7.75</text:p>
          </table:table-cell>
          <table:table-cell table:number-columns-repeated="2" office:value-type="float" office:value="1.93754695299691" calcext:value-type="float">
            <text:p>1.94</text:p>
          </table:table-cell>
          <table:table-cell office:value-type="float" office:value="31.0026422706481" calcext:value-type="float">
            <text:p>31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300.02" calcext:value-type="float">
            <text:p>300.02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50 <text:s text:c="17"/></text:p>
          </table:table-cell>
          <table:table-cell office:value-type="float" office:value="71593.7646347766" calcext:value-type="float">
            <text:p>71593.76</text:p>
          </table:table-cell>
          <table:table-cell office:value-type="float" office:value="182199.891852125" calcext:value-type="float">
            <text:p>182199.89</text:p>
          </table:table-cell>
          <table:table-cell office:value-type="float" office:value="178955.663234027" calcext:value-type="float">
            <text:p>178955.66</text:p>
          </table:table-cell>
          <table:table-cell office:value-type="float" office:value="635189.180896099" calcext:value-type="float">
            <text:p>635189.18</text:p>
          </table:table-cell>
          <table:table-cell office:value-type="float" office:value="116512.627023136" calcext:value-type="float">
            <text:p>116512.63</text:p>
          </table:table-cell>
          <table:table-cell office:value-type="float" office:value="123778.049265562" calcext:value-type="float">
            <text:p>123778.05</text:p>
          </table:table-cell>
          <table:table-cell office:value-type="float" office:value="-36.05" calcext:value-type="float">
            <text:p>-36.05</text:p>
          </table:table-cell>
          <table:table-cell office:value-type="float" office:value="787.21" calcext:value-type="float">
            <text:p>787.21</text:p>
          </table:table-cell>
          <table:table-cell office:value-type="float" office:value="-30.83" calcext:value-type="float">
            <text:p>-30.83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50 <text:s text:c="18"/></text:p>
          </table:table-cell>
          <table:table-cell office:value-type="float" office:value="40.6884860129351" calcext:value-type="float">
            <text:p>40.69</text:p>
          </table:table-cell>
          <table:table-cell table:number-columns-repeated="2" office:value-type="float" office:value="14.5316021474768" calcext:value-type="float">
            <text:p>14.53</text:p>
          </table:table-cell>
          <table:table-cell office:value-type="float" office:value="41.3368563608641" calcext:value-type="float">
            <text:p>41.34</text:p>
          </table:table-cell>
          <table:table-cell table:number-columns-repeated="2" office:value-type="float" office:value="7.51579206561165" calcext:value-type="float">
            <text:p>7.52</text:p>
          </table:table-cell>
          <table:table-cell office:value-type="float" office:value="-48.28" calcext:value-type="float">
            <text:p>-48.28</text:p>
          </table:table-cell>
          <table:table-cell office:value-type="float" office:value="1.59" calcext:value-type="float">
            <text:p>1.59</text:p>
          </table:table-cell>
          <table:table-cell office:value-type="float" office:value="-48.28" calcext:value-type="float">
            <text:p>-48.28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93.97102722035" calcext:value-type="float">
            <text:p>93.97</text:p>
          </table:table-cell>
          <table:table-cell table:number-columns-repeated="2" office:value-type="float" office:value="8.71896128848609" calcext:value-type="float">
            <text:p>8.72</text:p>
          </table:table-cell>
          <table:table-cell office:value-type="float" office:value="117.434251025182" calcext:value-type="float">
            <text:p>117.43</text:p>
          </table:table-cell>
          <table:table-cell office:value-type="float" office:value="3.75789603280583" calcext:value-type="float">
            <text:p>3.76</text:p>
          </table:table-cell>
          <table:table-cell office:value-type="float" office:value="4.69737004100728" calcext:value-type="float">
            <text:p>4.7</text:p>
          </table:table-cell>
          <table:table-cell office:value-type="float" office:value="-56.9" calcext:value-type="float">
            <text:p>-56.9</text:p>
          </table:table-cell>
          <table:table-cell office:value-type="float" office:value="24.97" calcext:value-type="float">
            <text:p>24.97</text:p>
          </table:table-cell>
          <table:table-cell office:value-type="float" office:value="-46.12" calcext:value-type="float">
            <text:p>-46.1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4.84386738249227" calcext:value-type="float">
            <text:p>4.84</text:p>
          </table:table-cell>
          <table:table-cell table:number-columns-repeated="2" office:value-type="float" office:value="5.81264085899072" calcext:value-type="float">
            <text:p>5.81</text:p>
          </table:table-cell>
          <table:table-cell table:number-columns-repeated="3" office:value-type="float" office:value="5.63684404920874" calcext:value-type="float">
            <text:p>5.64</text:p>
          </table:table-cell>
          <table:table-cell office:value-type="float" office:value="-3.02" calcext:value-type="float">
            <text:p>-3.02</text:p>
          </table:table-cell>
          <table:table-cell office:value-type="float" office:value="16.37" calcext:value-type="float">
            <text:p>16.37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22.2817899594644" calcext:value-type="float">
            <text:p>22.28</text:p>
          </table:table-cell>
          <table:table-cell table:number-columns-repeated="2" office:value-type="float" office:value="50.3762207779196" calcext:value-type="float">
            <text:p>50.38</text:p>
          </table:table-cell>
          <table:table-cell office:value-type="float" office:value="68.5816025987063" calcext:value-type="float">
            <text:p>68.58</text:p>
          </table:table-cell>
          <table:table-cell office:value-type="float" office:value="41.3368563608641" calcext:value-type="float">
            <text:p>41.34</text:p>
          </table:table-cell>
          <table:table-cell office:value-type="float" office:value="42.2763303690656" calcext:value-type="float">
            <text:p>42.28</text:p>
          </table:table-cell>
          <table:table-cell office:value-type="float" office:value="-17.94" calcext:value-type="float">
            <text:p>-17.94</text:p>
          </table:table-cell>
          <table:table-cell office:value-type="float" office:value="207.79" calcext:value-type="float">
            <text:p>207.79</text:p>
          </table:table-cell>
          <table:table-cell office:value-type="float" office:value="-16.08" calcext:value-type="float">
            <text:p>-16.08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5.81264085899072" calcext:value-type="float">
            <text:p>5.81</text:p>
          </table:table-cell>
          <table:table-cell office:value-type="float" office:value="4.69737004100728" calcext:value-type="float">
            <text:p>4.7</text:p>
          </table:table-cell>
          <table:table-cell table:number-columns-repeated="2" office:value-type="float" office:value="5.63684404920874" calcext:value-type="float">
            <text:p>5.64</text:p>
          </table:table-cell>
          <table:table-cell office:value-type="float" office:value="-3.02" calcext:value-type="float">
            <text:p>-3.02</text:p>
          </table:table-cell>
          <table:table-cell office:value-type="float" office:value="61.63" calcext:value-type="float">
            <text:p>61.63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25 <text:s text:c="17"/></text:p>
          </table:table-cell>
          <table:table-cell office:value-type="float" office:value="70714.1183181161" calcext:value-type="float">
            <text:p>70714.12</text:p>
          </table:table-cell>
          <table:table-cell office:value-type="float" office:value="36291.3685191301" calcext:value-type="float">
            <text:p>36291.37</text:p>
          </table:table-cell>
          <table:table-cell office:value-type="float" office:value="36410.1024111031" calcext:value-type="float">
            <text:p>36410.1</text:p>
          </table:table-cell>
          <table:table-cell office:value-type="float" office:value="23486.8538539535" calcext:value-type="float">
            <text:p>23486.85</text:p>
          </table:table-cell>
          <table:table-cell table:number-columns-repeated="2" office:value-type="float" office:value="31645.2673018875" calcext:value-type="float">
            <text:p>31645.27</text:p>
          </table:table-cell>
          <table:table-cell office:value-type="float" office:value="-12.8" calcext:value-type="float">
            <text:p>-12.8</text:p>
          </table:table-cell>
          <table:table-cell office:value-type="float" office:value="-66.79" calcext:value-type="float">
            <text:p>-66.79</text:p>
          </table:table-cell>
          <table:table-cell office:value-type="float" office:value="-13.09" calcext:value-type="float">
            <text:p>-13.09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6972168.6782972" calcext:value-type="float">
            <text:p>6972168.68</text:p>
          </table:table-cell>
          <table:table-cell office:value-type="float" office:value="2083140.87677718" calcext:value-type="float">
            <text:p>2083140.88</text:p>
          </table:table-cell>
          <table:table-cell office:value-type="float" office:value="2268369.03423218" calcext:value-type="float">
            <text:p>2268369.03</text:p>
          </table:table-cell>
          <table:table-cell office:value-type="float" office:value="3481514.85661025" calcext:value-type="float">
            <text:p>3481514.86</text:p>
          </table:table-cell>
          <table:table-cell table:number-columns-repeated="2" office:value-type="float" office:value="2804950.39009006" calcext:value-type="float">
            <text:p>2804950.39</text:p>
          </table:table-cell>
          <table:table-cell office:value-type="float" office:value="34.65" calcext:value-type="float">
            <text:p>34.65</text:p>
          </table:table-cell>
          <table:table-cell office:value-type="float" office:value="-50.07" calcext:value-type="float">
            <text:p>-50.07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office:value-type="float" office:value="5.63684404920874" calcext:value-type="float">
            <text:p>5.64</text:p>
          </table:table-cell>
          <table:table-cell table:number-columns-repeated="2" office:value-type="float" office:value="4.69737004100728" calcext:value-type="float">
            <text:p>4.7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office:value-type="float" office:value="10.656508241483" calcext:value-type="float">
            <text:p>10.66</text:p>
          </table:table-cell>
          <table:table-cell table:number-columns-repeated="2" office:value-type="float" office:value="7.75018781198763" calcext:value-type="float">
            <text:p>7.75</text:p>
          </table:table-cell>
          <table:table-cell table:number-columns-repeated="3" office:value-type="float" office:value="5.63684404920874" calcext:value-type="float">
            <text:p>5.64</text:p>
          </table:table-cell>
          <table:table-cell office:value-type="float" office:value="-27.27" calcext:value-type="float">
            <text:p>-27.27</text:p>
          </table:table-cell>
          <table:table-cell office:value-type="float" office:value="-47.1" calcext:value-type="float">
            <text:p>-47.1</text:p>
          </table:table-cell>
          <table:table-cell office:value-type="float" office:value="-27.27" calcext:value-type="float">
            <text:p>-27.27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99 <text:s text:c="17"/></text:p>
          </table:table-cell>
          <table:table-cell office:value-type="float" office:value="2.90632042949536" calcext:value-type="float">
            <text:p>2.91</text:p>
          </table:table-cell>
          <table:table-cell table:number-columns-repeated="2" office:value-type="float" office:value="4.84386738249227" calcext:value-type="float">
            <text:p>4.84</text:p>
          </table:table-cell>
          <table:table-cell table:number-columns-repeated="3" office:value-type="float" office:value="3.75789603280583" calcext:value-type="float">
            <text:p>3.76</text:p>
          </table:table-cell>
          <table:table-cell office:value-type="float" office:value="-22.42" calcext:value-type="float">
            <text:p>-22.42</text:p>
          </table:table-cell>
          <table:table-cell office:value-type="float" office:value="29.3" calcext:value-type="float">
            <text:p>29.3</text:p>
          </table:table-cell>
          <table:table-cell office:value-type="float" office:value="-22.42" calcext:value-type="float">
            <text:p>-22.4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75 <text:s text:c="18"/></text:p>
          </table:table-cell>
          <table:table-cell office:value-type="float" office:value="119.15913760931" calcext:value-type="float">
            <text:p>119.16</text:p>
          </table:table-cell>
          <table:table-cell office:value-type="float" office:value="88.1583863613593" calcext:value-type="float">
            <text:p>88.16</text:p>
          </table:table-cell>
          <table:table-cell office:value-type="float" office:value="89.1271598378578" calcext:value-type="float">
            <text:p>89.13</text:p>
          </table:table-cell>
          <table:table-cell office:value-type="float" office:value="187.894801640291" calcext:value-type="float">
            <text:p>187.89</text:p>
          </table:table-cell>
          <table:table-cell office:value-type="float" office:value="51.6710704510801" calcext:value-type="float">
            <text:p>51.67</text:p>
          </table:table-cell>
          <table:table-cell office:value-type="float" office:value="52.6105444592816" calcext:value-type="float">
            <text:p>52.61</text:p>
          </table:table-cell>
          <table:table-cell office:value-type="float" office:value="-41.39" calcext:value-type="float">
            <text:p>-41.39</text:p>
          </table:table-cell>
          <table:table-cell office:value-type="float" office:value="57.68" calcext:value-type="float">
            <text:p>57.68</text:p>
          </table:table-cell>
          <table:table-cell office:value-type="float" office:value="-40.97" calcext:value-type="float">
            <text:p>-40.97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5 <text:s text:c="18"/></text:p>
          </table:table-cell>
          <table:table-cell office:value-type="float" office:value="538.63805293314" calcext:value-type="float">
            <text:p>538.64</text:p>
          </table:table-cell>
          <table:table-cell table:number-columns-repeated="2" office:value-type="float" office:value="620.983798435509" calcext:value-type="float">
            <text:p>620.98</text:p>
          </table:table-cell>
          <table:table-cell office:value-type="float" office:value="1024.02666893959" calcext:value-type="float">
            <text:p>1024.03</text:p>
          </table:table-cell>
          <table:table-cell table:number-columns-repeated="2" office:value-type="float" office:value="451.886997944901" calcext:value-type="float">
            <text:p>451.89</text:p>
          </table:table-cell>
          <table:table-cell office:value-type="float" office:value="-27.23" calcext:value-type="float">
            <text:p>-27.23</text:p>
          </table:table-cell>
          <table:table-cell office:value-type="float" office:value="90.11" calcext:value-type="float">
            <text:p>90.11</text:p>
          </table:table-cell>
          <table:table-cell office:value-type="float" office:value="-27.23" calcext:value-type="float">
            <text:p>-27.23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806.019532446714" calcext:value-type="float">
            <text:p>806.02</text:p>
          </table:table-cell>
          <table:table-cell office:value-type="float" office:value="658.765964018949" calcext:value-type="float">
            <text:p>658.77</text:p>
          </table:table-cell>
          <table:table-cell office:value-type="float" office:value="662.641057924943" calcext:value-type="float">
            <text:p>662.64</text:p>
          </table:table-cell>
          <table:table-cell office:value-type="float" office:value="1406.39259027758" calcext:value-type="float">
            <text:p>1406.39</text:p>
          </table:table-cell>
          <table:table-cell office:value-type="float" office:value="528.92386661742" calcext:value-type="float">
            <text:p>528.92</text:p>
          </table:table-cell>
          <table:table-cell office:value-type="float" office:value="547.713346781449" calcext:value-type="float">
            <text:p>547.71</text:p>
          </table:table-cell>
          <table:table-cell office:value-type="float" office:value="-19.71" calcext:value-type="float">
            <text:p>-19.71</text:p>
          </table:table-cell>
          <table:table-cell office:value-type="float" office:value="74.49" calcext:value-type="float">
            <text:p>74.49</text:p>
          </table:table-cell>
          <table:table-cell office:value-type="float" office:value="-17.34" calcext:value-type="float">
            <text:p>-17.34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0 <text:s text:c="17"/></text:p>
          </table:table-cell>
          <table:table-cell office:value-type="float" office:value="812520.002474018" calcext:value-type="float">
            <text:p>812520</text:p>
          </table:table-cell>
          <table:table-cell office:value-type="float" office:value="5008310.86748702" calcext:value-type="float">
            <text:p>5008310.87</text:p>
          </table:table-cell>
          <table:table-cell office:value-type="float" office:value="4968829.33062235" calcext:value-type="float">
            <text:p>4968829.33</text:p>
          </table:table-cell>
          <table:table-cell office:value-type="float" office:value="4949876.18111392" calcext:value-type="float">
            <text:p>4949876.18</text:p>
          </table:table-cell>
          <table:table-cell table:number-columns-repeated="2" office:value-type="float" office:value="5276980.44507796" calcext:value-type="float">
            <text:p>5276980.45</text:p>
          </table:table-cell>
          <table:table-cell office:value-type="float" office:value="5.36" calcext:value-type="float">
            <text:p>5.36</text:p>
          </table:table-cell>
          <table:table-cell office:value-type="float" office:value="509.2" calcext:value-type="float">
            <text:p>509.2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9 <text:s text:c="18"/></text:p>
          </table:table-cell>
          <table:table-cell office:value-type="float" office:value="60.0639555429041" calcext:value-type="float">
            <text:p>60.06</text:p>
          </table:table-cell>
          <table:table-cell table:number-columns-repeated="2" office:value-type="float" office:value="553.169655080617" calcext:value-type="float">
            <text:p>553.17</text:p>
          </table:table-cell>
          <table:table-cell office:value-type="float" office:value="147.497419287629" calcext:value-type="float">
            <text:p>147.5</text:p>
          </table:table-cell>
          <table:table-cell table:number-columns-repeated="2" office:value-type="float" office:value="672.663389872243" calcext:value-type="float">
            <text:p>672.66</text:p>
          </table:table-cell>
          <table:table-cell office:value-type="float" office:value="21.6" calcext:value-type="float">
            <text:p>21.6</text:p>
          </table:table-cell>
          <table:table-cell office:value-type="float" office:value="145.57" calcext:value-type="float">
            <text:p>145.57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653733.670195277" calcext:value-type="float">
            <text:p>653733.67</text:p>
          </table:table-cell>
          <table:table-cell office:value-type="float" office:value="965900.433437876" calcext:value-type="float">
            <text:p>965900.43</text:p>
          </table:table-cell>
          <table:table-cell office:value-type="float" office:value="953404.418119218" calcext:value-type="float">
            <text:p>953404.42</text:p>
          </table:table-cell>
          <table:table-cell office:value-type="float" office:value="864710.948470987" calcext:value-type="float">
            <text:p>864710.95</text:p>
          </table:table-cell>
          <table:table-cell office:value-type="float" office:value="800842.119977725" calcext:value-type="float">
            <text:p>800842.12</text:p>
          </table:table-cell>
          <table:table-cell office:value-type="float" office:value="823324.949513243" calcext:value-type="float">
            <text:p>823324.95</text:p>
          </table:table-cell>
          <table:table-cell office:value-type="float" office:value="-17.09" calcext:value-type="float">
            <text:p>-17.09</text:p>
          </table:table-cell>
          <table:table-cell office:value-type="float" office:value="32.27" calcext:value-type="float">
            <text:p>32.27</text:p>
          </table:table-cell>
          <table:table-cell office:value-type="float" office:value="-13.64" calcext:value-type="float">
            <text:p>-13.64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25 <text:s text:c="18"/></text:p>
          </table:table-cell>
          <table:table-cell table:number-columns-repeated="3" office:value-type="float" office:value="6.78141433548918" calcext:value-type="float">
            <text:p>6.78</text:p>
          </table:table-cell>
          <table:table-cell table:number-columns-repeated="3" office:value-type="float" office:value="3.75789603280583" calcext:value-type="float">
            <text:p>3.76</text:p>
          </table:table-cell>
          <table:table-cell table:number-columns-repeated="3" office:value-type="float" office:value="-44.59" calcext:value-type="float">
            <text:p>-44.59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5 <text:s text:c="17"/></text:p>
          </table:table-cell>
          <table:table-cell office:value-type="float" office:value="6972168.6782972" calcext:value-type="float">
            <text:p>6972168.68</text:p>
          </table:table-cell>
          <table:table-cell office:value-type="float" office:value="4241251.04478443" calcext:value-type="float">
            <text:p>4241251.04</text:p>
          </table:table-cell>
          <table:table-cell office:value-type="float" office:value="4564361.70292032" calcext:value-type="float">
            <text:p>4564361.7</text:p>
          </table:table-cell>
          <table:table-cell office:value-type="float" office:value="3481514.85661025" calcext:value-type="float">
            <text:p>3481514.86</text:p>
          </table:table-cell>
          <table:table-cell table:number-columns-repeated="2" office:value-type="float" office:value="7170317.55054882" calcext:value-type="float">
            <text:p>7170317.55</text:p>
          </table:table-cell>
          <table:table-cell office:value-type="float" office:value="69.06" calcext:value-type="float">
            <text:p>69.06</text:p>
          </table:table-cell>
          <table:table-cell office:value-type="float" office:value="-50.07" calcext:value-type="float">
            <text:p>-50.07</text:p>
          </table:table-cell>
          <table:table-cell office:value-type="float" office:value="57.09" calcext:value-type="float">
            <text:p>57.09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75 <text:s text:c="17"/></text:p>
          </table:table-cell>
          <table:table-cell office:value-type="float" office:value="902310.803398719" calcext:value-type="float">
            <text:p>902310.8</text:p>
          </table:table-cell>
          <table:table-cell office:value-type="float" office:value="751249.923952874" calcext:value-type="float">
            <text:p>751249.92</text:p>
          </table:table-cell>
          <table:table-cell office:value-type="float" office:value="772291.68386242" calcext:value-type="float">
            <text:p>772291.68</text:p>
          </table:table-cell>
          <table:table-cell office:value-type="float" office:value="206967.972217275" calcext:value-type="float">
            <text:p>206967.97</text:p>
          </table:table-cell>
          <table:table-cell table:number-columns-repeated="2" office:value-type="float" office:value="695305.934786109" calcext:value-type="float">
            <text:p>695305.93</text:p>
          </table:table-cell>
          <table:table-cell office:value-type="float" office:value="-7.45" calcext:value-type="float">
            <text:p>-7.45</text:p>
          </table:table-cell>
          <table:table-cell office:value-type="float" office:value="-77.06" calcext:value-type="float">
            <text:p>-77.06</text:p>
          </table:table-cell>
          <table:table-cell office:value-type="float" office:value="-9.97" calcext:value-type="float">
            <text:p>-9.97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count_q_90 <text:s text:c="18"/></text:p>
          </table:table-cell>
          <table:table-cell office:value-type="float" office:value="60.0639555429041" calcext:value-type="float">
            <text:p>60.06</text:p>
          </table:table-cell>
          <table:table-cell table:number-columns-repeated="2" office:value-type="float" office:value="91.0647067908547" calcext:value-type="float">
            <text:p>91.06</text:p>
          </table:table-cell>
          <table:table-cell office:value-type="float" office:value="147.497419287629" calcext:value-type="float">
            <text:p>147.5</text:p>
          </table:table-cell>
          <table:table-cell table:number-columns-repeated="2" office:value-type="float" office:value="79.8552906971238" calcext:value-type="float">
            <text:p>79.86</text:p>
          </table:table-cell>
          <table:table-cell office:value-type="float" office:value="-12.31" calcext:value-type="float">
            <text:p>-12.31</text:p>
          </table:table-cell>
          <table:table-cell office:value-type="float" office:value="145.57" calcext:value-type="float">
            <text:p>145.57</text:p>
          </table:table-cell>
          <table:table-cell office:value-type="float" office:value="-12.31" calcext:value-type="float">
            <text:p>-12.31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402701647.431647" calcext:value-type="float">
            <text:p>4.03E+08</text:p>
          </table:table-cell>
          <table:table-cell table:number-columns-repeated="2" table:style-name="ce6" office:value-type="float" office:value="595266648.843414" calcext:value-type="float">
            <text:p>5.95E+08</text:p>
          </table:table-cell>
          <table:table-cell table:style-name="ce6" office:value-type="float" office:value="915358872.399354" calcext:value-type="float">
            <text:p>9.15E+08</text:p>
          </table:table-cell>
          <table:table-cell table:style-name="ce6" office:value-type="float" office:value="490736567.745357" calcext:value-type="float">
            <text:p>4.91E+08</text:p>
          </table:table-cell>
          <table:table-cell table:style-name="ce6" office:value-type="float" office:value="516040271.244329" calcext:value-type="float">
            <text:p>5.16E+08</text:p>
          </table:table-cell>
          <table:table-cell office:value-type="float" office:value="-17.56" calcext:value-type="float">
            <text:p>-17.56</text:p>
          </table:table-cell>
          <table:table-cell office:value-type="float" office:value="127.3" calcext:value-type="float">
            <text:p>127.3</text:p>
          </table:table-cell>
          <table:table-cell office:value-type="float" office:value="-13.31" calcext:value-type="float">
            <text:p>-13.31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office:value-type="float" office:value="0.939474008201456" calcext:value-type="float">
            <text:p>0.94</text:p>
          </table:table-cell>
          <table:table-cell office:value-type="float" office:value="1.87894801640291" calcext:value-type="float">
            <text:p>1.88</text:p>
          </table:table-cell>
          <table:table-cell office:value-type="float" office:value="-51.51" calcext:value-type="float">
            <text:p>-51.51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table:style-name="ce6" office:value-type="float" office:value="325930683.66324" calcext:value-type="float">
            <text:p>3.26E+08</text:p>
          </table:table-cell>
          <table:table-cell table:style-name="ce6" office:value-type="float" office:value="144744643.028867" calcext:value-type="float">
            <text:p>1.45E+08</text:p>
          </table:table-cell>
          <table:table-cell table:style-name="ce6" office:value-type="float" office:value="233280781.9877" calcext:value-type="float">
            <text:p>2.33E+08</text:p>
          </table:table-cell>
          <table:table-cell table:style-name="ce6" office:value-type="float" office:value="79600583.5103371" calcext:value-type="float">
            <text:p>7.96E+07</text:p>
          </table:table-cell>
          <table:table-cell table:number-columns-repeated="2" table:style-name="ce6" office:value-type="float" office:value="207855982.043924" calcext:value-type="float">
            <text:p>2.08E+08</text:p>
          </table:table-cell>
          <table:table-cell office:value-type="float" office:value="43.6" calcext:value-type="float">
            <text:p>43.6</text:p>
          </table:table-cell>
          <table:table-cell office:value-type="float" office:value="-75.58" calcext:value-type="float">
            <text:p>-75.58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3.75789603280583" calcext:value-type="float">
            <text:p>3.76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287.9" calcext:value-type="float">
            <text:p>287.9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387509.383983046" calcext:value-type="float">
            <text:p>387509.38</text:p>
          </table:table-cell>
          <table:table-cell office:value-type="float" office:value="853248.872157304" calcext:value-type="float">
            <text:p>853248.87</text:p>
          </table:table-cell>
          <table:table-cell office:value-type="float" office:value="775018.770635257" calcext:value-type="float">
            <text:p>775018.77</text:p>
          </table:table-cell>
          <table:table-cell office:value-type="float" office:value="6044087.61807351" calcext:value-type="float">
            <text:p>6044087.62</text:p>
          </table:table-cell>
          <table:table-cell office:value-type="float" office:value="1888226.38699823" calcext:value-type="float">
            <text:p>1888226.39</text:p>
          </table:table-cell>
          <table:table-cell office:value-type="float" office:value="2715168.19425898" calcext:value-type="float">
            <text:p>2715168.19</text:p>
          </table:table-cell>
          <table:table-cell office:value-type="float" office:value="121.3" calcext:value-type="float">
            <text:p>121.3</text:p>
          </table:table-cell>
          <table:table-cell office:value-type="float" office:value="1459.73" calcext:value-type="float">
            <text:p>1459.73</text:p>
          </table:table-cell>
          <table:table-cell office:value-type="float" office:value="250.34" calcext:value-type="float">
            <text:p>250.34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office:value-type="float" office:value="-3.02" calcext:value-type="float">
            <text:p>-3.02</text:p>
          </table:table-cell>
          <table:table-cell office:value-type="float" office:value="93.95" calcext:value-type="float">
            <text:p>93.95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68" calcext:value-type="float">
            <text:p>168</text:p>
          </table:table-cell>
          <table:table-cell office:value-type="float" office:value="1372" calcext:value-type="float">
            <text:p>137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974242.590282678" calcext:value-type="float">
            <text:p>974242.59</text:p>
          </table:table-cell>
          <table:table-cell table:number-columns-repeated="2" table:style-name="ce6" office:value-type="float" office:value="183269252.788056" calcext:value-type="float">
            <text:p>1.83E+08</text:p>
          </table:table-cell>
          <table:table-cell office:value-type="float" office:value="6599355.97996041" calcext:value-type="float">
            <text:p>6599355.98</text:p>
          </table:table-cell>
          <table:table-cell table:number-columns-repeated="2" table:style-name="ce6" office:value-type="float" office:value="110838532.979656" calcext:value-type="float">
            <text:p>1.11E+08</text:p>
          </table:table-cell>
          <table:table-cell office:value-type="float" office:value="-39.52" calcext:value-type="float">
            <text:p>-39.52</text:p>
          </table:table-cell>
          <table:table-cell office:value-type="float" office:value="577.38" calcext:value-type="float">
            <text:p>577.38</text:p>
          </table:table-cell>
          <table:table-cell office:value-type="float" office:value="-39.52" calcext:value-type="float">
            <text:p>-39.5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table:number-columns-repeated="3" office:value-type="float" office:value="1.93754695299691" calcext:value-type="float">
            <text:p>1.94</text:p>
          </table:table-cell>
          <table:table-cell office:value-type="float" office:value="2.81842202460437" calcext:value-type="float">
            <text:p>2.82</text:p>
          </table:table-cell>
          <table:table-cell table:number-columns-repeated="2" office:value-type="float" office:value="1.87894801640291" calcext:value-type="float">
            <text:p>1.88</text:p>
          </table:table-cell>
          <table:table-cell office:value-type="float" office:value="-3.02" calcext:value-type="float">
            <text:p>-3.02</text:p>
          </table:table-cell>
          <table:table-cell office:value-type="float" office:value="45.46" calcext:value-type="float">
            <text:p>45.46</text:p>
          </table:table-cell>
          <table:table-cell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10" calcext:value-type="float">
            <text:p>10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xns_metric_q_99 <text:s text:c="17"/></text:p>
          </table:table-cell>
          <table:table-cell office:value-type="float" office:value="6972168.6782972" calcext:value-type="float">
            <text:p>6972168.68</text:p>
          </table:table-cell>
          <table:table-cell table:number-columns-repeated="2" table:style-name="ce6" office:value-type="float" office:value="33362374.8667521" calcext:value-type="float">
            <text:p>3.34E+07</text:p>
          </table:table-cell>
          <table:table-cell office:value-type="float" office:value="3481514.85661025" calcext:value-type="float">
            <text:p>3481514.86</text:p>
          </table:table-cell>
          <table:table-cell table:number-columns-repeated="2" table:style-name="ce6" office:value-type="float" office:value="19718515.7599275" calcext:value-type="float">
            <text:p>1.97E+07</text:p>
          </table:table-cell>
          <table:table-cell office:value-type="float" office:value="-40.9" calcext:value-type="float">
            <text:p>-40.9</text:p>
          </table:table-cell>
          <table:table-cell office:value-type="float" office:value="-50.07" calcext:value-type="float">
            <text:p>-50.07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q_events_q_50 <text:s text:c="17"/></text:p>
          </table:table-cell>
          <table:table-cell office:value-type="float" office:value="1.93754695299691" calcext:value-type="float">
            <text:p>1.94</text:p>
          </table:table-cell>
          <table:table-cell table:number-columns-repeated="2" office:value-type="float" office:value="0.968773476498454" calcext:value-type="float">
            <text:p>0.97</text:p>
          </table:table-cell>
          <table:table-cell office:value-type="float" office:value="1.87894801640291" calcext:value-type="float">
            <text:p>1.88</text:p>
          </table:table-cell>
          <table:table-cell table:number-columns-repeated="2" office:value-type="float" office:value="0.939474008201456" calcext:value-type="float">
            <text:p>0.94</text:p>
          </table:table-cell>
          <table:table-cell table:number-columns-repeated="3" office:value-type="float" office:value="-3.02" calcext:value-type="float">
            <text:p>-3.02</text:p>
          </table:table-cell>
          <table:table-cell office:value-type="string" calcext:value-type="string">
            <text:p>uniq_users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2019-07-15to2019-08-16</text:p>
          </table:table-cell>
          <table:table-cell office:value-type="string" calcext:value-type="string">
            <text:p>2019-09-12to2019-10-15</text:p>
          </table:table-cell>
          <table:table-cell office:value-type="float" office:value="35" calcext:value-type="float">
            <text:p>35</text:p>
          </table:table-cell>
          <table:table-cell table:number-columns-repeated="1007"/>
        </table:table-row>
      </table:table>
      <table:table table:name="GroupA_Coun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Group 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GroupB</text:p>
          </table:table-cell>
          <table:table-cell office:value-type="float" office:value="4733" calcext:value-type="float">
            <text:p>4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6:42:59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34S</meta:editing-duration>
    <meta:editing-cycles>7</meta:editing-cycles>
    <meta:generator>LibreOffice/5.4.2.2$Windows_x86 LibreOffice_project/22b09f6418e8c2d508a9eaf86b2399209b0990f4</meta:generator>
    <dc:date>2019-11-05T16:43:22.079000000</dc:date>
    <meta:document-statistic meta:table-count="6" meta:cell-count="4578" meta:object-count="0"/>
    <meta:user-defined meta:name="Info 1"/>
    <meta:user-defined meta:name="Info 2"/>
    <meta:user-defined meta:name="Info 3"/>
    <meta:user-defined meta:name="Info 4"/>
  </office:meta>
</office:document-meta>
</file>